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1">
      <style:table-cell-properties style:vertical-align="middle" fo:background-color="#00B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F4D0EF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#0EAEA6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0EAEA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0EAEA6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0EAEA6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#F2F2F2"/>
    </style:style>
    <style:style style:name="ce17" style:family="table-cell" style:parent-style-name="Default" style:data-style-name="N0">
      <style:table-cell-properties fo:background-color="#00B050"/>
    </style:style>
    <style:style style:name="ce18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C2DFFE"/>
    </style:style>
    <style:style style:name="ce20" style:family="table-cell" style:parent-style-name="Default" style:data-style-name="N1">
      <style:table-cell-properties style:vertical-align="middle" fo:background-color="#C2DFF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C2DFF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C2DFF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ackground-color="#C2DFFE"/>
    </style:style>
    <style:style style:name="ce24" style:family="table-cell" style:parent-style-name="Default" style:data-style-name="N0">
      <style:table-cell-properties style:vertical-align="automatic" fo:background-color="#C2DFFE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fo:background-color="#F4D0EF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#65B6FF"/>
    </style:style>
    <style:style style:name="ce27" style:family="table-cell" style:parent-style-name="Default" style:data-style-name="N1">
      <style:table-cell-properties style:vertical-align="middle" fo:background-color="#65B6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#65B6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65B6FF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ackground-color="#FDF818"/>
    </style:style>
    <style:style style:name="ce31" style:family="table-cell" style:parent-style-name="Default" style:data-style-name="N1">
      <style:table-cell-properties style:vertical-align="middle" fo:background-color="#FDF818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DF818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background-color="#FDF818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ackground-color="#FF3300"/>
    </style:style>
    <style:style style:name="ce35" style:family="table-cell" style:parent-style-name="Default" style:data-style-name="N1">
      <style:table-cell-properties style:vertical-align="middle" fo:background-color="#FF3300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#FF3300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#FF3300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middle" fo:background-color="#0D0D0D" style:repeat-content="false"/>
      <style:paragraph-properties fo:text-align="center"/>
      <style:text-properties fo:color="#161616"/>
    </style:style>
    <style:style style:name="ce39" style:family="table-cell" style:parent-style-name="Default" style:data-style-name="N0">
      <style:table-cell-properties style:vertical-align="middle" fo:wrap-option="wrap" fo:background-color="#0D0D0D" style:repeat-content="false"/>
      <style:paragraph-properties fo:text-align="center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4.365625cm" style:use-optimal-column-width="true"/>
    </style:style>
    <style:style style:name="co6" style:family="table-column">
      <style:table-column-properties fo:break-before="auto" style:column-width="4.65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6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12">
            <text:p>№</text:p>
          </table:table-cell>
          <table:table-cell office:value-type="string" table:style-name="ce13">
            <text:p>Folder name</text:p>
          </table:table-cell>
          <table:table-cell office:value-type="string" table:style-name="ce14">
            <text:p>Yes or No</text:p>
          </table:table-cell>
          <table:table-cell office:value-type="string" table:style-name="ce14">
            <text:p>Problems</text:p>
          </table:table-cell>
          <table:table-cell table:style-name="ce15"/>
          <table:table-cell table:number-columns-repeated="16379" table:style-name="ce12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float" office:value="3022313526" table:style-name="ce6">
            <text:p>3022313526</text:p>
          </table:table-cell>
          <table:table-cell table:style-name="ce10"/>
          <table:table-cell table:style-name="ce3"/>
          <table:table-cell table:style-name="ce5"/>
          <table:table-cell table:number-columns-repeated="16379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float" office:value="3024323104" table:style-name="ce6">
            <text:p>3024323104</text:p>
          </table:table-cell>
          <table:table-cell table:number-columns-repeated="2" table:style-name="ce3"/>
          <table:table-cell table:style-name="ce5"/>
          <table:table-cell table:number-columns-repeated="16379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float" office:value="3024565979" table:style-name="ce6">
            <text:p>3024565979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3416166226" table:style-name="ce6">
            <text:p>3416166226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5" table:style-name="ce16">
            <text:p>5</text:p>
          </table:table-cell>
          <table:table-cell office:value-type="float" office:value="3422114000" table:style-name="ce7">
            <text:p>3422114000</text:p>
          </table:table-cell>
          <table:table-cell table:style-name="ce38"/>
          <table:table-cell office:value-type="string" table:style-name="ce3">
            <text:p>разные люди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6" table:style-name="ce16">
            <text:p>6</text:p>
          </table:table-cell>
          <table:table-cell office:value-type="float" office:value="3422151948" table:style-name="ce6">
            <text:p>3422151948</text:p>
          </table:table-cell>
          <table:table-cell table:style-name="ce10"/>
          <table:table-cell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7" table:style-name="ce16">
            <text:p>7</text:p>
          </table:table-cell>
          <table:table-cell office:value-type="float" office:value="3426044821" table:style-name="ce6">
            <text:p>3426044821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3452293982" table:style-name="ce6">
            <text:p>3452293982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float" office:value="3478733363" table:style-name="ce6">
            <text:p>3478733363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float" office:value="3517298809" table:style-name="ce6">
            <text:p>3517298809</text:p>
          </table:table-cell>
          <table:table-cell table:style-name="ce10"/>
          <table:table-cell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11" table:style-name="ce16">
            <text:p>11</text:p>
          </table:table-cell>
          <table:table-cell office:value-type="float" office:value="3517421391" table:style-name="ce6">
            <text:p>3517421391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float" office:value="3532451799" table:style-name="ce6">
            <text:p>3532451799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13" table:style-name="ce16">
            <text:p>13</text:p>
          </table:table-cell>
          <table:table-cell office:value-type="float" office:value="3833141450" table:style-name="ce6">
            <text:p>3833141450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float" office:value="3833144847" table:style-name="ce6">
            <text:p>3833144847</text:p>
          </table:table-cell>
          <table:table-cell table:style-name="ce10"/>
          <table:table-cell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3855727812" table:style-name="ce6">
            <text:p>3855727812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3954443528" table:style-name="ce6">
            <text:p>3954443528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17" table:style-name="ce16">
            <text:p>17</text:p>
          </table:table-cell>
          <table:table-cell office:value-type="float" office:value="4116327335" table:style-name="ce6">
            <text:p>4116327335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4116424739" table:style-name="ce6">
            <text:p>4116424739</text:p>
          </table:table-cell>
          <table:table-cell table:style-name="ce10"/>
          <table:table-cell table:style-name="ce4"/>
          <table:table-cell table:number-columns-repeated="16380"/>
        </table:table-row>
        <table:table-row table:style-name="ro2">
          <table:table-cell office:value-type="float" office:value="19" table:style-name="ce16">
            <text:p>19</text:p>
          </table:table-cell>
          <table:table-cell office:value-type="float" office:value="4162534952" table:style-name="ce6">
            <text:p>4162534952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4235234070" table:style-name="ce6">
            <text:p>4235234070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21" table:style-name="ce16">
            <text:p>21</text:p>
          </table:table-cell>
          <table:table-cell office:value-type="float" office:value="4242240225" table:style-name="ce6">
            <text:p>4242240225</text:p>
          </table:table-cell>
          <table:table-cell table:number-columns-repeated="2" table:style-name="ce4"/>
          <table:table-cell table:number-columns-repeated="16380"/>
        </table:table-row>
        <table:table-row table:style-name="ro3">
          <table:table-cell office:value-type="float" office:value="22" table:style-name="ce16">
            <text:p>22</text:p>
          </table:table-cell>
          <table:table-cell office:value-type="float" office:value="4732205489" table:style-name="ce7">
            <text:p>4732205489</text:p>
          </table:table-cell>
          <table:table-cell table:number-columns-spanned="1" table:number-rows-spanned="2" table:style-name="ce39"/>
          <table:table-cell office:value-type="string" table:number-columns-spanned="1" table:number-rows-spanned="2" table:style-name="ce8">
            <text:p>эхо оператора как полноценного говорящего</text:p>
          </table:table-cell>
          <table:table-cell table:number-columns-repeated="16380"/>
        </table:table-row>
        <table:table-row table:style-name="ro4">
          <table:table-cell office:value-type="float" office:value="23" table:style-name="ce16">
            <text:p>23</text:p>
          </table:table-cell>
          <table:table-cell office:value-type="float" office:value="4755342644" table:style-name="ce7">
            <text:p>4755342644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float" office:value="24" table:style-name="ce16">
            <text:p>24</text:p>
          </table:table-cell>
          <table:table-cell office:value-type="float" office:value="4812311099" table:style-name="ce6">
            <text:p>4812311099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25" table:style-name="ce16">
            <text:p>25</text:p>
          </table:table-cell>
          <table:table-cell office:value-type="float" office:value="4832318211" table:style-name="ce6">
            <text:p>4832318211</text:p>
          </table:table-cell>
          <table:table-cell table:style-name="ce10"/>
          <table:table-cell table:style-name="ce4"/>
          <table:table-cell table:number-columns-repeated="16380"/>
        </table:table-row>
        <table:table-row table:style-name="ro2">
          <table:table-cell office:value-type="float" office:value="26" table:style-name="ce16">
            <text:p>26</text:p>
          </table:table-cell>
          <table:table-cell office:value-type="float" office:value="4843432282" table:style-name="ce6">
            <text:p>4843432282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27" table:style-name="ce16">
            <text:p>27</text:p>
          </table:table-cell>
          <table:table-cell office:value-type="float" office:value="4862410491" table:style-name="ce6">
            <text:p>4862410491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28" table:style-name="ce16">
            <text:p>28</text:p>
          </table:table-cell>
          <table:table-cell office:value-type="float" office:value="4951392611" table:style-name="ce6">
            <text:p>4951392611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4952876100" table:style-name="ce6">
            <text:p>4952876100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30" table:style-name="ce16">
            <text:p>30</text:p>
          </table:table-cell>
          <table:table-cell office:value-type="float" office:value="4953693018" table:style-name="ce6">
            <text:p>4953693018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31" table:style-name="ce16">
            <text:p>31</text:p>
          </table:table-cell>
          <table:table-cell office:value-type="float" office:value="4954221009" table:style-name="ce6">
            <text:p>4954221009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4956462949" table:style-name="ce6">
            <text:p>4956462949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3" table:style-name="ce16">
            <text:p>33</text:p>
          </table:table-cell>
          <table:table-cell office:value-type="float" office:value="4956512068" table:style-name="ce6">
            <text:p>4956512068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4" table:style-name="ce16">
            <text:p>34</text:p>
          </table:table-cell>
          <table:table-cell office:value-type="float" office:value="4957293515" table:style-name="ce6">
            <text:p>4957293515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5" table:style-name="ce16">
            <text:p>35</text:p>
          </table:table-cell>
          <table:table-cell office:value-type="float" office:value="4957756548" table:style-name="ce6">
            <text:p>4957756548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6" table:style-name="ce16">
            <text:p>36</text:p>
          </table:table-cell>
          <table:table-cell office:value-type="float" office:value="4991401712" table:style-name="ce6">
            <text:p>4991401712</text:p>
          </table:table-cell>
          <table:table-cell table:style-name="ce10"/>
          <table:table-cell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7" table:style-name="ce16">
            <text:p>37</text:p>
          </table:table-cell>
          <table:table-cell office:value-type="float" office:value="4997034883" table:style-name="ce6">
            <text:p>4997034883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8" table:style-name="ce16">
            <text:p>38</text:p>
          </table:table-cell>
          <table:table-cell office:value-type="float" office:value="4999465612" table:style-name="ce6">
            <text:p>4999465612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9" table:style-name="ce16">
            <text:p>39</text:p>
          </table:table-cell>
          <table:table-cell office:value-type="float" office:value="8126950196" table:style-name="ce6">
            <text:p>8126950196</text:p>
          </table:table-cell>
          <table:table-cell table:style-name="ce10"/>
          <table:table-cell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40" table:style-name="ce16">
            <text:p>40</text:p>
          </table:table-cell>
          <table:table-cell office:value-type="float" office:value="8127790379" table:style-name="ce6">
            <text:p>8127790379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41" table:style-name="ce16">
            <text:p>41</text:p>
          </table:table-cell>
          <table:table-cell office:value-type="float" office:value="8214951794" table:style-name="ce6">
            <text:p>8214951794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42" table:style-name="ce16">
            <text:p>42</text:p>
          </table:table-cell>
          <table:table-cell office:value-type="float" office:value="8317023819" table:style-name="ce6">
            <text:p>8317023819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43" table:style-name="ce16">
            <text:p>43</text:p>
          </table:table-cell>
          <table:table-cell office:value-type="float" office:value="8344526947" table:style-name="ce6">
            <text:p>8344526947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float" office:value="44" table:style-name="ce16">
            <text:p>44</text:p>
          </table:table-cell>
          <table:table-cell office:value-type="float" office:value="8352771239" table:style-name="ce6">
            <text:p>8352771239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float" office:value="45" table:style-name="ce16">
            <text:p>45</text:p>
          </table:table-cell>
          <table:table-cell office:value-type="float" office:value="8412352339" table:style-name="ce6">
            <text:p>8412352339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float" office:value="46" table:style-name="ce16">
            <text:p>46</text:p>
          </table:table-cell>
          <table:table-cell office:value-type="float" office:value="8432365633" table:style-name="ce6">
            <text:p>8432365633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float" office:value="47" table:style-name="ce16">
            <text:p>47</text:p>
          </table:table-cell>
          <table:table-cell office:value-type="float" office:value="8452297822" table:style-name="ce6">
            <text:p>8452297822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float" office:value="48" table:style-name="ce16">
            <text:p>48</text:p>
          </table:table-cell>
          <table:table-cell office:value-type="float" office:value="8462645134" table:style-name="ce6">
            <text:p>8462645134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float" office:value="49" table:style-name="ce16">
            <text:p>49</text:p>
          </table:table-cell>
          <table:table-cell office:value-type="float" office:value="8465656706" table:style-name="ce6">
            <text:p>8465656706</text:p>
          </table:table-cell>
          <table:table-cell table:style-name="ce10"/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" table:style-name="ce16">
            <text:p>50</text:p>
          </table:table-cell>
          <table:table-cell office:value-type="float" office:value="8514422464" table:style-name="ce6">
            <text:p>8514422464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float" office:value="51" table:style-name="ce16">
            <text:p>51</text:p>
          </table:table-cell>
          <table:table-cell office:value-type="float" office:value="8634621675" table:style-name="ce6">
            <text:p>8634621675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5">
          <table:table-cell office:value-type="float" office:value="52" table:style-name="ce11">
            <text:p>52</text:p>
          </table:table-cell>
          <table:table-cell office:value-type="float" office:value="8636575067" table:style-name="ce7">
            <text:p>8636575067</text:p>
          </table:table-cell>
          <table:table-cell table:style-name="ce10"/>
          <table:table-cell table:number-columns-repeated="2" table:style-name="ce2"/>
          <table:table-cell table:number-columns-repeated="16379" table:style-name="ce11"/>
        </table:table-row>
        <table:table-row table:style-name="ro2">
          <table:table-cell office:value-type="float" office:value="53" table:style-name="ce19">
            <text:p>53</text:p>
          </table:table-cell>
          <table:table-cell office:value-type="float" office:value="9002034974" table:style-name="ce20">
            <text:p>9002034974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54" table:style-name="ce19">
            <text:p>54</text:p>
          </table:table-cell>
          <table:table-cell office:value-type="float" office:value="9003124541" table:style-name="ce20">
            <text:p>9003124541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55" table:style-name="ce19">
            <text:p>55</text:p>
          </table:table-cell>
          <table:table-cell office:value-type="float" office:value="9003875992" table:style-name="ce20">
            <text:p>9003875992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56" table:style-name="ce19">
            <text:p>56</text:p>
          </table:table-cell>
          <table:table-cell office:value-type="float" office:value="9003915822" table:style-name="ce20">
            <text:p>9003915822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57" table:style-name="ce19">
            <text:p>57</text:p>
          </table:table-cell>
          <table:table-cell office:value-type="float" office:value="9004357796" table:style-name="ce20">
            <text:p>9004357796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58" table:style-name="ce19">
            <text:p>58</text:p>
          </table:table-cell>
          <table:table-cell office:value-type="float" office:value="9004628841" table:style-name="ce20">
            <text:p>9004628841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59" table:style-name="ce19">
            <text:p>59</text:p>
          </table:table-cell>
          <table:table-cell office:value-type="float" office:value="9006488590" table:style-name="ce20">
            <text:p>9006488590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0" table:style-name="ce19">
            <text:p>60</text:p>
          </table:table-cell>
          <table:table-cell office:value-type="float" office:value="9006689182" table:style-name="ce20">
            <text:p>9006689182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1" table:style-name="ce19">
            <text:p>61</text:p>
          </table:table-cell>
          <table:table-cell office:value-type="float" office:value="9006760297" table:style-name="ce20">
            <text:p>9006760297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2" table:style-name="ce19">
            <text:p>62</text:p>
          </table:table-cell>
          <table:table-cell office:value-type="float" office:value="9009141939" table:style-name="ce20">
            <text:p>9009141939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3" table:style-name="ce19">
            <text:p>63</text:p>
          </table:table-cell>
          <table:table-cell office:value-type="float" office:value="9009529597" table:style-name="ce20">
            <text:p>9009529597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4" table:style-name="ce19">
            <text:p>64</text:p>
          </table:table-cell>
          <table:table-cell office:value-type="float" office:value="9009913001" table:style-name="ce20">
            <text:p>9009913001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5" table:style-name="ce19">
            <text:p>65</text:p>
          </table:table-cell>
          <table:table-cell office:value-type="float" office:value="9014404791" table:style-name="ce20">
            <text:p>9014404791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6" table:style-name="ce19">
            <text:p>66</text:p>
          </table:table-cell>
          <table:table-cell office:value-type="float" office:value="9016404061" table:style-name="ce20">
            <text:p>9016404061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7" table:style-name="ce19">
            <text:p>67</text:p>
          </table:table-cell>
          <table:table-cell office:value-type="float" office:value="9017688769" table:style-name="ce20">
            <text:p>9017688769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8" table:style-name="ce19">
            <text:p>68</text:p>
          </table:table-cell>
          <table:table-cell office:value-type="float" office:value="9020050705" table:style-name="ce20">
            <text:p>9020050705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69" table:style-name="ce19">
            <text:p>69</text:p>
          </table:table-cell>
          <table:table-cell office:value-type="float" office:value="9020519215" table:style-name="ce20">
            <text:p>9020519215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0" table:style-name="ce19">
            <text:p>70</text:p>
          </table:table-cell>
          <table:table-cell office:value-type="float" office:value="9021312335" table:style-name="ce20">
            <text:p>9021312335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1" table:style-name="ce19">
            <text:p>71</text:p>
          </table:table-cell>
          <table:table-cell office:value-type="float" office:value="9021616913" table:style-name="ce20">
            <text:p>9021616913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2" table:style-name="ce19">
            <text:p>72</text:p>
          </table:table-cell>
          <table:table-cell office:value-type="float" office:value="9021623908" table:style-name="ce20">
            <text:p>9021623908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3" table:style-name="ce19">
            <text:p>73</text:p>
          </table:table-cell>
          <table:table-cell office:value-type="float" office:value="9021669576" table:style-name="ce20">
            <text:p>9021669576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4" table:style-name="ce19">
            <text:p>74</text:p>
          </table:table-cell>
          <table:table-cell office:value-type="float" office:value="9021718619" table:style-name="ce20">
            <text:p>9021718619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5" table:style-name="ce19">
            <text:p>75</text:p>
          </table:table-cell>
          <table:table-cell office:value-type="float" office:value="9021729157" table:style-name="ce20">
            <text:p>9021729157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6" table:style-name="ce19">
            <text:p>76</text:p>
          </table:table-cell>
          <table:table-cell office:value-type="float" office:value="9021785083" table:style-name="ce20">
            <text:p>9021785083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7" table:style-name="ce19">
            <text:p>77</text:p>
          </table:table-cell>
          <table:table-cell office:value-type="float" office:value="9022038059" table:style-name="ce20">
            <text:p>9022038059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8" table:style-name="ce19">
            <text:p>78</text:p>
          </table:table-cell>
          <table:table-cell office:value-type="float" office:value="9022566275" table:style-name="ce20">
            <text:p>9022566275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79" table:style-name="ce19">
            <text:p>79</text:p>
          </table:table-cell>
          <table:table-cell office:value-type="float" office:value="9024179433" table:style-name="ce20">
            <text:p>9024179433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0" table:style-name="ce19">
            <text:p>80</text:p>
          </table:table-cell>
          <table:table-cell office:value-type="float" office:value="9024523060" table:style-name="ce20">
            <text:p>9024523060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1" table:style-name="ce19">
            <text:p>81</text:p>
          </table:table-cell>
          <table:table-cell office:value-type="float" office:value="9024541165" table:style-name="ce20">
            <text:p>9024541165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2" table:style-name="ce19">
            <text:p>82</text:p>
          </table:table-cell>
          <table:table-cell office:value-type="float" office:value="9025040019" table:style-name="ce20">
            <text:p>9025040019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3" table:style-name="ce19">
            <text:p>83</text:p>
          </table:table-cell>
          <table:table-cell office:value-type="float" office:value="9025124111" table:style-name="ce20">
            <text:p>9025124111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4" table:style-name="ce19">
            <text:p>84</text:p>
          </table:table-cell>
          <table:table-cell office:value-type="float" office:value="9025241389" table:style-name="ce20">
            <text:p>9025241389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5" table:style-name="ce19">
            <text:p>85</text:p>
          </table:table-cell>
          <table:table-cell office:value-type="float" office:value="9025242018" table:style-name="ce20">
            <text:p>9025242018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6" table:style-name="ce19">
            <text:p>86</text:p>
          </table:table-cell>
          <table:table-cell office:value-type="float" office:value="9025246547" table:style-name="ce20">
            <text:p>9025246547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7" table:style-name="ce19">
            <text:p>87</text:p>
          </table:table-cell>
          <table:table-cell office:value-type="float" office:value="9025346235" table:style-name="ce20">
            <text:p>9025346235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8" table:style-name="ce19">
            <text:p>88</text:p>
          </table:table-cell>
          <table:table-cell office:value-type="float" office:value="9025569120" table:style-name="ce20">
            <text:p>9025569120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89" table:style-name="ce19">
            <text:p>89</text:p>
          </table:table-cell>
          <table:table-cell office:value-type="float" office:value="9025761001" table:style-name="ce20">
            <text:p>9025761001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90" table:style-name="ce19">
            <text:p>90</text:p>
          </table:table-cell>
          <table:table-cell office:value-type="float" office:value="9026349428" table:style-name="ce20">
            <text:p>9026349428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91" table:style-name="ce19">
            <text:p>91</text:p>
          </table:table-cell>
          <table:table-cell office:value-type="float" office:value="9026680900" table:style-name="ce20">
            <text:p>9026680900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92" table:style-name="ce19">
            <text:p>92</text:p>
          </table:table-cell>
          <table:table-cell office:value-type="float" office:value="9026814406" table:style-name="ce20">
            <text:p>9026814406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93" table:style-name="ce19">
            <text:p>93</text:p>
          </table:table-cell>
          <table:table-cell office:value-type="float" office:value="9027577628" table:style-name="ce20">
            <text:p>9027577628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94" table:style-name="ce19">
            <text:p>94</text:p>
          </table:table-cell>
          <table:table-cell office:value-type="float" office:value="9027588142" table:style-name="ce20">
            <text:p>9027588142</text:p>
          </table:table-cell>
          <table:table-cell table:style-name="ce10"/>
          <table:table-cell table:number-columns-repeated="16381" table:style-name="ce21"/>
        </table:table-row>
        <table:table-row table:style-name="ro2">
          <table:table-cell office:value-type="float" office:value="95" table:style-name="ce19">
            <text:p>95</text:p>
          </table:table-cell>
          <table:table-cell office:value-type="float" office:value="9027681887" table:style-name="ce20">
            <text:p>9027681887</text:p>
          </table:table-cell>
          <table:table-cell table:style-name="ce10"/>
          <table:table-cell table:number-columns-repeated="16381" table:style-name="ce21"/>
        </table:table-row>
        <table:table-row table:style-name="ro1">
          <table:table-cell office:value-type="float" office:value="96" table:style-name="ce19">
            <text:p>96</text:p>
          </table:table-cell>
          <table:table-cell office:value-type="float" office:value="9027698867" table:style-name="ce20">
            <text:p>9027698867</text:p>
          </table:table-cell>
          <table:table-cell table:style-name="ce10"/>
          <table:table-cell table:number-columns-repeated="16381" table:style-name="ce22"/>
        </table:table-row>
        <table:table-row table:style-name="ro2">
          <table:table-cell office:value-type="float" office:value="97" table:style-name="ce19">
            <text:p>97</text:p>
          </table:table-cell>
          <table:table-cell office:value-type="float" office:value="9027859190" table:style-name="ce20">
            <text:p>9027859190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98" table:style-name="ce19">
            <text:p>98</text:p>
          </table:table-cell>
          <table:table-cell office:value-type="float" office:value="9027919643" table:style-name="ce20">
            <text:p>9027919643</text:p>
          </table:table-cell>
          <table:table-cell table:style-name="ce10"/>
          <table:table-cell table:number-columns-repeated="2" table:style-name="ce21"/>
          <table:table-cell table:style-name="ce23"/>
          <table:table-cell table:number-columns-repeated="16378" table:style-name="ce19"/>
        </table:table-row>
        <table:table-row table:style-name="ro2">
          <table:table-cell office:value-type="float" office:value="99" table:style-name="ce19">
            <text:p>99</text:p>
          </table:table-cell>
          <table:table-cell office:value-type="float" office:value="9028020094" table:style-name="ce20">
            <text:p>9028020094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100" table:style-name="ce19">
            <text:p>100</text:p>
          </table:table-cell>
          <table:table-cell office:value-type="float" office:value="9028360037" table:style-name="ce20">
            <text:p>9028360037</text:p>
          </table:table-cell>
          <table:table-cell table:style-name="ce10"/>
          <table:table-cell table:number-columns-repeated="2" table:style-name="ce21"/>
          <table:table-cell table:number-columns-repeated="16379" table:style-name="ce19"/>
        </table:table-row>
        <table:table-row table:style-name="ro2">
          <table:table-cell office:value-type="float" office:value="101" table:style-name="ce19">
            <text:p>101</text:p>
          </table:table-cell>
          <table:table-cell office:value-type="float" office:value="9029126077" table:style-name="ce20">
            <text:p>902912607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>
          <table:table-cell office:value-type="float" office:value="102" table:style-name="ce19">
            <text:p>102</text:p>
          </table:table-cell>
          <table:table-cell office:value-type="float" office:value="9029173694" table:style-name="ce20">
            <text:p>902917369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>
          <table:table-cell office:value-type="float" office:value="103" table:style-name="ce19">
            <text:p>103</text:p>
          </table:table-cell>
          <table:table-cell office:value-type="float" office:value="9029422111" table:style-name="ce20">
            <text:p>902942211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>
          <table:table-cell office:value-type="float" office:value="104" table:style-name="ce19">
            <text:p>104</text:p>
          </table:table-cell>
          <table:table-cell office:value-type="float" office:value="9029450085" table:style-name="ce20">
            <text:p>902945008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>
          <table:table-cell office:value-type="float" office:value="105" table:style-name="ce19">
            <text:p>105</text:p>
          </table:table-cell>
          <table:table-cell office:value-type="float" office:value="9029493994" table:style-name="ce20">
            <text:p>902949399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>
          <table:table-cell office:value-type="float" office:value="106" table:style-name="ce19">
            <text:p>106</text:p>
          </table:table-cell>
          <table:table-cell office:value-type="float" office:value="9029771842" table:style-name="ce20">
            <text:p>902977184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>
          <table:table-cell office:value-type="float" office:value="107" table:style-name="ce30">
            <text:p>107</text:p>
          </table:table-cell>
          <table:table-cell office:value-type="float" office:value="9030168787" table:style-name="ce31">
            <text:p>9030168787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08" table:style-name="ce30">
            <text:p>108</text:p>
          </table:table-cell>
          <table:table-cell office:value-type="float" office:value="9033120180" table:style-name="ce31">
            <text:p>9033120180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09" table:style-name="ce30">
            <text:p>109</text:p>
          </table:table-cell>
          <table:table-cell office:value-type="float" office:value="9033555981" table:style-name="ce31">
            <text:p>9033555981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0" table:style-name="ce30">
            <text:p>110</text:p>
          </table:table-cell>
          <table:table-cell office:value-type="float" office:value="9033625249" table:style-name="ce31">
            <text:p>9033625249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1" table:style-name="ce30">
            <text:p>111</text:p>
          </table:table-cell>
          <table:table-cell office:value-type="float" office:value="9033943269" table:style-name="ce31">
            <text:p>9033943269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2" table:style-name="ce30">
            <text:p>112</text:p>
          </table:table-cell>
          <table:table-cell office:value-type="float" office:value="9036968869" table:style-name="ce31">
            <text:p>9036968869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3" table:style-name="ce30">
            <text:p>113</text:p>
          </table:table-cell>
          <table:table-cell office:value-type="float" office:value="9037221895" table:style-name="ce31">
            <text:p>9037221895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4" table:style-name="ce30">
            <text:p>114</text:p>
          </table:table-cell>
          <table:table-cell office:value-type="float" office:value="9038266294" table:style-name="ce31">
            <text:p>9038266294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5" table:style-name="ce30">
            <text:p>115</text:p>
          </table:table-cell>
          <table:table-cell office:value-type="float" office:value="9038692226" table:style-name="ce31">
            <text:p>9038692226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6" table:style-name="ce30">
            <text:p>116</text:p>
          </table:table-cell>
          <table:table-cell office:value-type="float" office:value="9039122157" table:style-name="ce31">
            <text:p>9039122157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7" table:style-name="ce30">
            <text:p>117</text:p>
          </table:table-cell>
          <table:table-cell office:value-type="float" office:value="9039220304" table:style-name="ce31">
            <text:p>9039220304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18" table:style-name="ce30">
            <text:p>118</text:p>
          </table:table-cell>
          <table:table-cell office:value-type="float" office:value="9039244217" table:style-name="ce31">
            <text:p>9039244217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119" table:style-name="ce19">
            <text:p>119</text:p>
          </table:table-cell>
          <table:table-cell office:value-type="float" office:value="9040415371" table:style-name="ce20">
            <text:p>904041537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0" table:style-name="ce19">
            <text:p>120</text:p>
          </table:table-cell>
          <table:table-cell office:value-type="float" office:value="9040883609" table:style-name="ce20">
            <text:p>904088360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1" table:style-name="ce19">
            <text:p>121</text:p>
          </table:table-cell>
          <table:table-cell office:value-type="float" office:value="9041185511" table:style-name="ce20">
            <text:p>904118551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2" table:style-name="ce19">
            <text:p>122</text:p>
          </table:table-cell>
          <table:table-cell office:value-type="float" office:value="9041190455" table:style-name="ce20">
            <text:p>904119045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3" table:style-name="ce19">
            <text:p>123</text:p>
          </table:table-cell>
          <table:table-cell office:value-type="float" office:value="9041278893" table:style-name="ce20">
            <text:p>904127889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4" table:style-name="ce19">
            <text:p>124</text:p>
          </table:table-cell>
          <table:table-cell office:value-type="float" office:value="9041282550" table:style-name="ce20">
            <text:p>904128255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5" table:style-name="ce19">
            <text:p>125</text:p>
          </table:table-cell>
          <table:table-cell office:value-type="float" office:value="9041284941" table:style-name="ce20">
            <text:p>904128494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6" table:style-name="ce19">
            <text:p>126</text:p>
          </table:table-cell>
          <table:table-cell office:value-type="float" office:value="9041354758" table:style-name="ce20">
            <text:p>904135475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7" table:style-name="ce19">
            <text:p>127</text:p>
          </table:table-cell>
          <table:table-cell office:value-type="float" office:value="9041387550" table:style-name="ce20">
            <text:p>904138755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8" table:style-name="ce19">
            <text:p>128</text:p>
          </table:table-cell>
          <table:table-cell office:value-type="float" office:value="9041519510" table:style-name="ce20">
            <text:p>904151951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29" table:style-name="ce19">
            <text:p>129</text:p>
          </table:table-cell>
          <table:table-cell office:value-type="float" office:value="9041596563" table:style-name="ce20">
            <text:p>904159656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0" table:style-name="ce19">
            <text:p>130</text:p>
          </table:table-cell>
          <table:table-cell office:value-type="float" office:value="9042055202" table:style-name="ce20">
            <text:p>904205520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1" table:style-name="ce19">
            <text:p>131</text:p>
          </table:table-cell>
          <table:table-cell office:value-type="float" office:value="9042074623" table:style-name="ce20">
            <text:p>904207462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2" table:style-name="ce19">
            <text:p>132</text:p>
          </table:table-cell>
          <table:table-cell office:value-type="float" office:value="9042627606" table:style-name="ce20">
            <text:p>904262760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3" table:style-name="ce19">
            <text:p>133</text:p>
          </table:table-cell>
          <table:table-cell office:value-type="float" office:value="9043038730" table:style-name="ce20">
            <text:p>904303873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4" table:style-name="ce19">
            <text:p>134</text:p>
          </table:table-cell>
          <table:table-cell office:value-type="float" office:value="9043323218" table:style-name="ce20">
            <text:p>904332321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5" table:style-name="ce19">
            <text:p>135</text:p>
          </table:table-cell>
          <table:table-cell office:value-type="float" office:value="9043433040" table:style-name="ce20">
            <text:p>904343304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6" table:style-name="ce19">
            <text:p>136</text:p>
          </table:table-cell>
          <table:table-cell office:value-type="float" office:value="9043790215" table:style-name="ce20">
            <text:p>904379021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7" table:style-name="ce19">
            <text:p>137</text:p>
          </table:table-cell>
          <table:table-cell office:value-type="float" office:value="9044134405" table:style-name="ce20">
            <text:p>904413440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8" table:style-name="ce19">
            <text:p>138</text:p>
          </table:table-cell>
          <table:table-cell office:value-type="float" office:value="9044565193" table:style-name="ce20">
            <text:p>904456519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39" table:style-name="ce19">
            <text:p>139</text:p>
          </table:table-cell>
          <table:table-cell office:value-type="float" office:value="9044843532" table:style-name="ce20">
            <text:p>904484353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0" table:style-name="ce19">
            <text:p>140</text:p>
          </table:table-cell>
          <table:table-cell office:value-type="float" office:value="9045388302" table:style-name="ce20">
            <text:p>904538830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1" table:style-name="ce19">
            <text:p>141</text:p>
          </table:table-cell>
          <table:table-cell office:value-type="float" office:value="9045751037" table:style-name="ce20">
            <text:p>904575103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2" table:style-name="ce19">
            <text:p>142</text:p>
          </table:table-cell>
          <table:table-cell office:value-type="float" office:value="9045878388" table:style-name="ce20">
            <text:p>904587838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3" table:style-name="ce19">
            <text:p>143</text:p>
          </table:table-cell>
          <table:table-cell office:value-type="float" office:value="9046294535" table:style-name="ce20">
            <text:p>904629453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4" table:style-name="ce19">
            <text:p>144</text:p>
          </table:table-cell>
          <table:table-cell office:value-type="float" office:value="9046347194" table:style-name="ce20">
            <text:p>904634719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5" table:style-name="ce19">
            <text:p>145</text:p>
          </table:table-cell>
          <table:table-cell office:value-type="float" office:value="9046355113" table:style-name="ce20">
            <text:p>904635511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6" table:style-name="ce19">
            <text:p>146</text:p>
          </table:table-cell>
          <table:table-cell office:value-type="float" office:value="9046947136" table:style-name="ce20">
            <text:p>904694713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7" table:style-name="ce19">
            <text:p>147</text:p>
          </table:table-cell>
          <table:table-cell office:value-type="float" office:value="9048266471" table:style-name="ce20">
            <text:p>904826647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8" table:style-name="ce19">
            <text:p>148</text:p>
          </table:table-cell>
          <table:table-cell office:value-type="float" office:value="9048455439" table:style-name="ce20">
            <text:p>904845543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49" table:style-name="ce19">
            <text:p>149</text:p>
          </table:table-cell>
          <table:table-cell office:value-type="float" office:value="9048688071" table:style-name="ce20">
            <text:p>904868807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50" table:style-name="ce19">
            <text:p>150</text:p>
          </table:table-cell>
          <table:table-cell office:value-type="float" office:value="9048730100" table:style-name="ce20">
            <text:p>904873010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51" table:style-name="ce19">
            <text:p>151</text:p>
          </table:table-cell>
          <table:table-cell office:value-type="float" office:value="9048940410" table:style-name="ce20">
            <text:p>904894041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52" table:style-name="ce19">
            <text:p>152</text:p>
          </table:table-cell>
          <table:table-cell office:value-type="float" office:value="9048955774" table:style-name="ce20">
            <text:p>904895577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>
          <table:table-cell office:value-type="float" office:value="153" table:style-name="ce30">
            <text:p>153</text:p>
          </table:table-cell>
          <table:table-cell office:value-type="float" office:value="9050007475" table:style-name="ce31">
            <text:p>9050007475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54" table:style-name="ce30">
            <text:p>154</text:p>
          </table:table-cell>
          <table:table-cell office:value-type="float" office:value="9050019908" table:style-name="ce31">
            <text:p>9050019908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55" table:style-name="ce30">
            <text:p>155</text:p>
          </table:table-cell>
          <table:table-cell office:value-type="float" office:value="9050223951" table:style-name="ce31">
            <text:p>9050223951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56" table:style-name="ce30">
            <text:p>156</text:p>
          </table:table-cell>
          <table:table-cell office:value-type="float" office:value="9050345556" table:style-name="ce31">
            <text:p>9050345556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57" table:style-name="ce30">
            <text:p>157</text:p>
          </table:table-cell>
          <table:table-cell office:value-type="float" office:value="9050879222" table:style-name="ce31">
            <text:p>9050879222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58" table:style-name="ce30">
            <text:p>158</text:p>
          </table:table-cell>
          <table:table-cell office:value-type="float" office:value="9050935505" table:style-name="ce31">
            <text:p>9050935505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59" table:style-name="ce30">
            <text:p>159</text:p>
          </table:table-cell>
          <table:table-cell office:value-type="float" office:value="9052065745" table:style-name="ce31">
            <text:p>9052065745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0" table:style-name="ce30">
            <text:p>160</text:p>
          </table:table-cell>
          <table:table-cell office:value-type="float" office:value="9053088790" table:style-name="ce31">
            <text:p>9053088790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1" table:style-name="ce30">
            <text:p>161</text:p>
          </table:table-cell>
          <table:table-cell office:value-type="float" office:value="9053269280" table:style-name="ce31">
            <text:p>9053269280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2" table:style-name="ce30">
            <text:p>162</text:p>
          </table:table-cell>
          <table:table-cell office:value-type="float" office:value="9053597104" table:style-name="ce31">
            <text:p>9053597104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3" table:style-name="ce30">
            <text:p>163</text:p>
          </table:table-cell>
          <table:table-cell office:value-type="float" office:value="9053954969" table:style-name="ce31">
            <text:p>9053954969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4" table:style-name="ce30">
            <text:p>164</text:p>
          </table:table-cell>
          <table:table-cell office:value-type="float" office:value="9053971356" table:style-name="ce31">
            <text:p>9053971356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5" table:style-name="ce30">
            <text:p>165</text:p>
          </table:table-cell>
          <table:table-cell office:value-type="float" office:value="9054467376" table:style-name="ce31">
            <text:p>9054467376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6" table:style-name="ce30">
            <text:p>166</text:p>
          </table:table-cell>
          <table:table-cell office:value-type="float" office:value="9054749441" table:style-name="ce31">
            <text:p>9054749441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7" table:style-name="ce30">
            <text:p>167</text:p>
          </table:table-cell>
          <table:table-cell office:value-type="float" office:value="9056403531" table:style-name="ce31">
            <text:p>9056403531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8" table:style-name="ce30">
            <text:p>168</text:p>
          </table:table-cell>
          <table:table-cell office:value-type="float" office:value="9056642033" table:style-name="ce31">
            <text:p>9056642033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69" table:style-name="ce30">
            <text:p>169</text:p>
          </table:table-cell>
          <table:table-cell office:value-type="float" office:value="9057589113" table:style-name="ce31">
            <text:p>9057589113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0" table:style-name="ce30">
            <text:p>170</text:p>
          </table:table-cell>
          <table:table-cell office:value-type="float" office:value="9057822934" table:style-name="ce31">
            <text:p>9057822934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1" table:style-name="ce30">
            <text:p>171</text:p>
          </table:table-cell>
          <table:table-cell office:value-type="float" office:value="9058138654" table:style-name="ce31">
            <text:p>9058138654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2" table:style-name="ce30">
            <text:p>172</text:p>
          </table:table-cell>
          <table:table-cell office:value-type="float" office:value="9058394795" table:style-name="ce31">
            <text:p>9058394795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3" table:style-name="ce30">
            <text:p>173</text:p>
          </table:table-cell>
          <table:table-cell office:value-type="float" office:value="9058641865" table:style-name="ce31">
            <text:p>9058641865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4" table:style-name="ce30">
            <text:p>174</text:p>
          </table:table-cell>
          <table:table-cell office:value-type="float" office:value="9058816468" table:style-name="ce31">
            <text:p>9058816468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5" table:style-name="ce30">
            <text:p>175</text:p>
          </table:table-cell>
          <table:table-cell office:value-type="float" office:value="9058950101" table:style-name="ce31">
            <text:p>9058950101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6" table:style-name="ce30">
            <text:p>176</text:p>
          </table:table-cell>
          <table:table-cell office:value-type="float" office:value="9059173988" table:style-name="ce31">
            <text:p>9059173988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7" table:style-name="ce30">
            <text:p>177</text:p>
          </table:table-cell>
          <table:table-cell office:value-type="float" office:value="9059448495" table:style-name="ce31">
            <text:p>9059448495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8" table:style-name="ce30">
            <text:p>178</text:p>
          </table:table-cell>
          <table:table-cell office:value-type="float" office:value="9059798526" table:style-name="ce31">
            <text:p>9059798526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79" table:style-name="ce30">
            <text:p>179</text:p>
          </table:table-cell>
          <table:table-cell office:value-type="float" office:value="9061548027" table:style-name="ce31">
            <text:p>9061548027</text:p>
          </table:table-cell>
          <table:table-cell table:style-name="ce25"/>
          <table:table-cell table:number-columns-repeated="2" table:style-name="ce32"/>
          <table:table-cell table:number-columns-repeated="16379" table:style-name="ce30"/>
        </table:table-row>
        <table:table-row table:style-name="ro2">
          <table:table-cell office:value-type="float" office:value="180" table:style-name="ce30">
            <text:p>180</text:p>
          </table:table-cell>
          <table:table-cell office:value-type="float" office:value="9062146720" table:style-name="ce31">
            <text:p>9062146720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1" table:style-name="ce30">
            <text:p>181</text:p>
          </table:table-cell>
          <table:table-cell office:value-type="float" office:value="9062343335" table:style-name="ce31">
            <text:p>906234333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2" table:style-name="ce30">
            <text:p>182</text:p>
          </table:table-cell>
          <table:table-cell office:value-type="float" office:value="9062370833" table:style-name="ce31">
            <text:p>906237083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3" table:style-name="ce30">
            <text:p>183</text:p>
          </table:table-cell>
          <table:table-cell office:value-type="float" office:value="9062375685" table:style-name="ce31">
            <text:p>906237568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4" table:style-name="ce30">
            <text:p>184</text:p>
          </table:table-cell>
          <table:table-cell office:value-type="float" office:value="9062762296" table:style-name="ce31">
            <text:p>9062762296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5" table:style-name="ce30">
            <text:p>185</text:p>
          </table:table-cell>
          <table:table-cell office:value-type="float" office:value="9062764233" table:style-name="ce31">
            <text:p>906276423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6" table:style-name="ce30">
            <text:p>186</text:p>
          </table:table-cell>
          <table:table-cell office:value-type="float" office:value="9062850864" table:style-name="ce31">
            <text:p>9062850864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7" table:style-name="ce30">
            <text:p>187</text:p>
          </table:table-cell>
          <table:table-cell office:value-type="float" office:value="9062911453" table:style-name="ce31">
            <text:p>906291145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8" table:style-name="ce30">
            <text:p>188</text:p>
          </table:table-cell>
          <table:table-cell office:value-type="float" office:value="9064384455" table:style-name="ce31">
            <text:p>906438445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89" table:style-name="ce30">
            <text:p>189</text:p>
          </table:table-cell>
          <table:table-cell office:value-type="float" office:value="9064775034" table:style-name="ce31">
            <text:p>9064775034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0" table:style-name="ce30">
            <text:p>190</text:p>
          </table:table-cell>
          <table:table-cell office:value-type="float" office:value="9065384322" table:style-name="ce31">
            <text:p>9065384322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1" table:style-name="ce30">
            <text:p>191</text:p>
          </table:table-cell>
          <table:table-cell office:value-type="float" office:value="9066419933" table:style-name="ce31">
            <text:p>906641993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2" table:style-name="ce30">
            <text:p>192</text:p>
          </table:table-cell>
          <table:table-cell office:value-type="float" office:value="9066448868" table:style-name="ce31">
            <text:p>9066448868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3" table:style-name="ce30">
            <text:p>193</text:p>
          </table:table-cell>
          <table:table-cell office:value-type="float" office:value="9068220232" table:style-name="ce31">
            <text:p>9068220232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4" table:style-name="ce30">
            <text:p>194</text:p>
          </table:table-cell>
          <table:table-cell office:value-type="float" office:value="9068425523" table:style-name="ce31">
            <text:p>906842552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5" table:style-name="ce30">
            <text:p>195</text:p>
          </table:table-cell>
          <table:table-cell office:value-type="float" office:value="9068991988" table:style-name="ce31">
            <text:p>9068991988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6" table:style-name="ce30">
            <text:p>196</text:p>
          </table:table-cell>
          <table:table-cell office:value-type="float" office:value="9069124965" table:style-name="ce31">
            <text:p>906912496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197" table:style-name="ce30">
            <text:p>197</text:p>
          </table:table-cell>
          <table:table-cell office:value-type="float" office:value="9069268145" table:style-name="ce31">
            <text:p>906926814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198" table:style-name="ce19">
            <text:p>198</text:p>
          </table:table-cell>
          <table:table-cell office:value-type="float" office:value="9080133421" table:style-name="ce20">
            <text:p>908013342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199" table:style-name="ce19">
            <text:p>199</text:p>
          </table:table-cell>
          <table:table-cell office:value-type="float" office:value="9080222149" table:style-name="ce20">
            <text:p>908022214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0" table:style-name="ce19">
            <text:p>200</text:p>
          </table:table-cell>
          <table:table-cell office:value-type="float" office:value="9080251010" table:style-name="ce20">
            <text:p>908025101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1" table:style-name="ce19">
            <text:p>201</text:p>
          </table:table-cell>
          <table:table-cell office:value-type="float" office:value="9081340559" table:style-name="ce20">
            <text:p>908134055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2" table:style-name="ce19">
            <text:p>202</text:p>
          </table:table-cell>
          <table:table-cell office:value-type="float" office:value="9081731588" table:style-name="ce20">
            <text:p>908173158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3" table:style-name="ce19">
            <text:p>203</text:p>
          </table:table-cell>
          <table:table-cell office:value-type="float" office:value="9082001366" table:style-name="ce20">
            <text:p>908200136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4" table:style-name="ce19">
            <text:p>204</text:p>
          </table:table-cell>
          <table:table-cell office:value-type="float" office:value="9082052582" table:style-name="ce20">
            <text:p>908205258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5" table:style-name="ce19">
            <text:p>205</text:p>
          </table:table-cell>
          <table:table-cell office:value-type="float" office:value="9082222873" table:style-name="ce20">
            <text:p>908222287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6" table:style-name="ce19">
            <text:p>206</text:p>
          </table:table-cell>
          <table:table-cell office:value-type="float" office:value="9082249222" table:style-name="ce20">
            <text:p>908224922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7" table:style-name="ce19">
            <text:p>207</text:p>
          </table:table-cell>
          <table:table-cell office:value-type="float" office:value="9082623894" table:style-name="ce20">
            <text:p>908262389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8" table:style-name="ce19">
            <text:p>208</text:p>
          </table:table-cell>
          <table:table-cell office:value-type="float" office:value="9082633841" table:style-name="ce20">
            <text:p>908263384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09" table:style-name="ce19">
            <text:p>209</text:p>
          </table:table-cell>
          <table:table-cell office:value-type="float" office:value="9082718931" table:style-name="ce20">
            <text:p>908271893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0" table:style-name="ce19">
            <text:p>210</text:p>
          </table:table-cell>
          <table:table-cell office:value-type="float" office:value="9082934614" table:style-name="ce20">
            <text:p>908293461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1" table:style-name="ce19">
            <text:p>211</text:p>
          </table:table-cell>
          <table:table-cell office:value-type="float" office:value="9082952525" table:style-name="ce20">
            <text:p>908295252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2" table:style-name="ce19">
            <text:p>212</text:p>
          </table:table-cell>
          <table:table-cell office:value-type="float" office:value="9083009117" table:style-name="ce20">
            <text:p>908300911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3" table:style-name="ce19">
            <text:p>213</text:p>
          </table:table-cell>
          <table:table-cell office:value-type="float" office:value="9083144792" table:style-name="ce20">
            <text:p>908314479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4" table:style-name="ce19">
            <text:p>214</text:p>
          </table:table-cell>
          <table:table-cell office:value-type="float" office:value="9083176219" table:style-name="ce20">
            <text:p>908317621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5" table:style-name="ce19">
            <text:p>215</text:p>
          </table:table-cell>
          <table:table-cell office:value-type="float" office:value="9083201067" table:style-name="ce20">
            <text:p>908320106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6" table:style-name="ce19">
            <text:p>216</text:p>
          </table:table-cell>
          <table:table-cell office:value-type="float" office:value="9084202587" table:style-name="ce20">
            <text:p>908420258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7" table:style-name="ce19">
            <text:p>217</text:p>
          </table:table-cell>
          <table:table-cell office:value-type="float" office:value="9084434641" table:style-name="ce20">
            <text:p>908443464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8" table:style-name="ce19">
            <text:p>218</text:p>
          </table:table-cell>
          <table:table-cell office:value-type="float" office:value="9084468140" table:style-name="ce20">
            <text:p>908446814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19" table:style-name="ce19">
            <text:p>219</text:p>
          </table:table-cell>
          <table:table-cell office:value-type="float" office:value="9085748661" table:style-name="ce20">
            <text:p>908574866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0" table:style-name="ce19">
            <text:p>220</text:p>
          </table:table-cell>
          <table:table-cell office:value-type="float" office:value="9085961673" table:style-name="ce20">
            <text:p>908596167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1" table:style-name="ce19">
            <text:p>221</text:p>
          </table:table-cell>
          <table:table-cell office:value-type="float" office:value="9086350413" table:style-name="ce20">
            <text:p>908635041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2" table:style-name="ce19">
            <text:p>222</text:p>
          </table:table-cell>
          <table:table-cell office:value-type="float" office:value="9086392728" table:style-name="ce20">
            <text:p>908639272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3" table:style-name="ce19">
            <text:p>223</text:p>
          </table:table-cell>
          <table:table-cell office:value-type="float" office:value="9086450555" table:style-name="ce20">
            <text:p>908645055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4" table:style-name="ce19">
            <text:p>224</text:p>
          </table:table-cell>
          <table:table-cell office:value-type="float" office:value="9086453995" table:style-name="ce20">
            <text:p>908645399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5" table:style-name="ce19">
            <text:p>225</text:p>
          </table:table-cell>
          <table:table-cell office:value-type="float" office:value="9086602662" table:style-name="ce20">
            <text:p>908660266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6" table:style-name="ce19">
            <text:p>226</text:p>
          </table:table-cell>
          <table:table-cell office:value-type="float" office:value="9086629663" table:style-name="ce20">
            <text:p>908662966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7" table:style-name="ce19">
            <text:p>227</text:p>
          </table:table-cell>
          <table:table-cell office:value-type="float" office:value="9087210158" table:style-name="ce20">
            <text:p>908721015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8" table:style-name="ce19">
            <text:p>228</text:p>
          </table:table-cell>
          <table:table-cell office:value-type="float" office:value="9087814940" table:style-name="ce20">
            <text:p>908781494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29" table:style-name="ce19">
            <text:p>229</text:p>
          </table:table-cell>
          <table:table-cell office:value-type="float" office:value="9087844298" table:style-name="ce20">
            <text:p>908784429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30" table:style-name="ce19">
            <text:p>230</text:p>
          </table:table-cell>
          <table:table-cell office:value-type="float" office:value="9087875696" table:style-name="ce20">
            <text:p>908787569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31" table:style-name="ce19">
            <text:p>231</text:p>
          </table:table-cell>
          <table:table-cell office:value-type="float" office:value="9088685050" table:style-name="ce20">
            <text:p>908868505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32" table:style-name="ce19">
            <text:p>232</text:p>
          </table:table-cell>
          <table:table-cell office:value-type="float" office:value="9089230993" table:style-name="ce20">
            <text:p>908923099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33" table:style-name="ce19">
            <text:p>233</text:p>
          </table:table-cell>
          <table:table-cell office:value-type="float" office:value="9089765237" table:style-name="ce20">
            <text:p>908976523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34" table:style-name="ce19">
            <text:p>234</text:p>
          </table:table-cell>
          <table:table-cell office:value-type="float" office:value="9089788312" table:style-name="ce20">
            <text:p>908978831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235" table:style-name="ce30">
            <text:p>235</text:p>
          </table:table-cell>
          <table:table-cell office:value-type="float" office:value="9091267214" table:style-name="ce31">
            <text:p>9091267214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36" table:style-name="ce30">
            <text:p>236</text:p>
          </table:table-cell>
          <table:table-cell office:value-type="float" office:value="9091395545" table:style-name="ce31">
            <text:p>909139554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37" table:style-name="ce30">
            <text:p>237</text:p>
          </table:table-cell>
          <table:table-cell office:value-type="float" office:value="9091749681" table:style-name="ce31">
            <text:p>9091749681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38" table:style-name="ce30">
            <text:p>238</text:p>
          </table:table-cell>
          <table:table-cell office:value-type="float" office:value="9091792713" table:style-name="ce31">
            <text:p>909179271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39" table:style-name="ce30">
            <text:p>239</text:p>
          </table:table-cell>
          <table:table-cell office:value-type="float" office:value="9093144689" table:style-name="ce31">
            <text:p>9093144689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0" table:style-name="ce30">
            <text:p>240</text:p>
          </table:table-cell>
          <table:table-cell office:value-type="float" office:value="9093232611" table:style-name="ce31">
            <text:p>9093232611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1" table:style-name="ce30">
            <text:p>241</text:p>
          </table:table-cell>
          <table:table-cell office:value-type="float" office:value="9093520763" table:style-name="ce31">
            <text:p>909352076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2" table:style-name="ce30">
            <text:p>242</text:p>
          </table:table-cell>
          <table:table-cell office:value-type="float" office:value="9093613491" table:style-name="ce31">
            <text:p>9093613491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3" table:style-name="ce30">
            <text:p>243</text:p>
          </table:table-cell>
          <table:table-cell office:value-type="float" office:value="9093646243" table:style-name="ce31">
            <text:p>909364624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4" table:style-name="ce30">
            <text:p>244</text:p>
          </table:table-cell>
          <table:table-cell office:value-type="float" office:value="9093895222" table:style-name="ce31">
            <text:p>9093895222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5" table:style-name="ce30">
            <text:p>245</text:p>
          </table:table-cell>
          <table:table-cell office:value-type="float" office:value="9094063023" table:style-name="ce31">
            <text:p>909406302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6" table:style-name="ce30">
            <text:p>246</text:p>
          </table:table-cell>
          <table:table-cell office:value-type="float" office:value="9094079987" table:style-name="ce31">
            <text:p>9094079987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7" table:style-name="ce30">
            <text:p>247</text:p>
          </table:table-cell>
          <table:table-cell office:value-type="float" office:value="9094207106" table:style-name="ce31">
            <text:p>9094207106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8" table:style-name="ce30">
            <text:p>248</text:p>
          </table:table-cell>
          <table:table-cell office:value-type="float" office:value="9095534573" table:style-name="ce31">
            <text:p>909553457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49" table:style-name="ce30">
            <text:p>249</text:p>
          </table:table-cell>
          <table:table-cell office:value-type="float" office:value="9095582124" table:style-name="ce31">
            <text:p>9095582124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0" table:style-name="ce30">
            <text:p>250</text:p>
          </table:table-cell>
          <table:table-cell office:value-type="float" office:value="9095634135" table:style-name="ce31">
            <text:p>909563413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1" table:style-name="ce30">
            <text:p>251</text:p>
          </table:table-cell>
          <table:table-cell office:value-type="float" office:value="9095812504" table:style-name="ce31">
            <text:p>9095812504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2" table:style-name="ce30">
            <text:p>252</text:p>
          </table:table-cell>
          <table:table-cell office:value-type="float" office:value="9095947111" table:style-name="ce31">
            <text:p>9095947111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3" table:style-name="ce30">
            <text:p>253</text:p>
          </table:table-cell>
          <table:table-cell office:value-type="float" office:value="9097295706" table:style-name="ce31">
            <text:p>9097295706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4" table:style-name="ce30">
            <text:p>254</text:p>
          </table:table-cell>
          <table:table-cell office:value-type="float" office:value="9097306852" table:style-name="ce31">
            <text:p>9097306852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5" table:style-name="ce30">
            <text:p>255</text:p>
          </table:table-cell>
          <table:table-cell office:value-type="float" office:value="9097777625" table:style-name="ce31">
            <text:p>909777762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6" table:style-name="ce30">
            <text:p>256</text:p>
          </table:table-cell>
          <table:table-cell office:value-type="float" office:value="9097810385" table:style-name="ce31">
            <text:p>9097810385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7" table:style-name="ce30">
            <text:p>257</text:p>
          </table:table-cell>
          <table:table-cell office:value-type="float" office:value="9097845526" table:style-name="ce31">
            <text:p>9097845526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8" table:style-name="ce30">
            <text:p>258</text:p>
          </table:table-cell>
          <table:table-cell office:value-type="float" office:value="9098081224" table:style-name="ce31">
            <text:p>9098081224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59" table:style-name="ce30">
            <text:p>259</text:p>
          </table:table-cell>
          <table:table-cell office:value-type="float" office:value="9098128627" table:style-name="ce31">
            <text:p>9098128627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0" table:style-name="ce30">
            <text:p>260</text:p>
          </table:table-cell>
          <table:table-cell office:value-type="float" office:value="9098158522" table:style-name="ce31">
            <text:p>9098158522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1" table:style-name="ce30">
            <text:p>261</text:p>
          </table:table-cell>
          <table:table-cell office:value-type="float" office:value="9098197496" table:style-name="ce31">
            <text:p>9098197496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2" table:style-name="ce30">
            <text:p>262</text:p>
          </table:table-cell>
          <table:table-cell office:value-type="float" office:value="9098351170" table:style-name="ce31">
            <text:p>9098351170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3" table:style-name="ce30">
            <text:p>263</text:p>
          </table:table-cell>
          <table:table-cell office:value-type="float" office:value="9098449164" table:style-name="ce31">
            <text:p>9098449164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4" table:style-name="ce30">
            <text:p>264</text:p>
          </table:table-cell>
          <table:table-cell office:value-type="float" office:value="9098529778" table:style-name="ce31">
            <text:p>9098529778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5" table:style-name="ce30">
            <text:p>265</text:p>
          </table:table-cell>
          <table:table-cell office:value-type="float" office:value="9098572768" table:style-name="ce31">
            <text:p>9098572768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6" table:style-name="ce30">
            <text:p>266</text:p>
          </table:table-cell>
          <table:table-cell office:value-type="float" office:value="9098594576" table:style-name="ce31">
            <text:p>9098594576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7" table:style-name="ce30">
            <text:p>267</text:p>
          </table:table-cell>
          <table:table-cell office:value-type="float" office:value="9098612399" table:style-name="ce31">
            <text:p>9098612399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8" table:style-name="ce30">
            <text:p>268</text:p>
          </table:table-cell>
          <table:table-cell office:value-type="float" office:value="9098648257" table:style-name="ce31">
            <text:p>9098648257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69" table:style-name="ce30">
            <text:p>269</text:p>
          </table:table-cell>
          <table:table-cell office:value-type="float" office:value="9098712602" table:style-name="ce31">
            <text:p>9098712602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70" table:style-name="ce30">
            <text:p>270</text:p>
          </table:table-cell>
          <table:table-cell office:value-type="float" office:value="9098719746" table:style-name="ce31">
            <text:p>9098719746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71" table:style-name="ce30">
            <text:p>271</text:p>
          </table:table-cell>
          <table:table-cell office:value-type="float" office:value="9098869133" table:style-name="ce31">
            <text:p>909886913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72" table:style-name="ce30">
            <text:p>272</text:p>
          </table:table-cell>
          <table:table-cell office:value-type="float" office:value="9098892968" table:style-name="ce31">
            <text:p>9098892968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73" table:style-name="ce30">
            <text:p>273</text:p>
          </table:table-cell>
          <table:table-cell office:value-type="float" office:value="9098959523" table:style-name="ce31">
            <text:p>9098959523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 table:visibility="collapse">
          <table:table-cell office:value-type="float" office:value="274" table:style-name="ce30">
            <text:p>274</text:p>
          </table:table-cell>
          <table:table-cell office:value-type="float" office:value="9099090401" table:style-name="ce31">
            <text:p>9099090401</text:p>
          </table:table-cell>
          <table:table-cell table:number-columns-repeated="3" table:style-name="ce32"/>
          <table:table-cell table:number-columns-repeated="16379" table:style-name="ce30"/>
        </table:table-row>
        <table:table-row table:style-name="ro2">
          <table:table-cell office:value-type="float" office:value="275" table:style-name="ce34">
            <text:p>275</text:p>
          </table:table-cell>
          <table:table-cell office:value-type="float" office:value="9102642608" table:style-name="ce35">
            <text:p>9102642608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76" table:style-name="ce34">
            <text:p>276</text:p>
          </table:table-cell>
          <table:table-cell office:value-type="float" office:value="9103010025" table:style-name="ce35">
            <text:p>9103010025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77" table:style-name="ce34">
            <text:p>277</text:p>
          </table:table-cell>
          <table:table-cell office:value-type="float" office:value="9103322775" table:style-name="ce35">
            <text:p>9103322775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78" table:style-name="ce34">
            <text:p>278</text:p>
          </table:table-cell>
          <table:table-cell office:value-type="float" office:value="9103445308" table:style-name="ce35">
            <text:p>9103445308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79" table:style-name="ce34">
            <text:p>279</text:p>
          </table:table-cell>
          <table:table-cell office:value-type="float" office:value="9103657980" table:style-name="ce35">
            <text:p>9103657980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0" table:style-name="ce34">
            <text:p>280</text:p>
          </table:table-cell>
          <table:table-cell office:value-type="float" office:value="9103668548" table:style-name="ce35">
            <text:p>9103668548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1" table:style-name="ce34">
            <text:p>281</text:p>
          </table:table-cell>
          <table:table-cell office:value-type="float" office:value="9104864544" table:style-name="ce35">
            <text:p>9104864544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2" table:style-name="ce34">
            <text:p>282</text:p>
          </table:table-cell>
          <table:table-cell office:value-type="float" office:value="9105225510" table:style-name="ce35">
            <text:p>9105225510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3" table:style-name="ce34">
            <text:p>283</text:p>
          </table:table-cell>
          <table:table-cell office:value-type="float" office:value="9105248124" table:style-name="ce35">
            <text:p>9105248124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4" table:style-name="ce34">
            <text:p>284</text:p>
          </table:table-cell>
          <table:table-cell office:value-type="float" office:value="9106511182" table:style-name="ce35">
            <text:p>9106511182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5" table:style-name="ce34">
            <text:p>285</text:p>
          </table:table-cell>
          <table:table-cell office:value-type="float" office:value="9107770564" table:style-name="ce35">
            <text:p>9107770564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6" table:style-name="ce34">
            <text:p>286</text:p>
          </table:table-cell>
          <table:table-cell office:value-type="float" office:value="9108398111" table:style-name="ce35">
            <text:p>9108398111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7" table:style-name="ce34">
            <text:p>287</text:p>
          </table:table-cell>
          <table:table-cell office:value-type="float" office:value="9108751001" table:style-name="ce35">
            <text:p>9108751001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8" table:style-name="ce34">
            <text:p>288</text:p>
          </table:table-cell>
          <table:table-cell office:value-type="float" office:value="9110800284" table:style-name="ce35">
            <text:p>9110800284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89" table:style-name="ce34">
            <text:p>289</text:p>
          </table:table-cell>
          <table:table-cell office:value-type="float" office:value="9111001909" table:style-name="ce35">
            <text:p>9111001909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0" table:style-name="ce34">
            <text:p>290</text:p>
          </table:table-cell>
          <table:table-cell office:value-type="float" office:value="9111359478" table:style-name="ce35">
            <text:p>9111359478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1" table:style-name="ce34">
            <text:p>291</text:p>
          </table:table-cell>
          <table:table-cell office:value-type="float" office:value="9111590787" table:style-name="ce35">
            <text:p>9111590787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2" table:style-name="ce34">
            <text:p>292</text:p>
          </table:table-cell>
          <table:table-cell office:value-type="float" office:value="9111716131" table:style-name="ce35">
            <text:p>9111716131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3" table:style-name="ce34">
            <text:p>293</text:p>
          </table:table-cell>
          <table:table-cell office:value-type="float" office:value="9111836797" table:style-name="ce35">
            <text:p>9111836797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4" table:style-name="ce34">
            <text:p>294</text:p>
          </table:table-cell>
          <table:table-cell office:value-type="float" office:value="9113170140" table:style-name="ce35">
            <text:p>9113170140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5" table:style-name="ce34">
            <text:p>295</text:p>
          </table:table-cell>
          <table:table-cell office:value-type="float" office:value="9113523805" table:style-name="ce35">
            <text:p>9113523805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6" table:style-name="ce34">
            <text:p>296</text:p>
          </table:table-cell>
          <table:table-cell office:value-type="float" office:value="9113609393" table:style-name="ce35">
            <text:p>9113609393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7" table:style-name="ce34">
            <text:p>297</text:p>
          </table:table-cell>
          <table:table-cell office:value-type="float" office:value="9113641880" table:style-name="ce35">
            <text:p>9113641880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8" table:style-name="ce34">
            <text:p>298</text:p>
          </table:table-cell>
          <table:table-cell office:value-type="float" office:value="9113692156" table:style-name="ce35">
            <text:p>9113692156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299" table:style-name="ce34">
            <text:p>299</text:p>
          </table:table-cell>
          <table:table-cell office:value-type="float" office:value="9113799694" table:style-name="ce35">
            <text:p>9113799694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0" table:style-name="ce34">
            <text:p>300</text:p>
          </table:table-cell>
          <table:table-cell office:value-type="float" office:value="9114194840" table:style-name="ce35">
            <text:p>9114194840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1" table:style-name="ce34">
            <text:p>301</text:p>
          </table:table-cell>
          <table:table-cell office:value-type="float" office:value="9114523722" table:style-name="ce35">
            <text:p>9114523722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2" table:style-name="ce34">
            <text:p>302</text:p>
          </table:table-cell>
          <table:table-cell office:value-type="float" office:value="9115440243" table:style-name="ce35">
            <text:p>9115440243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3" table:style-name="ce34">
            <text:p>303</text:p>
          </table:table-cell>
          <table:table-cell office:value-type="float" office:value="9115685446" table:style-name="ce35">
            <text:p>9115685446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4" table:style-name="ce34">
            <text:p>304</text:p>
          </table:table-cell>
          <table:table-cell office:value-type="float" office:value="9115758517" table:style-name="ce35">
            <text:p>9115758517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5" table:style-name="ce34">
            <text:p>305</text:p>
          </table:table-cell>
          <table:table-cell office:value-type="float" office:value="9115878471" table:style-name="ce35">
            <text:p>9115878471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6" table:style-name="ce34">
            <text:p>306</text:p>
          </table:table-cell>
          <table:table-cell office:value-type="float" office:value="9116240442" table:style-name="ce35">
            <text:p>9116240442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7" table:style-name="ce34">
            <text:p>307</text:p>
          </table:table-cell>
          <table:table-cell office:value-type="float" office:value="9116667676" table:style-name="ce35">
            <text:p>9116667676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8" table:style-name="ce34">
            <text:p>308</text:p>
          </table:table-cell>
          <table:table-cell office:value-type="float" office:value="9117343358" table:style-name="ce35">
            <text:p>9117343358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09" table:style-name="ce34">
            <text:p>309</text:p>
          </table:table-cell>
          <table:table-cell office:value-type="float" office:value="9118139333" table:style-name="ce35">
            <text:p>9118139333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0" table:style-name="ce34">
            <text:p>310</text:p>
          </table:table-cell>
          <table:table-cell office:value-type="float" office:value="9118208786" table:style-name="ce35">
            <text:p>9118208786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1" table:style-name="ce34">
            <text:p>311</text:p>
          </table:table-cell>
          <table:table-cell office:value-type="float" office:value="9119658302" table:style-name="ce35">
            <text:p>9119658302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2" table:style-name="ce34">
            <text:p>312</text:p>
          </table:table-cell>
          <table:table-cell office:value-type="float" office:value="9119790309" table:style-name="ce35">
            <text:p>9119790309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3" table:style-name="ce34">
            <text:p>313</text:p>
          </table:table-cell>
          <table:table-cell office:value-type="float" office:value="9121042451" table:style-name="ce35">
            <text:p>9121042451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4" table:style-name="ce34">
            <text:p>314</text:p>
          </table:table-cell>
          <table:table-cell office:value-type="float" office:value="9121352483" table:style-name="ce35">
            <text:p>9121352483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5" table:style-name="ce34">
            <text:p>315</text:p>
          </table:table-cell>
          <table:table-cell office:value-type="float" office:value="9121476679" table:style-name="ce35">
            <text:p>9121476679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6" table:style-name="ce34">
            <text:p>316</text:p>
          </table:table-cell>
          <table:table-cell office:value-type="float" office:value="9121561830" table:style-name="ce35">
            <text:p>9121561830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7" table:style-name="ce34">
            <text:p>317</text:p>
          </table:table-cell>
          <table:table-cell office:value-type="float" office:value="9121800274" table:style-name="ce35">
            <text:p>9121800274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8" table:style-name="ce34">
            <text:p>318</text:p>
          </table:table-cell>
          <table:table-cell office:value-type="float" office:value="9122220844" table:style-name="ce35">
            <text:p>9122220844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19" table:style-name="ce34">
            <text:p>319</text:p>
          </table:table-cell>
          <table:table-cell office:value-type="float" office:value="9122556545" table:style-name="ce35">
            <text:p>9122556545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0" table:style-name="ce34">
            <text:p>320</text:p>
          </table:table-cell>
          <table:table-cell office:value-type="float" office:value="9123047841" table:style-name="ce35">
            <text:p>9123047841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1" table:style-name="ce34">
            <text:p>321</text:p>
          </table:table-cell>
          <table:table-cell office:value-type="float" office:value="9123119518" table:style-name="ce35">
            <text:p>9123119518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2" table:style-name="ce34">
            <text:p>322</text:p>
          </table:table-cell>
          <table:table-cell office:value-type="float" office:value="9123248229" table:style-name="ce35">
            <text:p>9123248229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3" table:style-name="ce34">
            <text:p>323</text:p>
          </table:table-cell>
          <table:table-cell office:value-type="float" office:value="9123694096" table:style-name="ce35">
            <text:p>9123694096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4" table:style-name="ce34">
            <text:p>324</text:p>
          </table:table-cell>
          <table:table-cell office:value-type="float" office:value="9125524845" table:style-name="ce35">
            <text:p>9125524845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5" table:style-name="ce34">
            <text:p>325</text:p>
          </table:table-cell>
          <table:table-cell office:value-type="float" office:value="9125856263" table:style-name="ce35">
            <text:p>9125856263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6" table:style-name="ce34">
            <text:p>326</text:p>
          </table:table-cell>
          <table:table-cell office:value-type="float" office:value="9127478480" table:style-name="ce35">
            <text:p>9127478480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7" table:style-name="ce34">
            <text:p>327</text:p>
          </table:table-cell>
          <table:table-cell office:value-type="float" office:value="9127682913" table:style-name="ce35">
            <text:p>9127682913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8" table:style-name="ce34">
            <text:p>328</text:p>
          </table:table-cell>
          <table:table-cell office:value-type="float" office:value="9128486647" table:style-name="ce35">
            <text:p>9128486647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29" table:style-name="ce34">
            <text:p>329</text:p>
          </table:table-cell>
          <table:table-cell office:value-type="float" office:value="9128581119" table:style-name="ce35">
            <text:p>9128581119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0" table:style-name="ce34">
            <text:p>330</text:p>
          </table:table-cell>
          <table:table-cell office:value-type="float" office:value="9129174251" table:style-name="ce35">
            <text:p>9129174251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1" table:style-name="ce34">
            <text:p>331</text:p>
          </table:table-cell>
          <table:table-cell office:value-type="float" office:value="9129619558" table:style-name="ce35">
            <text:p>9129619558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2" table:style-name="ce34">
            <text:p>332</text:p>
          </table:table-cell>
          <table:table-cell office:value-type="float" office:value="9129790419" table:style-name="ce35">
            <text:p>9129790419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3" table:style-name="ce34">
            <text:p>333</text:p>
          </table:table-cell>
          <table:table-cell office:value-type="float" office:value="9130012615" table:style-name="ce35">
            <text:p>9130012615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4" table:style-name="ce34">
            <text:p>334</text:p>
          </table:table-cell>
          <table:table-cell office:value-type="float" office:value="9130072636" table:style-name="ce35">
            <text:p>9130072636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5" table:style-name="ce34">
            <text:p>335</text:p>
          </table:table-cell>
          <table:table-cell office:value-type="float" office:value="9130386099" table:style-name="ce35">
            <text:p>9130386099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6" table:style-name="ce34">
            <text:p>336</text:p>
          </table:table-cell>
          <table:table-cell office:value-type="float" office:value="9130467157" table:style-name="ce35">
            <text:p>9130467157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7" table:style-name="ce34">
            <text:p>337</text:p>
          </table:table-cell>
          <table:table-cell office:value-type="float" office:value="9130515327" table:style-name="ce35">
            <text:p>9130515327</text:p>
          </table:table-cell>
          <table:table-cell table:style-name="ce25"/>
          <table:table-cell table:number-columns-repeated="2" table:style-name="ce36"/>
          <table:table-cell table:number-columns-repeated="16379" table:style-name="ce34"/>
        </table:table-row>
        <table:table-row table:style-name="ro2">
          <table:table-cell office:value-type="float" office:value="338" table:style-name="ce34">
            <text:p>338</text:p>
          </table:table-cell>
          <table:table-cell office:value-type="float" office:value="9131071092" table:style-name="ce35">
            <text:p>913107109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39" table:style-name="ce34">
            <text:p>339</text:p>
          </table:table-cell>
          <table:table-cell office:value-type="float" office:value="9131094972" table:style-name="ce35">
            <text:p>913109497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0" table:style-name="ce34">
            <text:p>340</text:p>
          </table:table-cell>
          <table:table-cell office:value-type="float" office:value="9131853267" table:style-name="ce35">
            <text:p>913185326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1" table:style-name="ce34">
            <text:p>341</text:p>
          </table:table-cell>
          <table:table-cell office:value-type="float" office:value="9131893863" table:style-name="ce35">
            <text:p>913189386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2" table:style-name="ce34">
            <text:p>342</text:p>
          </table:table-cell>
          <table:table-cell office:value-type="float" office:value="9132190220" table:style-name="ce35">
            <text:p>913219022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3" table:style-name="ce34">
            <text:p>343</text:p>
          </table:table-cell>
          <table:table-cell office:value-type="float" office:value="9132623152" table:style-name="ce35">
            <text:p>913262315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4" table:style-name="ce34">
            <text:p>344</text:p>
          </table:table-cell>
          <table:table-cell office:value-type="float" office:value="9132815916" table:style-name="ce35">
            <text:p>913281591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5" table:style-name="ce34">
            <text:p>345</text:p>
          </table:table-cell>
          <table:table-cell office:value-type="float" office:value="9132923131" table:style-name="ce35">
            <text:p>913292313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6" table:style-name="ce34">
            <text:p>346</text:p>
          </table:table-cell>
          <table:table-cell office:value-type="float" office:value="9132975087" table:style-name="ce35">
            <text:p>913297508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7" table:style-name="ce34">
            <text:p>347</text:p>
          </table:table-cell>
          <table:table-cell office:value-type="float" office:value="9133134490" table:style-name="ce35">
            <text:p>913313449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348" table:style-name="ce34">
            <text:p>348</text:p>
          </table:table-cell>
          <table:table-cell office:value-type="float" office:value="9133923737" table:style-name="ce35">
            <text:p>913392373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49" table:style-name="ce34">
            <text:p>349</text:p>
          </table:table-cell>
          <table:table-cell office:value-type="float" office:value="9135060970" table:style-name="ce35">
            <text:p>913506097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0" table:style-name="ce34">
            <text:p>350</text:p>
          </table:table-cell>
          <table:table-cell office:value-type="float" office:value="9135214779" table:style-name="ce35">
            <text:p>913521477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1" table:style-name="ce34">
            <text:p>351</text:p>
          </table:table-cell>
          <table:table-cell office:value-type="float" office:value="9135313422" table:style-name="ce35">
            <text:p>913531342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2" table:style-name="ce34">
            <text:p>352</text:p>
          </table:table-cell>
          <table:table-cell office:value-type="float" office:value="9135346275" table:style-name="ce35">
            <text:p>913534627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3" table:style-name="ce34">
            <text:p>353</text:p>
          </table:table-cell>
          <table:table-cell office:value-type="float" office:value="9135383503" table:style-name="ce35">
            <text:p>913538350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4" table:style-name="ce34">
            <text:p>354</text:p>
          </table:table-cell>
          <table:table-cell office:value-type="float" office:value="9135601978" table:style-name="ce35">
            <text:p>913560197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5" table:style-name="ce34">
            <text:p>355</text:p>
          </table:table-cell>
          <table:table-cell office:value-type="float" office:value="9135646414" table:style-name="ce35">
            <text:p>913564641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6" table:style-name="ce34">
            <text:p>356</text:p>
          </table:table-cell>
          <table:table-cell office:value-type="float" office:value="9135647060" table:style-name="ce35">
            <text:p>913564706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7" table:style-name="ce34">
            <text:p>357</text:p>
          </table:table-cell>
          <table:table-cell office:value-type="float" office:value="9136027278" table:style-name="ce35">
            <text:p>913602727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8" table:style-name="ce34">
            <text:p>358</text:p>
          </table:table-cell>
          <table:table-cell office:value-type="float" office:value="9137175647" table:style-name="ce35">
            <text:p>913717564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59" table:style-name="ce34">
            <text:p>359</text:p>
          </table:table-cell>
          <table:table-cell office:value-type="float" office:value="9138316150" table:style-name="ce35">
            <text:p>913831615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0" table:style-name="ce34">
            <text:p>360</text:p>
          </table:table-cell>
          <table:table-cell office:value-type="float" office:value="9138371515" table:style-name="ce35">
            <text:p>913837151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1" table:style-name="ce34">
            <text:p>361</text:p>
          </table:table-cell>
          <table:table-cell office:value-type="float" office:value="9138701922" table:style-name="ce35">
            <text:p>913870192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2" table:style-name="ce34">
            <text:p>362</text:p>
          </table:table-cell>
          <table:table-cell office:value-type="float" office:value="9139188885" table:style-name="ce35">
            <text:p>913918888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3" table:style-name="ce34">
            <text:p>363</text:p>
          </table:table-cell>
          <table:table-cell office:value-type="float" office:value="9140476525" table:style-name="ce35">
            <text:p>914047652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4" table:style-name="ce34">
            <text:p>364</text:p>
          </table:table-cell>
          <table:table-cell office:value-type="float" office:value="9140498525" table:style-name="ce35">
            <text:p>914049852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5" table:style-name="ce34">
            <text:p>365</text:p>
          </table:table-cell>
          <table:table-cell office:value-type="float" office:value="9140504980" table:style-name="ce35">
            <text:p>914050498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6" table:style-name="ce34">
            <text:p>366</text:p>
          </table:table-cell>
          <table:table-cell office:value-type="float" office:value="9140527964" table:style-name="ce35">
            <text:p>914052796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7" table:style-name="ce34">
            <text:p>367</text:p>
          </table:table-cell>
          <table:table-cell office:value-type="float" office:value="9140698922" table:style-name="ce35">
            <text:p>914069892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8" table:style-name="ce34">
            <text:p>368</text:p>
          </table:table-cell>
          <table:table-cell office:value-type="float" office:value="9140779749" table:style-name="ce35">
            <text:p>914077974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69" table:style-name="ce34">
            <text:p>369</text:p>
          </table:table-cell>
          <table:table-cell office:value-type="float" office:value="9141205916" table:style-name="ce35">
            <text:p>914120591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0" table:style-name="ce34">
            <text:p>370</text:p>
          </table:table-cell>
          <table:table-cell office:value-type="float" office:value="9141270308" table:style-name="ce35">
            <text:p>914127030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1" table:style-name="ce34">
            <text:p>371</text:p>
          </table:table-cell>
          <table:table-cell office:value-type="float" office:value="9141272325" table:style-name="ce35">
            <text:p>914127232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2" table:style-name="ce34">
            <text:p>372</text:p>
          </table:table-cell>
          <table:table-cell office:value-type="float" office:value="9141288826" table:style-name="ce35">
            <text:p>914128882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3" table:style-name="ce34">
            <text:p>373</text:p>
          </table:table-cell>
          <table:table-cell office:value-type="float" office:value="9141316829" table:style-name="ce35">
            <text:p>914131682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4" table:style-name="ce34">
            <text:p>374</text:p>
          </table:table-cell>
          <table:table-cell office:value-type="float" office:value="9141386266" table:style-name="ce35">
            <text:p>914138626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5" table:style-name="ce34">
            <text:p>375</text:p>
          </table:table-cell>
          <table:table-cell office:value-type="float" office:value="9141431216" table:style-name="ce35">
            <text:p>914143121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6" table:style-name="ce34">
            <text:p>376</text:p>
          </table:table-cell>
          <table:table-cell office:value-type="float" office:value="9141434245" table:style-name="ce35">
            <text:p>914143424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7" table:style-name="ce34">
            <text:p>377</text:p>
          </table:table-cell>
          <table:table-cell office:value-type="float" office:value="9141615847" table:style-name="ce35">
            <text:p>914161584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8" table:style-name="ce34">
            <text:p>378</text:p>
          </table:table-cell>
          <table:table-cell office:value-type="float" office:value="9141928810" table:style-name="ce35">
            <text:p>914192881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79" table:style-name="ce34">
            <text:p>379</text:p>
          </table:table-cell>
          <table:table-cell office:value-type="float" office:value="9141935445" table:style-name="ce35">
            <text:p>914193544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0" table:style-name="ce34">
            <text:p>380</text:p>
          </table:table-cell>
          <table:table-cell office:value-type="float" office:value="9141940400" table:style-name="ce35">
            <text:p>914194040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1" table:style-name="ce34">
            <text:p>381</text:p>
          </table:table-cell>
          <table:table-cell office:value-type="float" office:value="9142002254" table:style-name="ce35">
            <text:p>914200225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2" table:style-name="ce34">
            <text:p>382</text:p>
          </table:table-cell>
          <table:table-cell office:value-type="float" office:value="9142014289" table:style-name="ce35">
            <text:p>914201428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3" table:style-name="ce34">
            <text:p>383</text:p>
          </table:table-cell>
          <table:table-cell office:value-type="float" office:value="9142018380" table:style-name="ce35">
            <text:p>914201838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4" table:style-name="ce34">
            <text:p>384</text:p>
          </table:table-cell>
          <table:table-cell office:value-type="float" office:value="9142030608" table:style-name="ce35">
            <text:p>914203060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5" table:style-name="ce34">
            <text:p>385</text:p>
          </table:table-cell>
          <table:table-cell office:value-type="float" office:value="9142067340" table:style-name="ce35">
            <text:p>914206734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6" table:style-name="ce34">
            <text:p>386</text:p>
          </table:table-cell>
          <table:table-cell office:value-type="float" office:value="9142107555" table:style-name="ce35">
            <text:p>914210755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7" table:style-name="ce34">
            <text:p>387</text:p>
          </table:table-cell>
          <table:table-cell office:value-type="float" office:value="9142271361" table:style-name="ce35">
            <text:p>914227136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8" table:style-name="ce34">
            <text:p>388</text:p>
          </table:table-cell>
          <table:table-cell office:value-type="float" office:value="9142276278" table:style-name="ce35">
            <text:p>914227627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89" table:style-name="ce34">
            <text:p>389</text:p>
          </table:table-cell>
          <table:table-cell office:value-type="float" office:value="9142339164" table:style-name="ce35">
            <text:p>914233916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0" table:style-name="ce34">
            <text:p>390</text:p>
          </table:table-cell>
          <table:table-cell office:value-type="float" office:value="9142413884" table:style-name="ce35">
            <text:p>914241388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1" table:style-name="ce34">
            <text:p>391</text:p>
          </table:table-cell>
          <table:table-cell office:value-type="float" office:value="9142697113" table:style-name="ce35">
            <text:p>914269711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2" table:style-name="ce34">
            <text:p>392</text:p>
          </table:table-cell>
          <table:table-cell office:value-type="float" office:value="9142714438" table:style-name="ce35">
            <text:p>914271443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3" table:style-name="ce34">
            <text:p>393</text:p>
          </table:table-cell>
          <table:table-cell office:value-type="float" office:value="9142912246" table:style-name="ce35">
            <text:p>914291224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4" table:style-name="ce34">
            <text:p>394</text:p>
          </table:table-cell>
          <table:table-cell office:value-type="float" office:value="9143715650" table:style-name="ce35">
            <text:p>914371565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5" table:style-name="ce34">
            <text:p>395</text:p>
          </table:table-cell>
          <table:table-cell office:value-type="float" office:value="9143973616" table:style-name="ce35">
            <text:p>914397361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6" table:style-name="ce34">
            <text:p>396</text:p>
          </table:table-cell>
          <table:table-cell office:value-type="float" office:value="9144054868" table:style-name="ce35">
            <text:p>914405486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7" table:style-name="ce34">
            <text:p>397</text:p>
          </table:table-cell>
          <table:table-cell office:value-type="float" office:value="9144101374" table:style-name="ce35">
            <text:p>914410137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8" table:style-name="ce34">
            <text:p>398</text:p>
          </table:table-cell>
          <table:table-cell office:value-type="float" office:value="9144283449" table:style-name="ce35">
            <text:p>914428344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399" table:style-name="ce34">
            <text:p>399</text:p>
          </table:table-cell>
          <table:table-cell office:value-type="float" office:value="9144346270" table:style-name="ce35">
            <text:p>914434627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0" table:style-name="ce34">
            <text:p>400</text:p>
          </table:table-cell>
          <table:table-cell office:value-type="float" office:value="9144347620" table:style-name="ce35">
            <text:p>914434762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1" table:style-name="ce34">
            <text:p>401</text:p>
          </table:table-cell>
          <table:table-cell office:value-type="float" office:value="9144441881" table:style-name="ce35">
            <text:p>914444188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2" table:style-name="ce34">
            <text:p>402</text:p>
          </table:table-cell>
          <table:table-cell office:value-type="float" office:value="9144456967" table:style-name="ce35">
            <text:p>914445696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3" table:style-name="ce34">
            <text:p>403</text:p>
          </table:table-cell>
          <table:table-cell office:value-type="float" office:value="9144483001" table:style-name="ce35">
            <text:p>914448300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4" table:style-name="ce34">
            <text:p>404</text:p>
          </table:table-cell>
          <table:table-cell office:value-type="float" office:value="9144592729" table:style-name="ce35">
            <text:p>914459272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5" table:style-name="ce34">
            <text:p>405</text:p>
          </table:table-cell>
          <table:table-cell office:value-type="float" office:value="9144660846" table:style-name="ce35">
            <text:p>914466084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6" table:style-name="ce34">
            <text:p>406</text:p>
          </table:table-cell>
          <table:table-cell office:value-type="float" office:value="9144774697" table:style-name="ce35">
            <text:p>914477469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7" table:style-name="ce34">
            <text:p>407</text:p>
          </table:table-cell>
          <table:table-cell office:value-type="float" office:value="9144796066" table:style-name="ce35">
            <text:p>914479606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8" table:style-name="ce34">
            <text:p>408</text:p>
          </table:table-cell>
          <table:table-cell office:value-type="float" office:value="9144819787" table:style-name="ce35">
            <text:p>914481978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09" table:style-name="ce34">
            <text:p>409</text:p>
          </table:table-cell>
          <table:table-cell office:value-type="float" office:value="9144914926" table:style-name="ce35">
            <text:p>914491492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0" table:style-name="ce34">
            <text:p>410</text:p>
          </table:table-cell>
          <table:table-cell office:value-type="float" office:value="9144947024" table:style-name="ce35">
            <text:p>914494702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1" table:style-name="ce34">
            <text:p>411</text:p>
          </table:table-cell>
          <table:table-cell office:value-type="float" office:value="9144971197" table:style-name="ce35">
            <text:p>914497119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2" table:style-name="ce34">
            <text:p>412</text:p>
          </table:table-cell>
          <table:table-cell office:value-type="float" office:value="9145054516" table:style-name="ce35">
            <text:p>914505451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3" table:style-name="ce34">
            <text:p>413</text:p>
          </table:table-cell>
          <table:table-cell office:value-type="float" office:value="9145125478" table:style-name="ce35">
            <text:p>914512547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4" table:style-name="ce34">
            <text:p>414</text:p>
          </table:table-cell>
          <table:table-cell office:value-type="float" office:value="9145213423" table:style-name="ce35">
            <text:p>914521342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5" table:style-name="ce34">
            <text:p>415</text:p>
          </table:table-cell>
          <table:table-cell office:value-type="float" office:value="9145227735" table:style-name="ce35">
            <text:p>914522773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6" table:style-name="ce34">
            <text:p>416</text:p>
          </table:table-cell>
          <table:table-cell office:value-type="float" office:value="9145413534" table:style-name="ce35">
            <text:p>914541353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7" table:style-name="ce34">
            <text:p>417</text:p>
          </table:table-cell>
          <table:table-cell office:value-type="float" office:value="9145527546" table:style-name="ce35">
            <text:p>914552754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8" table:style-name="ce34">
            <text:p>418</text:p>
          </table:table-cell>
          <table:table-cell office:value-type="float" office:value="9145598280" table:style-name="ce35">
            <text:p>914559828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19" table:style-name="ce34">
            <text:p>419</text:p>
          </table:table-cell>
          <table:table-cell office:value-type="float" office:value="9145673860" table:style-name="ce35">
            <text:p>914567386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0" table:style-name="ce34">
            <text:p>420</text:p>
          </table:table-cell>
          <table:table-cell office:value-type="float" office:value="9145734246" table:style-name="ce35">
            <text:p>914573424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1" table:style-name="ce34">
            <text:p>421</text:p>
          </table:table-cell>
          <table:table-cell office:value-type="float" office:value="9145824315" table:style-name="ce35">
            <text:p>914582431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2" table:style-name="ce34">
            <text:p>422</text:p>
          </table:table-cell>
          <table:table-cell office:value-type="float" office:value="9145956349" table:style-name="ce35">
            <text:p>914595634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3" table:style-name="ce34">
            <text:p>423</text:p>
          </table:table-cell>
          <table:table-cell office:value-type="float" office:value="9146005639" table:style-name="ce35">
            <text:p>914600563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4" table:style-name="ce34">
            <text:p>424</text:p>
          </table:table-cell>
          <table:table-cell office:value-type="float" office:value="9146325168" table:style-name="ce35">
            <text:p>914632516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5" table:style-name="ce34">
            <text:p>425</text:p>
          </table:table-cell>
          <table:table-cell office:value-type="float" office:value="9146361908" table:style-name="ce35">
            <text:p>914636190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6" table:style-name="ce34">
            <text:p>426</text:p>
          </table:table-cell>
          <table:table-cell office:value-type="float" office:value="9146474049" table:style-name="ce35">
            <text:p>914647404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7" table:style-name="ce34">
            <text:p>427</text:p>
          </table:table-cell>
          <table:table-cell office:value-type="float" office:value="9146908766" table:style-name="ce35">
            <text:p>914690876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8" table:style-name="ce34">
            <text:p>428</text:p>
          </table:table-cell>
          <table:table-cell office:value-type="float" office:value="9146966586" table:style-name="ce35">
            <text:p>914696658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29" table:style-name="ce34">
            <text:p>429</text:p>
          </table:table-cell>
          <table:table-cell office:value-type="float" office:value="9147112340" table:style-name="ce35">
            <text:p>914711234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0" table:style-name="ce34">
            <text:p>430</text:p>
          </table:table-cell>
          <table:table-cell office:value-type="float" office:value="9147333135" table:style-name="ce35">
            <text:p>914733313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1" table:style-name="ce34">
            <text:p>431</text:p>
          </table:table-cell>
          <table:table-cell office:value-type="float" office:value="9147365957" table:style-name="ce35">
            <text:p>914736595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2" table:style-name="ce34">
            <text:p>432</text:p>
          </table:table-cell>
          <table:table-cell office:value-type="float" office:value="9147560429" table:style-name="ce35">
            <text:p>914756042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3" table:style-name="ce34">
            <text:p>433</text:p>
          </table:table-cell>
          <table:table-cell office:value-type="float" office:value="9147571325" table:style-name="ce35">
            <text:p>914757132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4" table:style-name="ce34">
            <text:p>434</text:p>
          </table:table-cell>
          <table:table-cell office:value-type="float" office:value="9147731455" table:style-name="ce35">
            <text:p>914773145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5" table:style-name="ce34">
            <text:p>435</text:p>
          </table:table-cell>
          <table:table-cell office:value-type="float" office:value="9147791236" table:style-name="ce35">
            <text:p>914779123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6" table:style-name="ce34">
            <text:p>436</text:p>
          </table:table-cell>
          <table:table-cell office:value-type="float" office:value="9147805268" table:style-name="ce35">
            <text:p>914780526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7" table:style-name="ce34">
            <text:p>437</text:p>
          </table:table-cell>
          <table:table-cell office:value-type="float" office:value="9147847652" table:style-name="ce35">
            <text:p>914784765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8" table:style-name="ce34">
            <text:p>438</text:p>
          </table:table-cell>
          <table:table-cell office:value-type="float" office:value="9147870259" table:style-name="ce35">
            <text:p>914787025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39" table:style-name="ce34">
            <text:p>439</text:p>
          </table:table-cell>
          <table:table-cell office:value-type="float" office:value="9147915100" table:style-name="ce35">
            <text:p>914791510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0" table:style-name="ce34">
            <text:p>440</text:p>
          </table:table-cell>
          <table:table-cell office:value-type="float" office:value="9148331456" table:style-name="ce35">
            <text:p>914833145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1" table:style-name="ce34">
            <text:p>441</text:p>
          </table:table-cell>
          <table:table-cell office:value-type="float" office:value="9148379833" table:style-name="ce35">
            <text:p>914837983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2" table:style-name="ce34">
            <text:p>442</text:p>
          </table:table-cell>
          <table:table-cell office:value-type="float" office:value="9148408225" table:style-name="ce35">
            <text:p>914840822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3" table:style-name="ce34">
            <text:p>443</text:p>
          </table:table-cell>
          <table:table-cell office:value-type="float" office:value="9148409437" table:style-name="ce35">
            <text:p>914840943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4" table:style-name="ce34">
            <text:p>444</text:p>
          </table:table-cell>
          <table:table-cell office:value-type="float" office:value="9148444433" table:style-name="ce35">
            <text:p>914844443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5" table:style-name="ce34">
            <text:p>445</text:p>
          </table:table-cell>
          <table:table-cell office:value-type="float" office:value="9148887894" table:style-name="ce35">
            <text:p>914888789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6" table:style-name="ce34">
            <text:p>446</text:p>
          </table:table-cell>
          <table:table-cell office:value-type="float" office:value="9148905228" table:style-name="ce35">
            <text:p>914890522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7" table:style-name="ce34">
            <text:p>447</text:p>
          </table:table-cell>
          <table:table-cell office:value-type="float" office:value="9148969677" table:style-name="ce35">
            <text:p>914896967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8" table:style-name="ce34">
            <text:p>448</text:p>
          </table:table-cell>
          <table:table-cell office:value-type="float" office:value="9148969865" table:style-name="ce35">
            <text:p>914896986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49" table:style-name="ce34">
            <text:p>449</text:p>
          </table:table-cell>
          <table:table-cell office:value-type="float" office:value="9149114895" table:style-name="ce35">
            <text:p>914911489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0" table:style-name="ce34">
            <text:p>450</text:p>
          </table:table-cell>
          <table:table-cell office:value-type="float" office:value="9149205481" table:style-name="ce35">
            <text:p>914920548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1" table:style-name="ce34">
            <text:p>451</text:p>
          </table:table-cell>
          <table:table-cell office:value-type="float" office:value="9149444442" table:style-name="ce35">
            <text:p>914944444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2" table:style-name="ce34">
            <text:p>452</text:p>
          </table:table-cell>
          <table:table-cell office:value-type="float" office:value="9149529882" table:style-name="ce35">
            <text:p>914952988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3" table:style-name="ce34">
            <text:p>453</text:p>
          </table:table-cell>
          <table:table-cell office:value-type="float" office:value="9149604211" table:style-name="ce35">
            <text:p>914960421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4" table:style-name="ce34">
            <text:p>454</text:p>
          </table:table-cell>
          <table:table-cell office:value-type="float" office:value="9149851935" table:style-name="ce35">
            <text:p>914985193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5" table:style-name="ce34">
            <text:p>455</text:p>
          </table:table-cell>
          <table:table-cell office:value-type="float" office:value="9149928390" table:style-name="ce35">
            <text:p>914992839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6" table:style-name="ce34">
            <text:p>456</text:p>
          </table:table-cell>
          <table:table-cell office:value-type="float" office:value="9149982779" table:style-name="ce35">
            <text:p>914998277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7" table:style-name="ce34">
            <text:p>457</text:p>
          </table:table-cell>
          <table:table-cell office:value-type="float" office:value="9151488552" table:style-name="ce35">
            <text:p>915148855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8" table:style-name="ce34">
            <text:p>458</text:p>
          </table:table-cell>
          <table:table-cell office:value-type="float" office:value="9151800498" table:style-name="ce35">
            <text:p>915180049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59" table:style-name="ce34">
            <text:p>459</text:p>
          </table:table-cell>
          <table:table-cell office:value-type="float" office:value="9153818800" table:style-name="ce35">
            <text:p>915381880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0" table:style-name="ce34">
            <text:p>460</text:p>
          </table:table-cell>
          <table:table-cell office:value-type="float" office:value="9155481465" table:style-name="ce35">
            <text:p>915548146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1" table:style-name="ce34">
            <text:p>461</text:p>
          </table:table-cell>
          <table:table-cell office:value-type="float" office:value="9155715388" table:style-name="ce35">
            <text:p>915571538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2" table:style-name="ce34">
            <text:p>462</text:p>
          </table:table-cell>
          <table:table-cell office:value-type="float" office:value="9156371101" table:style-name="ce35">
            <text:p>915637110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3" table:style-name="ce34">
            <text:p>463</text:p>
          </table:table-cell>
          <table:table-cell office:value-type="float" office:value="9156628809" table:style-name="ce35">
            <text:p>915662880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4" table:style-name="ce34">
            <text:p>464</text:p>
          </table:table-cell>
          <table:table-cell office:value-type="float" office:value="9157007695" table:style-name="ce35">
            <text:p>915700769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5" table:style-name="ce34">
            <text:p>465</text:p>
          </table:table-cell>
          <table:table-cell office:value-type="float" office:value="9157278617" table:style-name="ce35">
            <text:p>915727861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6" table:style-name="ce34">
            <text:p>466</text:p>
          </table:table-cell>
          <table:table-cell office:value-type="float" office:value="9157681092" table:style-name="ce35">
            <text:p>915768109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7" table:style-name="ce34">
            <text:p>467</text:p>
          </table:table-cell>
          <table:table-cell office:value-type="float" office:value="9159098872" table:style-name="ce35">
            <text:p>915909887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8" table:style-name="ce34">
            <text:p>468</text:p>
          </table:table-cell>
          <table:table-cell office:value-type="float" office:value="9159468948" table:style-name="ce35">
            <text:p>915946894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69" table:style-name="ce34">
            <text:p>469</text:p>
          </table:table-cell>
          <table:table-cell office:value-type="float" office:value="9159826304" table:style-name="ce35">
            <text:p>915982630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0" table:style-name="ce34">
            <text:p>470</text:p>
          </table:table-cell>
          <table:table-cell office:value-type="float" office:value="9160063314" table:style-name="ce35">
            <text:p>916006331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1" table:style-name="ce34">
            <text:p>471</text:p>
          </table:table-cell>
          <table:table-cell office:value-type="float" office:value="9161064010" table:style-name="ce35">
            <text:p>916106401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2" table:style-name="ce34">
            <text:p>472</text:p>
          </table:table-cell>
          <table:table-cell office:value-type="float" office:value="9161646753" table:style-name="ce35">
            <text:p>916164675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3" table:style-name="ce34">
            <text:p>473</text:p>
          </table:table-cell>
          <table:table-cell office:value-type="float" office:value="9161691154" table:style-name="ce35">
            <text:p>916169115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4" table:style-name="ce34">
            <text:p>474</text:p>
          </table:table-cell>
          <table:table-cell office:value-type="float" office:value="9162372227" table:style-name="ce35">
            <text:p>916237222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5" table:style-name="ce34">
            <text:p>475</text:p>
          </table:table-cell>
          <table:table-cell office:value-type="float" office:value="9162657376" table:style-name="ce35">
            <text:p>916265737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6" table:style-name="ce34">
            <text:p>476</text:p>
          </table:table-cell>
          <table:table-cell office:value-type="float" office:value="9164751273" table:style-name="ce35">
            <text:p>916475127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7" table:style-name="ce34">
            <text:p>477</text:p>
          </table:table-cell>
          <table:table-cell office:value-type="float" office:value="9166989982" table:style-name="ce35">
            <text:p>916698998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8" table:style-name="ce34">
            <text:p>478</text:p>
          </table:table-cell>
          <table:table-cell office:value-type="float" office:value="9167528501" table:style-name="ce35">
            <text:p>916752850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79" table:style-name="ce34">
            <text:p>479</text:p>
          </table:table-cell>
          <table:table-cell office:value-type="float" office:value="9168725007" table:style-name="ce35">
            <text:p>916872500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0" table:style-name="ce34">
            <text:p>480</text:p>
          </table:table-cell>
          <table:table-cell office:value-type="float" office:value="9169278631" table:style-name="ce35">
            <text:p>916927863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1" table:style-name="ce34">
            <text:p>481</text:p>
          </table:table-cell>
          <table:table-cell office:value-type="float" office:value="9170472988" table:style-name="ce35">
            <text:p>917047298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2" table:style-name="ce34">
            <text:p>482</text:p>
          </table:table-cell>
          <table:table-cell office:value-type="float" office:value="9170943817" table:style-name="ce35">
            <text:p>917094381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3" table:style-name="ce34">
            <text:p>483</text:p>
          </table:table-cell>
          <table:table-cell office:value-type="float" office:value="9172212786" table:style-name="ce35">
            <text:p>917221278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4" table:style-name="ce34">
            <text:p>484</text:p>
          </table:table-cell>
          <table:table-cell office:value-type="float" office:value="9172250875" table:style-name="ce35">
            <text:p>917225087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5" table:style-name="ce34">
            <text:p>485</text:p>
          </table:table-cell>
          <table:table-cell office:value-type="float" office:value="9173601959" table:style-name="ce35">
            <text:p>917360195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6" table:style-name="ce34">
            <text:p>486</text:p>
          </table:table-cell>
          <table:table-cell office:value-type="float" office:value="9173842284" table:style-name="ce35">
            <text:p>917384228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7" table:style-name="ce34">
            <text:p>487</text:p>
          </table:table-cell>
          <table:table-cell office:value-type="float" office:value="9173950786" table:style-name="ce35">
            <text:p>917395078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8" table:style-name="ce34">
            <text:p>488</text:p>
          </table:table-cell>
          <table:table-cell office:value-type="float" office:value="9174036511" table:style-name="ce35">
            <text:p>917403651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89" table:style-name="ce34">
            <text:p>489</text:p>
          </table:table-cell>
          <table:table-cell office:value-type="float" office:value="9174062354" table:style-name="ce35">
            <text:p>917406235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0" table:style-name="ce34">
            <text:p>490</text:p>
          </table:table-cell>
          <table:table-cell office:value-type="float" office:value="9174082907" table:style-name="ce35">
            <text:p>917408290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1" table:style-name="ce34">
            <text:p>491</text:p>
          </table:table-cell>
          <table:table-cell office:value-type="float" office:value="9174127117" table:style-name="ce35">
            <text:p>917412711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2" table:style-name="ce34">
            <text:p>492</text:p>
          </table:table-cell>
          <table:table-cell office:value-type="float" office:value="9174474787" table:style-name="ce35">
            <text:p>917447478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3" table:style-name="ce34">
            <text:p>493</text:p>
          </table:table-cell>
          <table:table-cell office:value-type="float" office:value="9174596074" table:style-name="ce35">
            <text:p>917459607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4" table:style-name="ce34">
            <text:p>494</text:p>
          </table:table-cell>
          <table:table-cell office:value-type="float" office:value="9176095711" table:style-name="ce35">
            <text:p>917609571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5" table:style-name="ce34">
            <text:p>495</text:p>
          </table:table-cell>
          <table:table-cell office:value-type="float" office:value="9176540806" table:style-name="ce35">
            <text:p>917654080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6" table:style-name="ce34">
            <text:p>496</text:p>
          </table:table-cell>
          <table:table-cell office:value-type="float" office:value="9176574482" table:style-name="ce35">
            <text:p>917657448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7" table:style-name="ce34">
            <text:p>497</text:p>
          </table:table-cell>
          <table:table-cell office:value-type="float" office:value="9177461801" table:style-name="ce35">
            <text:p>917746180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8" table:style-name="ce34">
            <text:p>498</text:p>
          </table:table-cell>
          <table:table-cell office:value-type="float" office:value="9177566750" table:style-name="ce35">
            <text:p>917756675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499" table:style-name="ce34">
            <text:p>499</text:p>
          </table:table-cell>
          <table:table-cell office:value-type="float" office:value="9177917191" table:style-name="ce35">
            <text:p>917791719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0" table:style-name="ce34">
            <text:p>500</text:p>
          </table:table-cell>
          <table:table-cell office:value-type="float" office:value="9178073248" table:style-name="ce35">
            <text:p>917807324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1" table:style-name="ce34">
            <text:p>501</text:p>
          </table:table-cell>
          <table:table-cell office:value-type="float" office:value="9178081301" table:style-name="ce35">
            <text:p>917808130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2" table:style-name="ce34">
            <text:p>502</text:p>
          </table:table-cell>
          <table:table-cell office:value-type="float" office:value="9179106773" table:style-name="ce35">
            <text:p>917910677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3" table:style-name="ce34">
            <text:p>503</text:p>
          </table:table-cell>
          <table:table-cell office:value-type="float" office:value="9180759154" table:style-name="ce35">
            <text:p>918075915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4" table:style-name="ce34">
            <text:p>504</text:p>
          </table:table-cell>
          <table:table-cell office:value-type="float" office:value="9180930443" table:style-name="ce35">
            <text:p>918093044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5" table:style-name="ce34">
            <text:p>505</text:p>
          </table:table-cell>
          <table:table-cell office:value-type="float" office:value="9181187275" table:style-name="ce35">
            <text:p>918118727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6" table:style-name="ce34">
            <text:p>506</text:p>
          </table:table-cell>
          <table:table-cell office:value-type="float" office:value="9181429648" table:style-name="ce35">
            <text:p>918142964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7" table:style-name="ce34">
            <text:p>507</text:p>
          </table:table-cell>
          <table:table-cell office:value-type="float" office:value="9182551907" table:style-name="ce35">
            <text:p>918255190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8" table:style-name="ce34">
            <text:p>508</text:p>
          </table:table-cell>
          <table:table-cell office:value-type="float" office:value="9183426357" table:style-name="ce35">
            <text:p>918342635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09" table:style-name="ce34">
            <text:p>509</text:p>
          </table:table-cell>
          <table:table-cell office:value-type="float" office:value="9183718762" table:style-name="ce35">
            <text:p>918371876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0" table:style-name="ce34">
            <text:p>510</text:p>
          </table:table-cell>
          <table:table-cell office:value-type="float" office:value="9183836588" table:style-name="ce35">
            <text:p>918383658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1" table:style-name="ce34">
            <text:p>511</text:p>
          </table:table-cell>
          <table:table-cell office:value-type="float" office:value="9184992075" table:style-name="ce35">
            <text:p>918499207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2" table:style-name="ce34">
            <text:p>512</text:p>
          </table:table-cell>
          <table:table-cell office:value-type="float" office:value="9185173170" table:style-name="ce35">
            <text:p>918517317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3" table:style-name="ce34">
            <text:p>513</text:p>
          </table:table-cell>
          <table:table-cell office:value-type="float" office:value="9185347556" table:style-name="ce35">
            <text:p>918534755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4" table:style-name="ce34">
            <text:p>514</text:p>
          </table:table-cell>
          <table:table-cell office:value-type="float" office:value="9185488759" table:style-name="ce35">
            <text:p>918548875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5" table:style-name="ce34">
            <text:p>515</text:p>
          </table:table-cell>
          <table:table-cell office:value-type="float" office:value="9185796644" table:style-name="ce35">
            <text:p>918579664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6" table:style-name="ce34">
            <text:p>516</text:p>
          </table:table-cell>
          <table:table-cell office:value-type="float" office:value="9186078624" table:style-name="ce35">
            <text:p>918607862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7" table:style-name="ce34">
            <text:p>517</text:p>
          </table:table-cell>
          <table:table-cell office:value-type="float" office:value="9186329372" table:style-name="ce35">
            <text:p>918632937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8" table:style-name="ce34">
            <text:p>518</text:p>
          </table:table-cell>
          <table:table-cell office:value-type="float" office:value="9186781788" table:style-name="ce35">
            <text:p>918678178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19" table:style-name="ce34">
            <text:p>519</text:p>
          </table:table-cell>
          <table:table-cell office:value-type="float" office:value="9187233711" table:style-name="ce35">
            <text:p>918723371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0" table:style-name="ce34">
            <text:p>520</text:p>
          </table:table-cell>
          <table:table-cell office:value-type="float" office:value="9187918667" table:style-name="ce35">
            <text:p>918791866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1" table:style-name="ce34">
            <text:p>521</text:p>
          </table:table-cell>
          <table:table-cell office:value-type="float" office:value="9190282708" table:style-name="ce35">
            <text:p>9190282708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2" table:style-name="ce34">
            <text:p>522</text:p>
          </table:table-cell>
          <table:table-cell office:value-type="float" office:value="9191433241" table:style-name="ce35">
            <text:p>919143324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3" table:style-name="ce34">
            <text:p>523</text:p>
          </table:table-cell>
          <table:table-cell office:value-type="float" office:value="9192177804" table:style-name="ce35">
            <text:p>919217780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4" table:style-name="ce34">
            <text:p>524</text:p>
          </table:table-cell>
          <table:table-cell office:value-type="float" office:value="9192876971" table:style-name="ce35">
            <text:p>919287697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5" table:style-name="ce34">
            <text:p>525</text:p>
          </table:table-cell>
          <table:table-cell office:value-type="float" office:value="9193853052" table:style-name="ce35">
            <text:p>919385305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6" table:style-name="ce34">
            <text:p>526</text:p>
          </table:table-cell>
          <table:table-cell office:value-type="float" office:value="9193900216" table:style-name="ce35">
            <text:p>919390021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7" table:style-name="ce34">
            <text:p>527</text:p>
          </table:table-cell>
          <table:table-cell office:value-type="float" office:value="9194507400" table:style-name="ce35">
            <text:p>919450740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8" table:style-name="ce34">
            <text:p>528</text:p>
          </table:table-cell>
          <table:table-cell office:value-type="float" office:value="9194629427" table:style-name="ce35">
            <text:p>9194629427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29" table:style-name="ce34">
            <text:p>529</text:p>
          </table:table-cell>
          <table:table-cell office:value-type="float" office:value="9194879721" table:style-name="ce35">
            <text:p>919487972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0" table:style-name="ce34">
            <text:p>530</text:p>
          </table:table-cell>
          <table:table-cell office:value-type="float" office:value="9194887546" table:style-name="ce35">
            <text:p>9194887546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1" table:style-name="ce34">
            <text:p>531</text:p>
          </table:table-cell>
          <table:table-cell office:value-type="float" office:value="9194992652" table:style-name="ce35">
            <text:p>9194992652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2" table:style-name="ce34">
            <text:p>532</text:p>
          </table:table-cell>
          <table:table-cell office:value-type="float" office:value="9195505003" table:style-name="ce35">
            <text:p>919550500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3" table:style-name="ce34">
            <text:p>533</text:p>
          </table:table-cell>
          <table:table-cell office:value-type="float" office:value="9195767143" table:style-name="ce35">
            <text:p>9195767143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4" table:style-name="ce34">
            <text:p>534</text:p>
          </table:table-cell>
          <table:table-cell office:value-type="float" office:value="9196110095" table:style-name="ce35">
            <text:p>919611009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5" table:style-name="ce34">
            <text:p>535</text:p>
          </table:table-cell>
          <table:table-cell office:value-type="float" office:value="9196567429" table:style-name="ce35">
            <text:p>9196567429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6" table:style-name="ce34">
            <text:p>536</text:p>
          </table:table-cell>
          <table:table-cell office:value-type="float" office:value="9196826331" table:style-name="ce35">
            <text:p>9196826331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7" table:style-name="ce34">
            <text:p>537</text:p>
          </table:table-cell>
          <table:table-cell office:value-type="float" office:value="9197360585" table:style-name="ce35">
            <text:p>919736058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8" table:style-name="ce34">
            <text:p>538</text:p>
          </table:table-cell>
          <table:table-cell office:value-type="float" office:value="9198533390" table:style-name="ce35">
            <text:p>9198533390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39" table:style-name="ce34">
            <text:p>539</text:p>
          </table:table-cell>
          <table:table-cell office:value-type="float" office:value="9198650255" table:style-name="ce35">
            <text:p>9198650255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 table:visibility="collapse">
          <table:table-cell office:value-type="float" office:value="540" table:style-name="ce34">
            <text:p>540</text:p>
          </table:table-cell>
          <table:table-cell office:value-type="float" office:value="9198680844" table:style-name="ce35">
            <text:p>9198680844</text:p>
          </table:table-cell>
          <table:table-cell table:number-columns-repeated="3" table:style-name="ce36"/>
          <table:table-cell table:number-columns-repeated="16379" table:style-name="ce34"/>
        </table:table-row>
        <table:table-row table:style-name="ro2">
          <table:table-cell office:value-type="float" office:value="541" table:style-name="ce17">
            <text:p>541</text:p>
          </table:table-cell>
          <table:table-cell office:value-type="float" office:value="9200042380" table:style-name="ce9">
            <text:p>9200042380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2" table:style-name="ce17">
            <text:p>542</text:p>
          </table:table-cell>
          <table:table-cell office:value-type="float" office:value="9201729703" table:style-name="ce9">
            <text:p>9201729703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3" table:style-name="ce17">
            <text:p>543</text:p>
          </table:table-cell>
          <table:table-cell office:value-type="float" office:value="9202871419" table:style-name="ce9">
            <text:p>9202871419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4" table:style-name="ce17">
            <text:p>544</text:p>
          </table:table-cell>
          <table:table-cell office:value-type="float" office:value="9203023614" table:style-name="ce9">
            <text:p>9203023614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5" table:style-name="ce17">
            <text:p>545</text:p>
          </table:table-cell>
          <table:table-cell office:value-type="float" office:value="9203726350" table:style-name="ce9">
            <text:p>9203726350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6" table:style-name="ce17">
            <text:p>546</text:p>
          </table:table-cell>
          <table:table-cell office:value-type="float" office:value="9204852072" table:style-name="ce9">
            <text:p>9204852072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7" table:style-name="ce17">
            <text:p>547</text:p>
          </table:table-cell>
          <table:table-cell office:value-type="float" office:value="9205561779" table:style-name="ce9">
            <text:p>9205561779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8" table:style-name="ce17">
            <text:p>548</text:p>
          </table:table-cell>
          <table:table-cell office:value-type="float" office:value="9205803788" table:style-name="ce9">
            <text:p>9205803788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49" table:style-name="ce17">
            <text:p>549</text:p>
          </table:table-cell>
          <table:table-cell office:value-type="float" office:value="9205857539" table:style-name="ce9">
            <text:p>9205857539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0" table:style-name="ce17">
            <text:p>550</text:p>
          </table:table-cell>
          <table:table-cell office:value-type="float" office:value="9206130385" table:style-name="ce9">
            <text:p>9206130385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1" table:style-name="ce17">
            <text:p>551</text:p>
          </table:table-cell>
          <table:table-cell office:value-type="float" office:value="9206551401" table:style-name="ce9">
            <text:p>9206551401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2" table:style-name="ce17">
            <text:p>552</text:p>
          </table:table-cell>
          <table:table-cell office:value-type="float" office:value="9206984002" table:style-name="ce9">
            <text:p>9206984002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3" table:style-name="ce17">
            <text:p>553</text:p>
          </table:table-cell>
          <table:table-cell office:value-type="float" office:value="9207043546" table:style-name="ce9">
            <text:p>9207043546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4" table:style-name="ce17">
            <text:p>554</text:p>
          </table:table-cell>
          <table:table-cell office:value-type="float" office:value="9207089114" table:style-name="ce9">
            <text:p>9207089114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5" table:style-name="ce17">
            <text:p>555</text:p>
          </table:table-cell>
          <table:table-cell office:value-type="float" office:value="9207119799" table:style-name="ce9">
            <text:p>9207119799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6" table:style-name="ce17">
            <text:p>556</text:p>
          </table:table-cell>
          <table:table-cell office:value-type="float" office:value="9207157855" table:style-name="ce9">
            <text:p>9207157855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7" table:style-name="ce17">
            <text:p>557</text:p>
          </table:table-cell>
          <table:table-cell office:value-type="float" office:value="9207167518" table:style-name="ce9">
            <text:p>9207167518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8" table:style-name="ce17">
            <text:p>558</text:p>
          </table:table-cell>
          <table:table-cell office:value-type="float" office:value="9208915299" table:style-name="ce9">
            <text:p>9208915299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59" table:style-name="ce17">
            <text:p>559</text:p>
          </table:table-cell>
          <table:table-cell office:value-type="float" office:value="9208986668" table:style-name="ce9">
            <text:p>9208986668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0" table:style-name="ce17">
            <text:p>560</text:p>
          </table:table-cell>
          <table:table-cell office:value-type="float" office:value="9209211966" table:style-name="ce9">
            <text:p>9209211966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1" table:style-name="ce17">
            <text:p>561</text:p>
          </table:table-cell>
          <table:table-cell office:value-type="float" office:value="9209612691" table:style-name="ce9">
            <text:p>9209612691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2" table:style-name="ce17">
            <text:p>562</text:p>
          </table:table-cell>
          <table:table-cell office:value-type="float" office:value="9210138065" table:style-name="ce9">
            <text:p>9210138065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3" table:style-name="ce17">
            <text:p>563</text:p>
          </table:table-cell>
          <table:table-cell office:value-type="float" office:value="9210188799" table:style-name="ce9">
            <text:p>9210188799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4" table:style-name="ce17">
            <text:p>564</text:p>
          </table:table-cell>
          <table:table-cell office:value-type="float" office:value="9210268912" table:style-name="ce9">
            <text:p>9210268912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5" table:style-name="ce17">
            <text:p>565</text:p>
          </table:table-cell>
          <table:table-cell office:value-type="float" office:value="9210647837" table:style-name="ce9">
            <text:p>9210647837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6" table:style-name="ce17">
            <text:p>566</text:p>
          </table:table-cell>
          <table:table-cell office:value-type="float" office:value="9211671423" table:style-name="ce9">
            <text:p>9211671423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7" table:style-name="ce17">
            <text:p>567</text:p>
          </table:table-cell>
          <table:table-cell office:value-type="float" office:value="9212174022" table:style-name="ce9">
            <text:p>9212174022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8" table:style-name="ce17">
            <text:p>568</text:p>
          </table:table-cell>
          <table:table-cell office:value-type="float" office:value="9212760071" table:style-name="ce9">
            <text:p>9212760071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69" table:style-name="ce17">
            <text:p>569</text:p>
          </table:table-cell>
          <table:table-cell office:value-type="float" office:value="9213008432" table:style-name="ce9">
            <text:p>9213008432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0" table:style-name="ce17">
            <text:p>570</text:p>
          </table:table-cell>
          <table:table-cell office:value-type="float" office:value="9213508884" table:style-name="ce9">
            <text:p>9213508884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1" table:style-name="ce17">
            <text:p>571</text:p>
          </table:table-cell>
          <table:table-cell office:value-type="float" office:value="9214582268" table:style-name="ce9">
            <text:p>9214582268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2" table:style-name="ce17">
            <text:p>572</text:p>
          </table:table-cell>
          <table:table-cell office:value-type="float" office:value="9214846902" table:style-name="ce9">
            <text:p>9214846902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3" table:style-name="ce17">
            <text:p>573</text:p>
          </table:table-cell>
          <table:table-cell office:value-type="float" office:value="9215096865" table:style-name="ce9">
            <text:p>9215096865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4" table:style-name="ce17">
            <text:p>574</text:p>
          </table:table-cell>
          <table:table-cell office:value-type="float" office:value="9215209667" table:style-name="ce9">
            <text:p>9215209667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5" table:style-name="ce17">
            <text:p>575</text:p>
          </table:table-cell>
          <table:table-cell office:value-type="float" office:value="9215497063" table:style-name="ce9">
            <text:p>9215497063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6" table:style-name="ce17">
            <text:p>576</text:p>
          </table:table-cell>
          <table:table-cell office:value-type="float" office:value="9215595480" table:style-name="ce9">
            <text:p>9215595480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7" table:style-name="ce17">
            <text:p>577</text:p>
          </table:table-cell>
          <table:table-cell office:value-type="float" office:value="9215689511" table:style-name="ce9">
            <text:p>9215689511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8" table:style-name="ce17">
            <text:p>578</text:p>
          </table:table-cell>
          <table:table-cell office:value-type="float" office:value="9215717619" table:style-name="ce9">
            <text:p>9215717619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79" table:style-name="ce17">
            <text:p>579</text:p>
          </table:table-cell>
          <table:table-cell office:value-type="float" office:value="9216677780" table:style-name="ce9">
            <text:p>9216677780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80" table:style-name="ce17">
            <text:p>580</text:p>
          </table:table-cell>
          <table:table-cell office:value-type="float" office:value="9216911445" table:style-name="ce9">
            <text:p>9216911445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81" table:style-name="ce17">
            <text:p>581</text:p>
          </table:table-cell>
          <table:table-cell office:value-type="float" office:value="9217191077" table:style-name="ce9">
            <text:p>9217191077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82" table:style-name="ce17">
            <text:p>582</text:p>
          </table:table-cell>
          <table:table-cell office:value-type="float" office:value="9217421020" table:style-name="ce9">
            <text:p>9217421020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83" table:style-name="ce17">
            <text:p>583</text:p>
          </table:table-cell>
          <table:table-cell office:value-type="float" office:value="9217476356" table:style-name="ce9">
            <text:p>9217476356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84" table:style-name="ce17">
            <text:p>584</text:p>
          </table:table-cell>
          <table:table-cell office:value-type="float" office:value="9218964616" table:style-name="ce9">
            <text:p>9218964616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85" table:style-name="ce17">
            <text:p>585</text:p>
          </table:table-cell>
          <table:table-cell office:value-type="float" office:value="9219003303" table:style-name="ce9">
            <text:p>9219003303</text:p>
          </table:table-cell>
          <table:table-cell table:style-name="ce25"/>
          <table:table-cell table:number-columns-repeated="2" table:style-name="ce18"/>
          <table:table-cell table:number-columns-repeated="16379" table:style-name="ce17"/>
        </table:table-row>
        <table:table-row table:style-name="ro2">
          <table:table-cell office:value-type="float" office:value="586" table:style-name="ce17">
            <text:p>586</text:p>
          </table:table-cell>
          <table:table-cell office:value-type="float" office:value="9219231001" table:style-name="ce9">
            <text:p>921923100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87" table:style-name="ce17">
            <text:p>587</text:p>
          </table:table-cell>
          <table:table-cell office:value-type="float" office:value="9219455310" table:style-name="ce9">
            <text:p>921945531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88" table:style-name="ce17">
            <text:p>588</text:p>
          </table:table-cell>
          <table:table-cell office:value-type="float" office:value="9219562343" table:style-name="ce9">
            <text:p>921956234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89" table:style-name="ce17">
            <text:p>589</text:p>
          </table:table-cell>
          <table:table-cell office:value-type="float" office:value="9220589465" table:style-name="ce9">
            <text:p>922058946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90" table:style-name="ce17">
            <text:p>590</text:p>
          </table:table-cell>
          <table:table-cell office:value-type="float" office:value="9221414007" table:style-name="ce9">
            <text:p>922141400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91" table:style-name="ce17">
            <text:p>591</text:p>
          </table:table-cell>
          <table:table-cell office:value-type="float" office:value="9222412815" table:style-name="ce9">
            <text:p>922241281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92" table:style-name="ce17">
            <text:p>592</text:p>
          </table:table-cell>
          <table:table-cell office:value-type="float" office:value="9222807910" table:style-name="ce9">
            <text:p>922280791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93" table:style-name="ce17">
            <text:p>593</text:p>
          </table:table-cell>
          <table:table-cell office:value-type="float" office:value="9223119556" table:style-name="ce9">
            <text:p>922311955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94" table:style-name="ce17">
            <text:p>594</text:p>
          </table:table-cell>
          <table:table-cell office:value-type="float" office:value="9223249279" table:style-name="ce9">
            <text:p>922324927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>
          <table:table-cell office:value-type="float" office:value="595" table:style-name="ce17">
            <text:p>595</text:p>
          </table:table-cell>
          <table:table-cell office:value-type="float" office:value="9224111105" table:style-name="ce9">
            <text:p>922411110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596" table:style-name="ce17">
            <text:p>596</text:p>
          </table:table-cell>
          <table:table-cell office:value-type="float" office:value="9224222822" table:style-name="ce9">
            <text:p>922422282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597" table:style-name="ce17">
            <text:p>597</text:p>
          </table:table-cell>
          <table:table-cell office:value-type="float" office:value="9225512325" table:style-name="ce9">
            <text:p>922551232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598" table:style-name="ce17">
            <text:p>598</text:p>
          </table:table-cell>
          <table:table-cell office:value-type="float" office:value="9225533984" table:style-name="ce9">
            <text:p>922553398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599" table:style-name="ce17">
            <text:p>599</text:p>
          </table:table-cell>
          <table:table-cell office:value-type="float" office:value="9225563927" table:style-name="ce9">
            <text:p>922556392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0" table:style-name="ce17">
            <text:p>600</text:p>
          </table:table-cell>
          <table:table-cell office:value-type="float" office:value="9225571956" table:style-name="ce9">
            <text:p>922557195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1" table:style-name="ce17">
            <text:p>601</text:p>
          </table:table-cell>
          <table:table-cell office:value-type="float" office:value="9225832262" table:style-name="ce9">
            <text:p>922583226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2" table:style-name="ce17">
            <text:p>602</text:p>
          </table:table-cell>
          <table:table-cell office:value-type="float" office:value="9228266605" table:style-name="ce9">
            <text:p>922826660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3" table:style-name="ce17">
            <text:p>603</text:p>
          </table:table-cell>
          <table:table-cell office:value-type="float" office:value="9228547154" table:style-name="ce9">
            <text:p>922854715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4" table:style-name="ce17">
            <text:p>604</text:p>
          </table:table-cell>
          <table:table-cell office:value-type="float" office:value="9228555801" table:style-name="ce9">
            <text:p>922855580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5" table:style-name="ce17">
            <text:p>605</text:p>
          </table:table-cell>
          <table:table-cell office:value-type="float" office:value="9228988856" table:style-name="ce9">
            <text:p>922898885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6" table:style-name="ce17">
            <text:p>606</text:p>
          </table:table-cell>
          <table:table-cell office:value-type="float" office:value="9229278029" table:style-name="ce9">
            <text:p>922927802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7" table:style-name="ce17">
            <text:p>607</text:p>
          </table:table-cell>
          <table:table-cell office:value-type="float" office:value="9230186203" table:style-name="ce9">
            <text:p>923018620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8" table:style-name="ce17">
            <text:p>608</text:p>
          </table:table-cell>
          <table:table-cell office:value-type="float" office:value="9232694476" table:style-name="ce9">
            <text:p>923269447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09" table:style-name="ce17">
            <text:p>609</text:p>
          </table:table-cell>
          <table:table-cell office:value-type="float" office:value="9232934487" table:style-name="ce9">
            <text:p>923293448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0" table:style-name="ce17">
            <text:p>610</text:p>
          </table:table-cell>
          <table:table-cell office:value-type="float" office:value="9233214419" table:style-name="ce9">
            <text:p>923321441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1" table:style-name="ce17">
            <text:p>611</text:p>
          </table:table-cell>
          <table:table-cell office:value-type="float" office:value="9233322397" table:style-name="ce9">
            <text:p>923332239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2" table:style-name="ce17">
            <text:p>612</text:p>
          </table:table-cell>
          <table:table-cell office:value-type="float" office:value="9233334544" table:style-name="ce9">
            <text:p>923333454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3" table:style-name="ce17">
            <text:p>613</text:p>
          </table:table-cell>
          <table:table-cell office:value-type="float" office:value="9233496516" table:style-name="ce9">
            <text:p>923349651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4" table:style-name="ce17">
            <text:p>614</text:p>
          </table:table-cell>
          <table:table-cell office:value-type="float" office:value="9233540540" table:style-name="ce9">
            <text:p>923354054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5" table:style-name="ce17">
            <text:p>615</text:p>
          </table:table-cell>
          <table:table-cell office:value-type="float" office:value="9233693639" table:style-name="ce9">
            <text:p>923369363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6" table:style-name="ce17">
            <text:p>616</text:p>
          </table:table-cell>
          <table:table-cell office:value-type="float" office:value="9233694649" table:style-name="ce9">
            <text:p>923369464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7" table:style-name="ce17">
            <text:p>617</text:p>
          </table:table-cell>
          <table:table-cell office:value-type="float" office:value="9233835723" table:style-name="ce9">
            <text:p>923383572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8" table:style-name="ce17">
            <text:p>618</text:p>
          </table:table-cell>
          <table:table-cell office:value-type="float" office:value="9233904758" table:style-name="ce9">
            <text:p>923390475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19" table:style-name="ce17">
            <text:p>619</text:p>
          </table:table-cell>
          <table:table-cell office:value-type="float" office:value="9233925000" table:style-name="ce9">
            <text:p>923392500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0" table:style-name="ce17">
            <text:p>620</text:p>
          </table:table-cell>
          <table:table-cell office:value-type="float" office:value="9234665158" table:style-name="ce9">
            <text:p>923466515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1" table:style-name="ce17">
            <text:p>621</text:p>
          </table:table-cell>
          <table:table-cell office:value-type="float" office:value="9235057156" table:style-name="ce9">
            <text:p>923505715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2" table:style-name="ce17">
            <text:p>622</text:p>
          </table:table-cell>
          <table:table-cell office:value-type="float" office:value="9235437897" table:style-name="ce9">
            <text:p>923543789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3" table:style-name="ce17">
            <text:p>623</text:p>
          </table:table-cell>
          <table:table-cell office:value-type="float" office:value="9235723218" table:style-name="ce9">
            <text:p>923572321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4" table:style-name="ce17">
            <text:p>624</text:p>
          </table:table-cell>
          <table:table-cell office:value-type="float" office:value="9236074488" table:style-name="ce9">
            <text:p>923607448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5" table:style-name="ce17">
            <text:p>625</text:p>
          </table:table-cell>
          <table:table-cell office:value-type="float" office:value="9236278013" table:style-name="ce9">
            <text:p>923627801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6" table:style-name="ce17">
            <text:p>626</text:p>
          </table:table-cell>
          <table:table-cell office:value-type="float" office:value="9236303628" table:style-name="ce9">
            <text:p>923630362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7" table:style-name="ce17">
            <text:p>627</text:p>
          </table:table-cell>
          <table:table-cell office:value-type="float" office:value="9236729196" table:style-name="ce9">
            <text:p>923672919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8" table:style-name="ce17">
            <text:p>628</text:p>
          </table:table-cell>
          <table:table-cell office:value-type="float" office:value="9236930691" table:style-name="ce9">
            <text:p>923693069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29" table:style-name="ce17">
            <text:p>629</text:p>
          </table:table-cell>
          <table:table-cell office:value-type="float" office:value="9237129960" table:style-name="ce9">
            <text:p>923712996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0" table:style-name="ce17">
            <text:p>630</text:p>
          </table:table-cell>
          <table:table-cell office:value-type="float" office:value="9237192472" table:style-name="ce9">
            <text:p>923719247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1" table:style-name="ce17">
            <text:p>631</text:p>
          </table:table-cell>
          <table:table-cell office:value-type="float" office:value="9241021156" table:style-name="ce9">
            <text:p>924102115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2" table:style-name="ce17">
            <text:p>632</text:p>
          </table:table-cell>
          <table:table-cell office:value-type="float" office:value="9241055140" table:style-name="ce9">
            <text:p>924105514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3" table:style-name="ce17">
            <text:p>633</text:p>
          </table:table-cell>
          <table:table-cell office:value-type="float" office:value="9241060327" table:style-name="ce9">
            <text:p>924106032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4" table:style-name="ce17">
            <text:p>634</text:p>
          </table:table-cell>
          <table:table-cell office:value-type="float" office:value="9241132368" table:style-name="ce9">
            <text:p>924113236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5" table:style-name="ce17">
            <text:p>635</text:p>
          </table:table-cell>
          <table:table-cell office:value-type="float" office:value="9241271785" table:style-name="ce9">
            <text:p>924127178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6" table:style-name="ce17">
            <text:p>636</text:p>
          </table:table-cell>
          <table:table-cell office:value-type="float" office:value="9241317191" table:style-name="ce9">
            <text:p>924131719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7" table:style-name="ce17">
            <text:p>637</text:p>
          </table:table-cell>
          <table:table-cell office:value-type="float" office:value="9241324473" table:style-name="ce9">
            <text:p>924132447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8" table:style-name="ce17">
            <text:p>638</text:p>
          </table:table-cell>
          <table:table-cell office:value-type="float" office:value="9241516099" table:style-name="ce9">
            <text:p>924151609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39" table:style-name="ce17">
            <text:p>639</text:p>
          </table:table-cell>
          <table:table-cell office:value-type="float" office:value="9241609127" table:style-name="ce9">
            <text:p>924160912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0" table:style-name="ce17">
            <text:p>640</text:p>
          </table:table-cell>
          <table:table-cell office:value-type="float" office:value="9241621125" table:style-name="ce9">
            <text:p>924162112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1" table:style-name="ce17">
            <text:p>641</text:p>
          </table:table-cell>
          <table:table-cell office:value-type="float" office:value="9241684969" table:style-name="ce9">
            <text:p>924168496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2" table:style-name="ce17">
            <text:p>642</text:p>
          </table:table-cell>
          <table:table-cell office:value-type="float" office:value="9241728220" table:style-name="ce9">
            <text:p>924172822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3" table:style-name="ce17">
            <text:p>643</text:p>
          </table:table-cell>
          <table:table-cell office:value-type="float" office:value="9241735019" table:style-name="ce9">
            <text:p>924173501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4" table:style-name="ce17">
            <text:p>644</text:p>
          </table:table-cell>
          <table:table-cell office:value-type="float" office:value="9241789779" table:style-name="ce9">
            <text:p>924178977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5" table:style-name="ce17">
            <text:p>645</text:p>
          </table:table-cell>
          <table:table-cell office:value-type="float" office:value="9241823944" table:style-name="ce9">
            <text:p>924182394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6" table:style-name="ce17">
            <text:p>646</text:p>
          </table:table-cell>
          <table:table-cell office:value-type="float" office:value="9241895318" table:style-name="ce9">
            <text:p>924189531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7" table:style-name="ce17">
            <text:p>647</text:p>
          </table:table-cell>
          <table:table-cell office:value-type="float" office:value="9242132603" table:style-name="ce9">
            <text:p>924213260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8" table:style-name="ce17">
            <text:p>648</text:p>
          </table:table-cell>
          <table:table-cell office:value-type="float" office:value="9242172809" table:style-name="ce9">
            <text:p>924217280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49" table:style-name="ce17">
            <text:p>649</text:p>
          </table:table-cell>
          <table:table-cell office:value-type="float" office:value="9242176387" table:style-name="ce9">
            <text:p>924217638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0" table:style-name="ce17">
            <text:p>650</text:p>
          </table:table-cell>
          <table:table-cell office:value-type="float" office:value="9242191700" table:style-name="ce9">
            <text:p>924219170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1" table:style-name="ce17">
            <text:p>651</text:p>
          </table:table-cell>
          <table:table-cell office:value-type="float" office:value="9242414198" table:style-name="ce9">
            <text:p>924241419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2" table:style-name="ce17">
            <text:p>652</text:p>
          </table:table-cell>
          <table:table-cell office:value-type="float" office:value="9242485858" table:style-name="ce9">
            <text:p>924248585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3" table:style-name="ce17">
            <text:p>653</text:p>
          </table:table-cell>
          <table:table-cell office:value-type="float" office:value="9242496591" table:style-name="ce9">
            <text:p>924249659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4" table:style-name="ce17">
            <text:p>654</text:p>
          </table:table-cell>
          <table:table-cell office:value-type="float" office:value="9242607752" table:style-name="ce9">
            <text:p>924260775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5" table:style-name="ce17">
            <text:p>655</text:p>
          </table:table-cell>
          <table:table-cell office:value-type="float" office:value="9242755505" table:style-name="ce9">
            <text:p>924275550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6" table:style-name="ce17">
            <text:p>656</text:p>
          </table:table-cell>
          <table:table-cell office:value-type="float" office:value="9242770332" table:style-name="ce9">
            <text:p>924277033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7" table:style-name="ce17">
            <text:p>657</text:p>
          </table:table-cell>
          <table:table-cell office:value-type="float" office:value="9242804425" table:style-name="ce9">
            <text:p>924280442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8" table:style-name="ce17">
            <text:p>658</text:p>
          </table:table-cell>
          <table:table-cell office:value-type="float" office:value="9242928264" table:style-name="ce9">
            <text:p>924292826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59" table:style-name="ce17">
            <text:p>659</text:p>
          </table:table-cell>
          <table:table-cell office:value-type="float" office:value="9243159745" table:style-name="ce9">
            <text:p>924315974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0" table:style-name="ce17">
            <text:p>660</text:p>
          </table:table-cell>
          <table:table-cell office:value-type="float" office:value="9243209053" table:style-name="ce9">
            <text:p>924320905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1" table:style-name="ce17">
            <text:p>661</text:p>
          </table:table-cell>
          <table:table-cell office:value-type="float" office:value="9243542137" table:style-name="ce9">
            <text:p>924354213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2" table:style-name="ce17">
            <text:p>662</text:p>
          </table:table-cell>
          <table:table-cell office:value-type="float" office:value="9243616253" table:style-name="ce9">
            <text:p>924361625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3" table:style-name="ce17">
            <text:p>663</text:p>
          </table:table-cell>
          <table:table-cell office:value-type="float" office:value="9243640315" table:style-name="ce9">
            <text:p>924364031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4" table:style-name="ce17">
            <text:p>664</text:p>
          </table:table-cell>
          <table:table-cell office:value-type="float" office:value="9243739250" table:style-name="ce9">
            <text:p>924373925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5" table:style-name="ce17">
            <text:p>665</text:p>
          </table:table-cell>
          <table:table-cell office:value-type="float" office:value="9243875333" table:style-name="ce9">
            <text:p>924387533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6" table:style-name="ce17">
            <text:p>666</text:p>
          </table:table-cell>
          <table:table-cell office:value-type="float" office:value="9243896796" table:style-name="ce9">
            <text:p>924389679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7" table:style-name="ce17">
            <text:p>667</text:p>
          </table:table-cell>
          <table:table-cell office:value-type="float" office:value="9243904218" table:style-name="ce9">
            <text:p>924390421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8" table:style-name="ce17">
            <text:p>668</text:p>
          </table:table-cell>
          <table:table-cell office:value-type="float" office:value="9243921288" table:style-name="ce9">
            <text:p>924392128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69" table:style-name="ce17">
            <text:p>669</text:p>
          </table:table-cell>
          <table:table-cell office:value-type="float" office:value="9244190497" table:style-name="ce9">
            <text:p>924419049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0" table:style-name="ce17">
            <text:p>670</text:p>
          </table:table-cell>
          <table:table-cell office:value-type="float" office:value="9244190800" table:style-name="ce9">
            <text:p>924419080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1" table:style-name="ce17">
            <text:p>671</text:p>
          </table:table-cell>
          <table:table-cell office:value-type="float" office:value="9244255044" table:style-name="ce9">
            <text:p>924425504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2" table:style-name="ce17">
            <text:p>672</text:p>
          </table:table-cell>
          <table:table-cell office:value-type="float" office:value="9244281468" table:style-name="ce9">
            <text:p>924428146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3" table:style-name="ce17">
            <text:p>673</text:p>
          </table:table-cell>
          <table:table-cell office:value-type="float" office:value="9244360068" table:style-name="ce9">
            <text:p>924436006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4" table:style-name="ce17">
            <text:p>674</text:p>
          </table:table-cell>
          <table:table-cell office:value-type="float" office:value="9244632244" table:style-name="ce9">
            <text:p>924463224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5" table:style-name="ce17">
            <text:p>675</text:p>
          </table:table-cell>
          <table:table-cell office:value-type="float" office:value="9244708026" table:style-name="ce9">
            <text:p>924470802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6" table:style-name="ce17">
            <text:p>676</text:p>
          </table:table-cell>
          <table:table-cell office:value-type="float" office:value="9244745041" table:style-name="ce9">
            <text:p>924474504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7" table:style-name="ce17">
            <text:p>677</text:p>
          </table:table-cell>
          <table:table-cell office:value-type="float" office:value="9244759891" table:style-name="ce9">
            <text:p>924475989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8" table:style-name="ce17">
            <text:p>678</text:p>
          </table:table-cell>
          <table:table-cell office:value-type="float" office:value="9244798586" table:style-name="ce9">
            <text:p>924479858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79" table:style-name="ce17">
            <text:p>679</text:p>
          </table:table-cell>
          <table:table-cell office:value-type="float" office:value="9244813871" table:style-name="ce9">
            <text:p>924481387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0" table:style-name="ce17">
            <text:p>680</text:p>
          </table:table-cell>
          <table:table-cell office:value-type="float" office:value="9244883753" table:style-name="ce9">
            <text:p>924488375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1" table:style-name="ce17">
            <text:p>681</text:p>
          </table:table-cell>
          <table:table-cell office:value-type="float" office:value="9245079290" table:style-name="ce9">
            <text:p>924507929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2" table:style-name="ce17">
            <text:p>682</text:p>
          </table:table-cell>
          <table:table-cell office:value-type="float" office:value="9245079311" table:style-name="ce9">
            <text:p>924507931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3" table:style-name="ce17">
            <text:p>683</text:p>
          </table:table-cell>
          <table:table-cell office:value-type="float" office:value="9245092341" table:style-name="ce9">
            <text:p>924509234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4" table:style-name="ce17">
            <text:p>684</text:p>
          </table:table-cell>
          <table:table-cell office:value-type="float" office:value="9245112481" table:style-name="ce9">
            <text:p>924511248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5" table:style-name="ce17">
            <text:p>685</text:p>
          </table:table-cell>
          <table:table-cell office:value-type="float" office:value="9245727560" table:style-name="ce9">
            <text:p>924572756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6" table:style-name="ce17">
            <text:p>686</text:p>
          </table:table-cell>
          <table:table-cell office:value-type="float" office:value="9246019337" table:style-name="ce9">
            <text:p>924601933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7" table:style-name="ce17">
            <text:p>687</text:p>
          </table:table-cell>
          <table:table-cell office:value-type="float" office:value="9246233815" table:style-name="ce9">
            <text:p>924623381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8" table:style-name="ce17">
            <text:p>688</text:p>
          </table:table-cell>
          <table:table-cell office:value-type="float" office:value="9246240817" table:style-name="ce9">
            <text:p>924624081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89" table:style-name="ce17">
            <text:p>689</text:p>
          </table:table-cell>
          <table:table-cell office:value-type="float" office:value="9246362760" table:style-name="ce9">
            <text:p>924636276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0" table:style-name="ce17">
            <text:p>690</text:p>
          </table:table-cell>
          <table:table-cell office:value-type="float" office:value="9246402040" table:style-name="ce9">
            <text:p>924640204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1" table:style-name="ce17">
            <text:p>691</text:p>
          </table:table-cell>
          <table:table-cell office:value-type="float" office:value="9246544757" table:style-name="ce9">
            <text:p>924654475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2" table:style-name="ce17">
            <text:p>692</text:p>
          </table:table-cell>
          <table:table-cell office:value-type="float" office:value="9246629614" table:style-name="ce9">
            <text:p>924662961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3" table:style-name="ce17">
            <text:p>693</text:p>
          </table:table-cell>
          <table:table-cell office:value-type="float" office:value="9247342308" table:style-name="ce9">
            <text:p>924734230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4" table:style-name="ce17">
            <text:p>694</text:p>
          </table:table-cell>
          <table:table-cell office:value-type="float" office:value="9247559009" table:style-name="ce9">
            <text:p>924755900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5" table:style-name="ce17">
            <text:p>695</text:p>
          </table:table-cell>
          <table:table-cell office:value-type="float" office:value="9247679566" table:style-name="ce9">
            <text:p>924767956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6" table:style-name="ce17">
            <text:p>696</text:p>
          </table:table-cell>
          <table:table-cell office:value-type="float" office:value="9247810325" table:style-name="ce9">
            <text:p>924781032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7" table:style-name="ce17">
            <text:p>697</text:p>
          </table:table-cell>
          <table:table-cell office:value-type="float" office:value="9247812675" table:style-name="ce9">
            <text:p>924781267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8" table:style-name="ce17">
            <text:p>698</text:p>
          </table:table-cell>
          <table:table-cell office:value-type="float" office:value="9247918835" table:style-name="ce9">
            <text:p>924791883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699" table:style-name="ce17">
            <text:p>699</text:p>
          </table:table-cell>
          <table:table-cell office:value-type="float" office:value="9248615490" table:style-name="ce9">
            <text:p>924861549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0" table:style-name="ce17">
            <text:p>700</text:p>
          </table:table-cell>
          <table:table-cell office:value-type="float" office:value="9251625254" table:style-name="ce9">
            <text:p>925162525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1" table:style-name="ce17">
            <text:p>701</text:p>
          </table:table-cell>
          <table:table-cell office:value-type="float" office:value="9254240039" table:style-name="ce9">
            <text:p>925424003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2" table:style-name="ce17">
            <text:p>702</text:p>
          </table:table-cell>
          <table:table-cell office:value-type="float" office:value="9257350600" table:style-name="ce9">
            <text:p>925735060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3" table:style-name="ce17">
            <text:p>703</text:p>
          </table:table-cell>
          <table:table-cell office:value-type="float" office:value="9259175706" table:style-name="ce9">
            <text:p>925917570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4" table:style-name="ce17">
            <text:p>704</text:p>
          </table:table-cell>
          <table:table-cell office:value-type="float" office:value="9260636507" table:style-name="ce9">
            <text:p>926063650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5" table:style-name="ce17">
            <text:p>705</text:p>
          </table:table-cell>
          <table:table-cell office:value-type="float" office:value="9261570536" table:style-name="ce9">
            <text:p>926157053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6" table:style-name="ce17">
            <text:p>706</text:p>
          </table:table-cell>
          <table:table-cell office:value-type="float" office:value="9261700410" table:style-name="ce9">
            <text:p>926170041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7" table:style-name="ce17">
            <text:p>707</text:p>
          </table:table-cell>
          <table:table-cell office:value-type="float" office:value="9262321081" table:style-name="ce9">
            <text:p>926232108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8" table:style-name="ce17">
            <text:p>708</text:p>
          </table:table-cell>
          <table:table-cell office:value-type="float" office:value="9262857495" table:style-name="ce9">
            <text:p>926285749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09" table:style-name="ce17">
            <text:p>709</text:p>
          </table:table-cell>
          <table:table-cell office:value-type="float" office:value="9263310853" table:style-name="ce9">
            <text:p>926331085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0" table:style-name="ce17">
            <text:p>710</text:p>
          </table:table-cell>
          <table:table-cell office:value-type="float" office:value="9264490769" table:style-name="ce9">
            <text:p>926449076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1" table:style-name="ce17">
            <text:p>711</text:p>
          </table:table-cell>
          <table:table-cell office:value-type="float" office:value="9264766470" table:style-name="ce9">
            <text:p>926476647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2" table:style-name="ce17">
            <text:p>712</text:p>
          </table:table-cell>
          <table:table-cell office:value-type="float" office:value="9266847267" table:style-name="ce9">
            <text:p>926684726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3" table:style-name="ce17">
            <text:p>713</text:p>
          </table:table-cell>
          <table:table-cell office:value-type="float" office:value="9267277662" table:style-name="ce9">
            <text:p>926727766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4" table:style-name="ce17">
            <text:p>714</text:p>
          </table:table-cell>
          <table:table-cell office:value-type="float" office:value="9268733803" table:style-name="ce9">
            <text:p>926873380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5" table:style-name="ce17">
            <text:p>715</text:p>
          </table:table-cell>
          <table:table-cell office:value-type="float" office:value="9268764044" table:style-name="ce9">
            <text:p>926876404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6" table:style-name="ce17">
            <text:p>716</text:p>
          </table:table-cell>
          <table:table-cell office:value-type="float" office:value="9270214363" table:style-name="ce9">
            <text:p>927021436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7" table:style-name="ce17">
            <text:p>717</text:p>
          </table:table-cell>
          <table:table-cell office:value-type="float" office:value="9270320292" table:style-name="ce9">
            <text:p>927032029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8" table:style-name="ce17">
            <text:p>718</text:p>
          </table:table-cell>
          <table:table-cell office:value-type="float" office:value="9270575414" table:style-name="ce9">
            <text:p>927057541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19" table:style-name="ce17">
            <text:p>719</text:p>
          </table:table-cell>
          <table:table-cell office:value-type="float" office:value="9270670778" table:style-name="ce9">
            <text:p>927067077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0" table:style-name="ce17">
            <text:p>720</text:p>
          </table:table-cell>
          <table:table-cell office:value-type="float" office:value="9270697196" table:style-name="ce9">
            <text:p>927069719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1" table:style-name="ce17">
            <text:p>721</text:p>
          </table:table-cell>
          <table:table-cell office:value-type="float" office:value="9270967990" table:style-name="ce9">
            <text:p>927096799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2" table:style-name="ce17">
            <text:p>722</text:p>
          </table:table-cell>
          <table:table-cell office:value-type="float" office:value="9271006055" table:style-name="ce9">
            <text:p>927100605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3" table:style-name="ce17">
            <text:p>723</text:p>
          </table:table-cell>
          <table:table-cell office:value-type="float" office:value="9271275165" table:style-name="ce9">
            <text:p>927127516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4" table:style-name="ce17">
            <text:p>724</text:p>
          </table:table-cell>
          <table:table-cell office:value-type="float" office:value="9272272707" table:style-name="ce9">
            <text:p>927227270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5" table:style-name="ce17">
            <text:p>725</text:p>
          </table:table-cell>
          <table:table-cell office:value-type="float" office:value="9272783895" table:style-name="ce9">
            <text:p>927278389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6" table:style-name="ce17">
            <text:p>726</text:p>
          </table:table-cell>
          <table:table-cell office:value-type="float" office:value="9273712805" table:style-name="ce9">
            <text:p>927371280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7" table:style-name="ce17">
            <text:p>727</text:p>
          </table:table-cell>
          <table:table-cell office:value-type="float" office:value="9274859339" table:style-name="ce9">
            <text:p>927485933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8" table:style-name="ce17">
            <text:p>728</text:p>
          </table:table-cell>
          <table:table-cell office:value-type="float" office:value="9275423943" table:style-name="ce9">
            <text:p>927542394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29" table:style-name="ce17">
            <text:p>729</text:p>
          </table:table-cell>
          <table:table-cell office:value-type="float" office:value="9275613559" table:style-name="ce9">
            <text:p>927561355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0" table:style-name="ce17">
            <text:p>730</text:p>
          </table:table-cell>
          <table:table-cell office:value-type="float" office:value="9275848558" table:style-name="ce9">
            <text:p>927584855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1" table:style-name="ce17">
            <text:p>731</text:p>
          </table:table-cell>
          <table:table-cell office:value-type="float" office:value="9276362126" table:style-name="ce9">
            <text:p>927636212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2" table:style-name="ce17">
            <text:p>732</text:p>
          </table:table-cell>
          <table:table-cell office:value-type="float" office:value="9276374496" table:style-name="ce9">
            <text:p>927637449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3" table:style-name="ce17">
            <text:p>733</text:p>
          </table:table-cell>
          <table:table-cell office:value-type="float" office:value="9276518130" table:style-name="ce9">
            <text:p>927651813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4" table:style-name="ce17">
            <text:p>734</text:p>
          </table:table-cell>
          <table:table-cell office:value-type="float" office:value="9277469232" table:style-name="ce9">
            <text:p>9277469232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5" table:style-name="ce17">
            <text:p>735</text:p>
          </table:table-cell>
          <table:table-cell office:value-type="float" office:value="9278226027" table:style-name="ce9">
            <text:p>927822602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6" table:style-name="ce17">
            <text:p>736</text:p>
          </table:table-cell>
          <table:table-cell office:value-type="float" office:value="9279132378" table:style-name="ce9">
            <text:p>927913237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7" table:style-name="ce17">
            <text:p>737</text:p>
          </table:table-cell>
          <table:table-cell office:value-type="float" office:value="9279224307" table:style-name="ce9">
            <text:p>927922430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8" table:style-name="ce17">
            <text:p>738</text:p>
          </table:table-cell>
          <table:table-cell office:value-type="float" office:value="9279278605" table:style-name="ce9">
            <text:p>927927860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39" table:style-name="ce17">
            <text:p>739</text:p>
          </table:table-cell>
          <table:table-cell office:value-type="float" office:value="9279564550" table:style-name="ce9">
            <text:p>927956455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0" table:style-name="ce17">
            <text:p>740</text:p>
          </table:table-cell>
          <table:table-cell office:value-type="float" office:value="9279570008" table:style-name="ce9">
            <text:p>927957000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1" table:style-name="ce17">
            <text:p>741</text:p>
          </table:table-cell>
          <table:table-cell office:value-type="float" office:value="9279889254" table:style-name="ce9">
            <text:p>927988925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2" table:style-name="ce17">
            <text:p>742</text:p>
          </table:table-cell>
          <table:table-cell office:value-type="float" office:value="9280833366" table:style-name="ce9">
            <text:p>928083336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3" table:style-name="ce17">
            <text:p>743</text:p>
          </table:table-cell>
          <table:table-cell office:value-type="float" office:value="9283747980" table:style-name="ce9">
            <text:p>928374798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4" table:style-name="ce17">
            <text:p>744</text:p>
          </table:table-cell>
          <table:table-cell office:value-type="float" office:value="9286904943" table:style-name="ce9">
            <text:p>928690494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5" table:style-name="ce17">
            <text:p>745</text:p>
          </table:table-cell>
          <table:table-cell office:value-type="float" office:value="9294291545" table:style-name="ce9">
            <text:p>929429154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6" table:style-name="ce17">
            <text:p>746</text:p>
          </table:table-cell>
          <table:table-cell office:value-type="float" office:value="9294778873" table:style-name="ce9">
            <text:p>929477887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7" table:style-name="ce17">
            <text:p>747</text:p>
          </table:table-cell>
          <table:table-cell office:value-type="float" office:value="9295806667" table:style-name="ce9">
            <text:p>929580666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8" table:style-name="ce17">
            <text:p>748</text:p>
          </table:table-cell>
          <table:table-cell office:value-type="float" office:value="9297558381" table:style-name="ce9">
            <text:p>929755838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49" table:style-name="ce17">
            <text:p>749</text:p>
          </table:table-cell>
          <table:table-cell office:value-type="float" office:value="9297734161" table:style-name="ce9">
            <text:p>929773416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0" table:style-name="ce17">
            <text:p>750</text:p>
          </table:table-cell>
          <table:table-cell office:value-type="float" office:value="9298523027" table:style-name="ce9">
            <text:p>929852302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1" table:style-name="ce17">
            <text:p>751</text:p>
          </table:table-cell>
          <table:table-cell office:value-type="float" office:value="9300882959" table:style-name="ce9">
            <text:p>930088295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2" table:style-name="ce17">
            <text:p>752</text:p>
          </table:table-cell>
          <table:table-cell office:value-type="float" office:value="9301848469" table:style-name="ce9">
            <text:p>930184846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3" table:style-name="ce17">
            <text:p>753</text:p>
          </table:table-cell>
          <table:table-cell office:value-type="float" office:value="9303811781" table:style-name="ce9">
            <text:p>930381178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4" table:style-name="ce17">
            <text:p>754</text:p>
          </table:table-cell>
          <table:table-cell office:value-type="float" office:value="9304138119" table:style-name="ce9">
            <text:p>930413811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5" table:style-name="ce17">
            <text:p>755</text:p>
          </table:table-cell>
          <table:table-cell office:value-type="float" office:value="9307692177" table:style-name="ce9">
            <text:p>930769217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6" table:style-name="ce17">
            <text:p>756</text:p>
          </table:table-cell>
          <table:table-cell office:value-type="float" office:value="9308343283" table:style-name="ce9">
            <text:p>930834328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7" table:style-name="ce17">
            <text:p>757</text:p>
          </table:table-cell>
          <table:table-cell office:value-type="float" office:value="9312419109" table:style-name="ce9">
            <text:p>931241910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8" table:style-name="ce17">
            <text:p>758</text:p>
          </table:table-cell>
          <table:table-cell office:value-type="float" office:value="9315873410" table:style-name="ce9">
            <text:p>931587341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59" table:style-name="ce17">
            <text:p>759</text:p>
          </table:table-cell>
          <table:table-cell office:value-type="float" office:value="9318518439" table:style-name="ce9">
            <text:p>9318518439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0" table:style-name="ce17">
            <text:p>760</text:p>
          </table:table-cell>
          <table:table-cell office:value-type="float" office:value="9320109805" table:style-name="ce9">
            <text:p>932010980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1" table:style-name="ce17">
            <text:p>761</text:p>
          </table:table-cell>
          <table:table-cell office:value-type="float" office:value="9333293518" table:style-name="ce9">
            <text:p>933329351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2" table:style-name="ce17">
            <text:p>762</text:p>
          </table:table-cell>
          <table:table-cell office:value-type="float" office:value="9333323907" table:style-name="ce9">
            <text:p>933332390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3" table:style-name="ce17">
            <text:p>763</text:p>
          </table:table-cell>
          <table:table-cell office:value-type="float" office:value="9370314628" table:style-name="ce9">
            <text:p>9370314628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4" table:style-name="ce17">
            <text:p>764</text:p>
          </table:table-cell>
          <table:table-cell office:value-type="float" office:value="9370837781" table:style-name="ce9">
            <text:p>937083778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5" table:style-name="ce17">
            <text:p>765</text:p>
          </table:table-cell>
          <table:table-cell office:value-type="float" office:value="9371715224" table:style-name="ce9">
            <text:p>937171522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6" table:style-name="ce17">
            <text:p>766</text:p>
          </table:table-cell>
          <table:table-cell office:value-type="float" office:value="9373494016" table:style-name="ce9">
            <text:p>9373494016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7" table:style-name="ce17">
            <text:p>767</text:p>
          </table:table-cell>
          <table:table-cell office:value-type="float" office:value="9373501844" table:style-name="ce9">
            <text:p>937350184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8" table:style-name="ce17">
            <text:p>768</text:p>
          </table:table-cell>
          <table:table-cell office:value-type="float" office:value="9373568863" table:style-name="ce9">
            <text:p>937356886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69" table:style-name="ce17">
            <text:p>769</text:p>
          </table:table-cell>
          <table:table-cell office:value-type="float" office:value="9374145233" table:style-name="ce9">
            <text:p>9374145233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70" table:style-name="ce17">
            <text:p>770</text:p>
          </table:table-cell>
          <table:table-cell office:value-type="float" office:value="9374230834" table:style-name="ce9">
            <text:p>9374230834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71" table:style-name="ce17">
            <text:p>771</text:p>
          </table:table-cell>
          <table:table-cell office:value-type="float" office:value="9374828800" table:style-name="ce9">
            <text:p>9374828800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72" table:style-name="ce17">
            <text:p>772</text:p>
          </table:table-cell>
          <table:table-cell office:value-type="float" office:value="9374865615" table:style-name="ce9">
            <text:p>937486561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73" table:style-name="ce17">
            <text:p>773</text:p>
          </table:table-cell>
          <table:table-cell office:value-type="float" office:value="9374970557" table:style-name="ce9">
            <text:p>9374970557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74" table:style-name="ce17">
            <text:p>774</text:p>
          </table:table-cell>
          <table:table-cell office:value-type="float" office:value="9375319835" table:style-name="ce9">
            <text:p>9375319835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75" table:style-name="ce17">
            <text:p>775</text:p>
          </table:table-cell>
          <table:table-cell office:value-type="float" office:value="9393950391" table:style-name="ce9">
            <text:p>9393950391</text:p>
          </table:table-cell>
          <table:table-cell table:number-columns-repeated="3" table:style-name="ce18"/>
          <table:table-cell table:number-columns-repeated="16379" table:style-name="ce17"/>
        </table:table-row>
        <table:table-row table:style-name="ro2" table:visibility="collapse">
          <table:table-cell office:value-type="float" office:value="776" table:style-name="ce19">
            <text:p>776</text:p>
          </table:table-cell>
          <table:table-cell office:value-type="float" office:value="9500280685" table:style-name="ce20">
            <text:p>950028068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77" table:style-name="ce19">
            <text:p>777</text:p>
          </table:table-cell>
          <table:table-cell office:value-type="float" office:value="9500562780" table:style-name="ce20">
            <text:p>950056278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78" table:style-name="ce19">
            <text:p>778</text:p>
          </table:table-cell>
          <table:table-cell office:value-type="float" office:value="9500670373" table:style-name="ce20">
            <text:p>950067037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79" table:style-name="ce19">
            <text:p>779</text:p>
          </table:table-cell>
          <table:table-cell office:value-type="float" office:value="9500724456" table:style-name="ce20">
            <text:p>950072445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0" table:style-name="ce19">
            <text:p>780</text:p>
          </table:table-cell>
          <table:table-cell office:value-type="float" office:value="9500730605" table:style-name="ce20">
            <text:p>950073060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1" table:style-name="ce19">
            <text:p>781</text:p>
          </table:table-cell>
          <table:table-cell office:value-type="float" office:value="9500867648" table:style-name="ce20">
            <text:p>950086764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2" table:style-name="ce19">
            <text:p>782</text:p>
          </table:table-cell>
          <table:table-cell office:value-type="float" office:value="9500886304" table:style-name="ce20">
            <text:p>950088630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3" table:style-name="ce19">
            <text:p>783</text:p>
          </table:table-cell>
          <table:table-cell office:value-type="float" office:value="9501015687" table:style-name="ce20">
            <text:p>950101568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4" table:style-name="ce19">
            <text:p>784</text:p>
          </table:table-cell>
          <table:table-cell office:value-type="float" office:value="9501045579" table:style-name="ce20">
            <text:p>950104557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5" table:style-name="ce19">
            <text:p>785</text:p>
          </table:table-cell>
          <table:table-cell office:value-type="float" office:value="9501139392" table:style-name="ce20">
            <text:p>950113939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6" table:style-name="ce19">
            <text:p>786</text:p>
          </table:table-cell>
          <table:table-cell office:value-type="float" office:value="9501214617" table:style-name="ce20">
            <text:p>950121461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7" table:style-name="ce19">
            <text:p>787</text:p>
          </table:table-cell>
          <table:table-cell office:value-type="float" office:value="9501385791" table:style-name="ce20">
            <text:p>950138579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8" table:style-name="ce19">
            <text:p>788</text:p>
          </table:table-cell>
          <table:table-cell office:value-type="float" office:value="9501418797" table:style-name="ce20">
            <text:p>950141879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89" table:style-name="ce19">
            <text:p>789</text:p>
          </table:table-cell>
          <table:table-cell office:value-type="float" office:value="9501427548" table:style-name="ce20">
            <text:p>950142754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0" table:style-name="ce19">
            <text:p>790</text:p>
          </table:table-cell>
          <table:table-cell office:value-type="float" office:value="9501473462" table:style-name="ce20">
            <text:p>950147346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1" table:style-name="ce19">
            <text:p>791</text:p>
          </table:table-cell>
          <table:table-cell office:value-type="float" office:value="9501733239" table:style-name="ce20">
            <text:p>950173323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2" table:style-name="ce19">
            <text:p>792</text:p>
          </table:table-cell>
          <table:table-cell office:value-type="float" office:value="9502572165" table:style-name="ce20">
            <text:p>950257216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3" table:style-name="ce19">
            <text:p>793</text:p>
          </table:table-cell>
          <table:table-cell office:value-type="float" office:value="9502728115" table:style-name="ce20">
            <text:p>950272811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4" table:style-name="ce19">
            <text:p>794</text:p>
          </table:table-cell>
          <table:table-cell office:value-type="float" office:value="9503313460" table:style-name="ce20">
            <text:p>950331346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5" table:style-name="ce19">
            <text:p>795</text:p>
          </table:table-cell>
          <table:table-cell office:value-type="float" office:value="9503691338" table:style-name="ce20">
            <text:p>950369133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6" table:style-name="ce19">
            <text:p>796</text:p>
          </table:table-cell>
          <table:table-cell office:value-type="float" office:value="9503844881" table:style-name="ce20">
            <text:p>950384488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7" table:style-name="ce19">
            <text:p>797</text:p>
          </table:table-cell>
          <table:table-cell office:value-type="float" office:value="9504000294" table:style-name="ce20">
            <text:p>950400029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8" table:style-name="ce19">
            <text:p>798</text:p>
          </table:table-cell>
          <table:table-cell office:value-type="float" office:value="9504139419" table:style-name="ce20">
            <text:p>950413941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799" table:style-name="ce19">
            <text:p>799</text:p>
          </table:table-cell>
          <table:table-cell office:value-type="float" office:value="9504251183" table:style-name="ce20">
            <text:p>950425118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0" table:style-name="ce19">
            <text:p>800</text:p>
          </table:table-cell>
          <table:table-cell office:value-type="float" office:value="9504537058" table:style-name="ce20">
            <text:p>950453705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1" table:style-name="ce19">
            <text:p>801</text:p>
          </table:table-cell>
          <table:table-cell office:value-type="float" office:value="9504683326" table:style-name="ce20">
            <text:p>950468332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2" table:style-name="ce19">
            <text:p>802</text:p>
          </table:table-cell>
          <table:table-cell office:value-type="float" office:value="9504913573" table:style-name="ce20">
            <text:p>950491357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3" table:style-name="ce19">
            <text:p>803</text:p>
          </table:table-cell>
          <table:table-cell office:value-type="float" office:value="9504979255" table:style-name="ce20">
            <text:p>950497925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4" table:style-name="ce19">
            <text:p>804</text:p>
          </table:table-cell>
          <table:table-cell office:value-type="float" office:value="9505652188" table:style-name="ce20">
            <text:p>950565218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5" table:style-name="ce19">
            <text:p>805</text:p>
          </table:table-cell>
          <table:table-cell office:value-type="float" office:value="9505690615" table:style-name="ce20">
            <text:p>950569061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6" table:style-name="ce19">
            <text:p>806</text:p>
          </table:table-cell>
          <table:table-cell office:value-type="float" office:value="9505884730" table:style-name="ce20">
            <text:p>950588473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7" table:style-name="ce19">
            <text:p>807</text:p>
          </table:table-cell>
          <table:table-cell office:value-type="float" office:value="9506008267" table:style-name="ce20">
            <text:p>950600826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8" table:style-name="ce19">
            <text:p>808</text:p>
          </table:table-cell>
          <table:table-cell office:value-type="float" office:value="9506112617" table:style-name="ce20">
            <text:p>950611261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09" table:style-name="ce19">
            <text:p>809</text:p>
          </table:table-cell>
          <table:table-cell office:value-type="float" office:value="9506377820" table:style-name="ce20">
            <text:p>950637782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0" table:style-name="ce19">
            <text:p>810</text:p>
          </table:table-cell>
          <table:table-cell office:value-type="float" office:value="9506815215" table:style-name="ce20">
            <text:p>950681521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1" table:style-name="ce19">
            <text:p>811</text:p>
          </table:table-cell>
          <table:table-cell office:value-type="float" office:value="9507789815" table:style-name="ce20">
            <text:p>950778981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2" table:style-name="ce19">
            <text:p>812</text:p>
          </table:table-cell>
          <table:table-cell office:value-type="float" office:value="9507846446" table:style-name="ce20">
            <text:p>950784644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3" table:style-name="ce19">
            <text:p>813</text:p>
          </table:table-cell>
          <table:table-cell office:value-type="float" office:value="9507965615" table:style-name="ce20">
            <text:p>950796561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4" table:style-name="ce19">
            <text:p>814</text:p>
          </table:table-cell>
          <table:table-cell office:value-type="float" office:value="9508449373" table:style-name="ce20">
            <text:p>950844937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5" table:style-name="ce19">
            <text:p>815</text:p>
          </table:table-cell>
          <table:table-cell office:value-type="float" office:value="9508738030" table:style-name="ce20">
            <text:p>950873803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6" table:style-name="ce19">
            <text:p>816</text:p>
          </table:table-cell>
          <table:table-cell office:value-type="float" office:value="9508740739" table:style-name="ce20">
            <text:p>950874073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7" table:style-name="ce19">
            <text:p>817</text:p>
          </table:table-cell>
          <table:table-cell office:value-type="float" office:value="9509753443" table:style-name="ce20">
            <text:p>950975344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8" table:style-name="ce19">
            <text:p>818</text:p>
          </table:table-cell>
          <table:table-cell office:value-type="float" office:value="9510194167" table:style-name="ce20">
            <text:p>951019416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19" table:style-name="ce19">
            <text:p>819</text:p>
          </table:table-cell>
          <table:table-cell office:value-type="float" office:value="9510199080" table:style-name="ce20">
            <text:p>951019908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0" table:style-name="ce19">
            <text:p>820</text:p>
          </table:table-cell>
          <table:table-cell office:value-type="float" office:value="9511260580" table:style-name="ce20">
            <text:p>951126058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1" table:style-name="ce19">
            <text:p>821</text:p>
          </table:table-cell>
          <table:table-cell office:value-type="float" office:value="9511464656" table:style-name="ce20">
            <text:p>951146465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2" table:style-name="ce19">
            <text:p>822</text:p>
          </table:table-cell>
          <table:table-cell office:value-type="float" office:value="9511601099" table:style-name="ce20">
            <text:p>951160109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3" table:style-name="ce19">
            <text:p>823</text:p>
          </table:table-cell>
          <table:table-cell office:value-type="float" office:value="9512092053" table:style-name="ce20">
            <text:p>951209205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4" table:style-name="ce19">
            <text:p>824</text:p>
          </table:table-cell>
          <table:table-cell office:value-type="float" office:value="9512184562" table:style-name="ce20">
            <text:p>951218456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5" table:style-name="ce19">
            <text:p>825</text:p>
          </table:table-cell>
          <table:table-cell office:value-type="float" office:value="9512629030" table:style-name="ce20">
            <text:p>951262903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6" table:style-name="ce19">
            <text:p>826</text:p>
          </table:table-cell>
          <table:table-cell office:value-type="float" office:value="9512699889" table:style-name="ce20">
            <text:p>951269988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7" table:style-name="ce19">
            <text:p>827</text:p>
          </table:table-cell>
          <table:table-cell office:value-type="float" office:value="9513133874" table:style-name="ce20">
            <text:p>951313387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8" table:style-name="ce19">
            <text:p>828</text:p>
          </table:table-cell>
          <table:table-cell office:value-type="float" office:value="9513358446" table:style-name="ce20">
            <text:p>951335844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29" table:style-name="ce19">
            <text:p>829</text:p>
          </table:table-cell>
          <table:table-cell office:value-type="float" office:value="9513926744" table:style-name="ce20">
            <text:p>951392674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0" table:style-name="ce19">
            <text:p>830</text:p>
          </table:table-cell>
          <table:table-cell office:value-type="float" office:value="9514045876" table:style-name="ce20">
            <text:p>9514045876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1" table:style-name="ce19">
            <text:p>831</text:p>
          </table:table-cell>
          <table:table-cell office:value-type="float" office:value="9515100081" table:style-name="ce20">
            <text:p>951510008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2" table:style-name="ce19">
            <text:p>832</text:p>
          </table:table-cell>
          <table:table-cell office:value-type="float" office:value="9516338218" table:style-name="ce20">
            <text:p>951633821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3" table:style-name="ce19">
            <text:p>833</text:p>
          </table:table-cell>
          <table:table-cell office:value-type="float" office:value="9516724962" table:style-name="ce20">
            <text:p>951672496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4" table:style-name="ce19">
            <text:p>834</text:p>
          </table:table-cell>
          <table:table-cell office:value-type="float" office:value="9517132477" table:style-name="ce20">
            <text:p>951713247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5" table:style-name="ce19">
            <text:p>835</text:p>
          </table:table-cell>
          <table:table-cell office:value-type="float" office:value="9517233565" table:style-name="ce20">
            <text:p>951723356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6" table:style-name="ce19">
            <text:p>836</text:p>
          </table:table-cell>
          <table:table-cell office:value-type="float" office:value="9517281057" table:style-name="ce20">
            <text:p>9517281057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7" table:style-name="ce19">
            <text:p>837</text:p>
          </table:table-cell>
          <table:table-cell office:value-type="float" office:value="9517317832" table:style-name="ce20">
            <text:p>951731783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8" table:style-name="ce19">
            <text:p>838</text:p>
          </table:table-cell>
          <table:table-cell office:value-type="float" office:value="9517579752" table:style-name="ce20">
            <text:p>951757975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39" table:style-name="ce19">
            <text:p>839</text:p>
          </table:table-cell>
          <table:table-cell office:value-type="float" office:value="9517678328" table:style-name="ce20">
            <text:p>951767832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0" table:style-name="ce19">
            <text:p>840</text:p>
          </table:table-cell>
          <table:table-cell office:value-type="float" office:value="9517693368" table:style-name="ce20">
            <text:p>951769336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1" table:style-name="ce19">
            <text:p>841</text:p>
          </table:table-cell>
          <table:table-cell office:value-type="float" office:value="9517694128" table:style-name="ce20">
            <text:p>951769412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2" table:style-name="ce19">
            <text:p>842</text:p>
          </table:table-cell>
          <table:table-cell office:value-type="float" office:value="9517709122" table:style-name="ce20">
            <text:p>9517709122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3" table:style-name="ce19">
            <text:p>843</text:p>
          </table:table-cell>
          <table:table-cell office:value-type="float" office:value="9518200939" table:style-name="ce20">
            <text:p>951820093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4" table:style-name="ce19">
            <text:p>844</text:p>
          </table:table-cell>
          <table:table-cell office:value-type="float" office:value="9518501071" table:style-name="ce20">
            <text:p>9518501071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5" table:style-name="ce19">
            <text:p>845</text:p>
          </table:table-cell>
          <table:table-cell office:value-type="float" office:value="9519335450" table:style-name="ce20">
            <text:p>951933545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6" table:style-name="ce19">
            <text:p>846</text:p>
          </table:table-cell>
          <table:table-cell office:value-type="float" office:value="9519361155" table:style-name="ce20">
            <text:p>9519361155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7" table:style-name="ce19">
            <text:p>847</text:p>
          </table:table-cell>
          <table:table-cell office:value-type="float" office:value="9519449693" table:style-name="ce20">
            <text:p>9519449693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8" table:style-name="ce19">
            <text:p>848</text:p>
          </table:table-cell>
          <table:table-cell office:value-type="float" office:value="9519455948" table:style-name="ce20">
            <text:p>951945594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49" table:style-name="ce19">
            <text:p>849</text:p>
          </table:table-cell>
          <table:table-cell office:value-type="float" office:value="9519463574" table:style-name="ce20">
            <text:p>9519463574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50" table:style-name="ce19">
            <text:p>850</text:p>
          </table:table-cell>
          <table:table-cell office:value-type="float" office:value="9520881440" table:style-name="ce20">
            <text:p>9520881440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51" table:style-name="ce19">
            <text:p>851</text:p>
          </table:table-cell>
          <table:table-cell office:value-type="float" office:value="9521464888" table:style-name="ce20">
            <text:p>9521464888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52" table:style-name="ce19">
            <text:p>852</text:p>
          </table:table-cell>
          <table:table-cell office:value-type="float" office:value="9522050669" table:style-name="ce20">
            <text:p>9522050669</text:p>
          </table:table-cell>
          <table:table-cell table:number-columns-repeated="3" table:style-name="ce21"/>
          <table:table-cell table:number-columns-repeated="16379" table:style-name="ce19"/>
        </table:table-row>
        <table:table-row table:style-name="ro2" table:visibility="collapse">
          <table:table-cell office:value-type="float" office:value="853" table:style-name="ce19">
            <text:p>853</text:p>
          </table:table-cell>
          <table:table-cell office:value-type="float" office:value="9522209388" table:style-name="ce20">
            <text:p>9522209388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54" table:style-name="ce19">
            <text:p>854</text:p>
          </table:table-cell>
          <table:table-cell office:value-type="float" office:value="9522587748" table:style-name="ce20">
            <text:p>9522587748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55" table:style-name="ce19">
            <text:p>855</text:p>
          </table:table-cell>
          <table:table-cell office:value-type="float" office:value="9523561826" table:style-name="ce20">
            <text:p>9523561826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56" table:style-name="ce19">
            <text:p>856</text:p>
          </table:table-cell>
          <table:table-cell office:value-type="float" office:value="9523648190" table:style-name="ce20">
            <text:p>9523648190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57" table:style-name="ce19">
            <text:p>857</text:p>
          </table:table-cell>
          <table:table-cell office:value-type="float" office:value="9524384938" table:style-name="ce20">
            <text:p>9524384938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58" table:style-name="ce19">
            <text:p>858</text:p>
          </table:table-cell>
          <table:table-cell office:value-type="float" office:value="9526049064" table:style-name="ce20">
            <text:p>9526049064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59" table:style-name="ce19">
            <text:p>859</text:p>
          </table:table-cell>
          <table:table-cell office:value-type="float" office:value="9526116730" table:style-name="ce20">
            <text:p>9526116730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0" table:style-name="ce19">
            <text:p>860</text:p>
          </table:table-cell>
          <table:table-cell office:value-type="float" office:value="9526382864" table:style-name="ce20">
            <text:p>9526382864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1" table:style-name="ce19">
            <text:p>861</text:p>
          </table:table-cell>
          <table:table-cell office:value-type="float" office:value="9526766716" table:style-name="ce20">
            <text:p>9526766716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2" table:style-name="ce19">
            <text:p>862</text:p>
          </table:table-cell>
          <table:table-cell office:value-type="float" office:value="9526801676" table:style-name="ce20">
            <text:p>9526801676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3" table:style-name="ce19">
            <text:p>863</text:p>
          </table:table-cell>
          <table:table-cell office:value-type="float" office:value="9527456617" table:style-name="ce20">
            <text:p>9527456617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4" table:style-name="ce19">
            <text:p>864</text:p>
          </table:table-cell>
          <table:table-cell office:value-type="float" office:value="9527469951" table:style-name="ce20">
            <text:p>9527469951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5" table:style-name="ce19">
            <text:p>865</text:p>
          </table:table-cell>
          <table:table-cell office:value-type="float" office:value="9527793765" table:style-name="ce20">
            <text:p>9527793765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6" table:style-name="ce19">
            <text:p>866</text:p>
          </table:table-cell>
          <table:table-cell office:value-type="float" office:value="9528085160" table:style-name="ce20">
            <text:p>9528085160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7" table:style-name="ce19">
            <text:p>867</text:p>
          </table:table-cell>
          <table:table-cell office:value-type="float" office:value="9528977758" table:style-name="ce20">
            <text:p>9528977758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8" table:style-name="ce19">
            <text:p>868</text:p>
          </table:table-cell>
          <table:table-cell office:value-type="float" office:value="9529013451" table:style-name="ce20">
            <text:p>9529013451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69" table:style-name="ce19">
            <text:p>869</text:p>
          </table:table-cell>
          <table:table-cell office:value-type="float" office:value="9529224601" table:style-name="ce20">
            <text:p>9529224601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0" table:style-name="ce19">
            <text:p>870</text:p>
          </table:table-cell>
          <table:table-cell office:value-type="float" office:value="9529388057" table:style-name="ce20">
            <text:p>9529388057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1" table:style-name="ce19">
            <text:p>871</text:p>
          </table:table-cell>
          <table:table-cell office:value-type="float" office:value="9529674469" table:style-name="ce20">
            <text:p>9529674469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2" table:style-name="ce19">
            <text:p>872</text:p>
          </table:table-cell>
          <table:table-cell office:value-type="float" office:value="9529694528" table:style-name="ce20">
            <text:p>9529694528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3" table:style-name="ce19">
            <text:p>873</text:p>
          </table:table-cell>
          <table:table-cell office:value-type="float" office:value="9530512837" table:style-name="ce20">
            <text:p>9530512837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4" table:style-name="ce19">
            <text:p>874</text:p>
          </table:table-cell>
          <table:table-cell office:value-type="float" office:value="9531213780" table:style-name="ce20">
            <text:p>9531213780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5" table:style-name="ce19">
            <text:p>875</text:p>
          </table:table-cell>
          <table:table-cell office:value-type="float" office:value="9531927855" table:style-name="ce20">
            <text:p>9531927855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6" table:style-name="ce19">
            <text:p>876</text:p>
          </table:table-cell>
          <table:table-cell office:value-type="float" office:value="9532331522" table:style-name="ce20">
            <text:p>9532331522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7" table:style-name="ce19">
            <text:p>877</text:p>
          </table:table-cell>
          <table:table-cell office:value-type="float" office:value="9532433167" table:style-name="ce20">
            <text:p>9532433167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8" table:style-name="ce19">
            <text:p>878</text:p>
          </table:table-cell>
          <table:table-cell office:value-type="float" office:value="9532712335" table:style-name="ce20">
            <text:p>9532712335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79" table:style-name="ce19">
            <text:p>879</text:p>
          </table:table-cell>
          <table:table-cell office:value-type="float" office:value="9532732748" table:style-name="ce20">
            <text:p>9532732748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0" table:style-name="ce19">
            <text:p>880</text:p>
          </table:table-cell>
          <table:table-cell office:value-type="float" office:value="9533013845" table:style-name="ce20">
            <text:p>9533013845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1" table:style-name="ce19">
            <text:p>881</text:p>
          </table:table-cell>
          <table:table-cell office:value-type="float" office:value="9533268452" table:style-name="ce20">
            <text:p>9533268452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2" table:style-name="ce19">
            <text:p>882</text:p>
          </table:table-cell>
          <table:table-cell office:value-type="float" office:value="9533322600" table:style-name="ce20">
            <text:p>9533322600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3" table:style-name="ce19">
            <text:p>883</text:p>
          </table:table-cell>
          <table:table-cell office:value-type="float" office:value="9534174147" table:style-name="ce20">
            <text:p>9534174147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4" table:style-name="ce19">
            <text:p>884</text:p>
          </table:table-cell>
          <table:table-cell office:value-type="float" office:value="9534428513" table:style-name="ce20">
            <text:p>9534428513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5" table:style-name="ce19">
            <text:p>885</text:p>
          </table:table-cell>
          <table:table-cell office:value-type="float" office:value="9535490812" table:style-name="ce20">
            <text:p>9535490812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6" table:style-name="ce19">
            <text:p>886</text:p>
          </table:table-cell>
          <table:table-cell office:value-type="float" office:value="9536404703" table:style-name="ce20">
            <text:p>9536404703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7" table:style-name="ce19">
            <text:p>887</text:p>
          </table:table-cell>
          <table:table-cell office:value-type="float" office:value="9536959815" table:style-name="ce20">
            <text:p>9536959815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8" table:style-name="ce19">
            <text:p>888</text:p>
          </table:table-cell>
          <table:table-cell office:value-type="float" office:value="9537798329" table:style-name="ce20">
            <text:p>9537798329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89" table:style-name="ce19">
            <text:p>889</text:p>
          </table:table-cell>
          <table:table-cell office:value-type="float" office:value="9538174666" table:style-name="ce20">
            <text:p>9538174666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90" table:style-name="ce19">
            <text:p>890</text:p>
          </table:table-cell>
          <table:table-cell office:value-type="float" office:value="9538199512" table:style-name="ce20">
            <text:p>9538199512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91" table:style-name="ce19">
            <text:p>891</text:p>
          </table:table-cell>
          <table:table-cell office:value-type="float" office:value="9538807932" table:style-name="ce20">
            <text:p>9538807932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92" table:style-name="ce19">
            <text:p>892</text:p>
          </table:table-cell>
          <table:table-cell office:value-type="float" office:value="9539034449" table:style-name="ce20">
            <text:p>9539034449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93" table:style-name="ce19">
            <text:p>893</text:p>
          </table:table-cell>
          <table:table-cell office:value-type="float" office:value="9539225721" table:style-name="ce20">
            <text:p>9539225721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94" table:style-name="ce19">
            <text:p>894</text:p>
          </table:table-cell>
          <table:table-cell office:value-type="float" office:value="9539366227" table:style-name="ce20">
            <text:p>9539366227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895" table:style-name="ce30">
            <text:p>895</text:p>
          </table:table-cell>
          <table:table-cell office:value-type="float" office:value="9600237294" table:style-name="ce31">
            <text:p>960023729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896" table:style-name="ce30">
            <text:p>896</text:p>
          </table:table-cell>
          <table:table-cell office:value-type="float" office:value="9600264161" table:style-name="ce31">
            <text:p>960026416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897" table:style-name="ce30">
            <text:p>897</text:p>
          </table:table-cell>
          <table:table-cell office:value-type="float" office:value="9600804626" table:style-name="ce31">
            <text:p>960080462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898" table:style-name="ce30">
            <text:p>898</text:p>
          </table:table-cell>
          <table:table-cell office:value-type="float" office:value="9600866479" table:style-name="ce31">
            <text:p>960086647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899" table:style-name="ce30">
            <text:p>899</text:p>
          </table:table-cell>
          <table:table-cell office:value-type="float" office:value="9601235983" table:style-name="ce31">
            <text:p>960123598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0" table:style-name="ce30">
            <text:p>900</text:p>
          </table:table-cell>
          <table:table-cell office:value-type="float" office:value="9602692846" table:style-name="ce31">
            <text:p>960269284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1" table:style-name="ce30">
            <text:p>901</text:p>
          </table:table-cell>
          <table:table-cell office:value-type="float" office:value="9602908629" table:style-name="ce31">
            <text:p>960290862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2" table:style-name="ce30">
            <text:p>902</text:p>
          </table:table-cell>
          <table:table-cell office:value-type="float" office:value="9603477121" table:style-name="ce31">
            <text:p>960347712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3" table:style-name="ce30">
            <text:p>903</text:p>
          </table:table-cell>
          <table:table-cell office:value-type="float" office:value="9605851989" table:style-name="ce31">
            <text:p>960585198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4" table:style-name="ce30">
            <text:p>904</text:p>
          </table:table-cell>
          <table:table-cell office:value-type="float" office:value="9606316705" table:style-name="ce31">
            <text:p>960631670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5" table:style-name="ce30">
            <text:p>905</text:p>
          </table:table-cell>
          <table:table-cell office:value-type="float" office:value="9606474425" table:style-name="ce31">
            <text:p>960647442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6" table:style-name="ce30">
            <text:p>906</text:p>
          </table:table-cell>
          <table:table-cell office:value-type="float" office:value="9606907626" table:style-name="ce31">
            <text:p>960690762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7" table:style-name="ce30">
            <text:p>907</text:p>
          </table:table-cell>
          <table:table-cell office:value-type="float" office:value="9607259359" table:style-name="ce31">
            <text:p>960725935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8" table:style-name="ce30">
            <text:p>908</text:p>
          </table:table-cell>
          <table:table-cell office:value-type="float" office:value="9608005477" table:style-name="ce31">
            <text:p>960800547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09" table:style-name="ce30">
            <text:p>909</text:p>
          </table:table-cell>
          <table:table-cell office:value-type="float" office:value="9609329081" table:style-name="ce31">
            <text:p>960932908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0" table:style-name="ce30">
            <text:p>910</text:p>
          </table:table-cell>
          <table:table-cell office:value-type="float" office:value="9610404335" table:style-name="ce31">
            <text:p>961040433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1" table:style-name="ce30">
            <text:p>911</text:p>
          </table:table-cell>
          <table:table-cell office:value-type="float" office:value="9610423614" table:style-name="ce31">
            <text:p>961042361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2" table:style-name="ce30">
            <text:p>912</text:p>
          </table:table-cell>
          <table:table-cell office:value-type="float" office:value="9610595670" table:style-name="ce31">
            <text:p>961059567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3" table:style-name="ce30">
            <text:p>913</text:p>
          </table:table-cell>
          <table:table-cell office:value-type="float" office:value="9610824559" table:style-name="ce31">
            <text:p>961082455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4" table:style-name="ce30">
            <text:p>914</text:p>
          </table:table-cell>
          <table:table-cell office:value-type="float" office:value="9612248569" table:style-name="ce31">
            <text:p>961224856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5" table:style-name="ce30">
            <text:p>915</text:p>
          </table:table-cell>
          <table:table-cell office:value-type="float" office:value="9612316393" table:style-name="ce31">
            <text:p>961231639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6" table:style-name="ce30">
            <text:p>916</text:p>
          </table:table-cell>
          <table:table-cell office:value-type="float" office:value="9613735883" table:style-name="ce31">
            <text:p>961373588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7" table:style-name="ce30">
            <text:p>917</text:p>
          </table:table-cell>
          <table:table-cell office:value-type="float" office:value="9614041461" table:style-name="ce31">
            <text:p>961404146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8" table:style-name="ce30">
            <text:p>918</text:p>
          </table:table-cell>
          <table:table-cell office:value-type="float" office:value="9614079033" table:style-name="ce31">
            <text:p>961407903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19" table:style-name="ce30">
            <text:p>919</text:p>
          </table:table-cell>
          <table:table-cell office:value-type="float" office:value="9616493373" table:style-name="ce31">
            <text:p>961649337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0" table:style-name="ce30">
            <text:p>920</text:p>
          </table:table-cell>
          <table:table-cell office:value-type="float" office:value="9617184352" table:style-name="ce31">
            <text:p>961718435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1" table:style-name="ce30">
            <text:p>921</text:p>
          </table:table-cell>
          <table:table-cell office:value-type="float" office:value="9617865612" table:style-name="ce31">
            <text:p>961786561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2" table:style-name="ce30">
            <text:p>922</text:p>
          </table:table-cell>
          <table:table-cell office:value-type="float" office:value="9618715205" table:style-name="ce31">
            <text:p>961871520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3" table:style-name="ce30">
            <text:p>923</text:p>
          </table:table-cell>
          <table:table-cell office:value-type="float" office:value="9618741348" table:style-name="ce31">
            <text:p>961874134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4" table:style-name="ce30">
            <text:p>924</text:p>
          </table:table-cell>
          <table:table-cell office:value-type="float" office:value="9618921607" table:style-name="ce31">
            <text:p>961892160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5" table:style-name="ce30">
            <text:p>925</text:p>
          </table:table-cell>
          <table:table-cell office:value-type="float" office:value="9619530068" table:style-name="ce31">
            <text:p>961953006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6" table:style-name="ce30">
            <text:p>926</text:p>
          </table:table-cell>
          <table:table-cell office:value-type="float" office:value="9619859172" table:style-name="ce31">
            <text:p>961985917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7" table:style-name="ce30">
            <text:p>927</text:p>
          </table:table-cell>
          <table:table-cell office:value-type="float" office:value="9620651840" table:style-name="ce31">
            <text:p>962065184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8" table:style-name="ce30">
            <text:p>928</text:p>
          </table:table-cell>
          <table:table-cell office:value-type="float" office:value="9620806478" table:style-name="ce31">
            <text:p>962080647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29" table:style-name="ce30">
            <text:p>929</text:p>
          </table:table-cell>
          <table:table-cell office:value-type="float" office:value="9621233512" table:style-name="ce31">
            <text:p>962123351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0" table:style-name="ce30">
            <text:p>930</text:p>
          </table:table-cell>
          <table:table-cell office:value-type="float" office:value="9621247099" table:style-name="ce31">
            <text:p>962124709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1" table:style-name="ce30">
            <text:p>931</text:p>
          </table:table-cell>
          <table:table-cell office:value-type="float" office:value="9622295430" table:style-name="ce31">
            <text:p>962229543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2" table:style-name="ce30">
            <text:p>932</text:p>
          </table:table-cell>
          <table:table-cell office:value-type="float" office:value="9622836754" table:style-name="ce31">
            <text:p>962283675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3" table:style-name="ce30">
            <text:p>933</text:p>
          </table:table-cell>
          <table:table-cell office:value-type="float" office:value="9622873617" table:style-name="ce31">
            <text:p>962287361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4" table:style-name="ce30">
            <text:p>934</text:p>
          </table:table-cell>
          <table:table-cell office:value-type="float" office:value="9622881737" table:style-name="ce31">
            <text:p>962288173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5" table:style-name="ce30">
            <text:p>935</text:p>
          </table:table-cell>
          <table:table-cell office:value-type="float" office:value="9622903664" table:style-name="ce31">
            <text:p>962290366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6" table:style-name="ce30">
            <text:p>936</text:p>
          </table:table-cell>
          <table:table-cell office:value-type="float" office:value="9624432484" table:style-name="ce31">
            <text:p>962443248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7" table:style-name="ce30">
            <text:p>937</text:p>
          </table:table-cell>
          <table:table-cell office:value-type="float" office:value="9624534493" table:style-name="ce31">
            <text:p>962453449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8" table:style-name="ce30">
            <text:p>938</text:p>
          </table:table-cell>
          <table:table-cell office:value-type="float" office:value="9624715664" table:style-name="ce31">
            <text:p>962471566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39" table:style-name="ce30">
            <text:p>939</text:p>
          </table:table-cell>
          <table:table-cell office:value-type="float" office:value="9625217699" table:style-name="ce31">
            <text:p>962521769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0" table:style-name="ce30">
            <text:p>940</text:p>
          </table:table-cell>
          <table:table-cell office:value-type="float" office:value="9625803048" table:style-name="ce31">
            <text:p>962580304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1" table:style-name="ce30">
            <text:p>941</text:p>
          </table:table-cell>
          <table:table-cell office:value-type="float" office:value="9625822757" table:style-name="ce31">
            <text:p>962582275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2" table:style-name="ce30">
            <text:p>942</text:p>
          </table:table-cell>
          <table:table-cell office:value-type="float" office:value="9625850256" table:style-name="ce31">
            <text:p>962585025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3" table:style-name="ce30">
            <text:p>943</text:p>
          </table:table-cell>
          <table:table-cell office:value-type="float" office:value="9625931323" table:style-name="ce31">
            <text:p>962593132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4" table:style-name="ce30">
            <text:p>944</text:p>
          </table:table-cell>
          <table:table-cell office:value-type="float" office:value="9626744585" table:style-name="ce31">
            <text:p>962674458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5" table:style-name="ce30">
            <text:p>945</text:p>
          </table:table-cell>
          <table:table-cell office:value-type="float" office:value="9626866085" table:style-name="ce31">
            <text:p>962686608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6" table:style-name="ce30">
            <text:p>946</text:p>
          </table:table-cell>
          <table:table-cell office:value-type="float" office:value="9627115462" table:style-name="ce31">
            <text:p>962711546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7" table:style-name="ce30">
            <text:p>947</text:p>
          </table:table-cell>
          <table:table-cell office:value-type="float" office:value="9627322850" table:style-name="ce31">
            <text:p>962732285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8" table:style-name="ce30">
            <text:p>948</text:p>
          </table:table-cell>
          <table:table-cell office:value-type="float" office:value="9627369175" table:style-name="ce31">
            <text:p>962736917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49" table:style-name="ce30">
            <text:p>949</text:p>
          </table:table-cell>
          <table:table-cell office:value-type="float" office:value="9628468228" table:style-name="ce31">
            <text:p>962846822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0" table:style-name="ce30">
            <text:p>950</text:p>
          </table:table-cell>
          <table:table-cell office:value-type="float" office:value="9628727369" table:style-name="ce31">
            <text:p>962872736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1" table:style-name="ce30">
            <text:p>951</text:p>
          </table:table-cell>
          <table:table-cell office:value-type="float" office:value="9630022005" table:style-name="ce31">
            <text:p>963002200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2" table:style-name="ce30">
            <text:p>952</text:p>
          </table:table-cell>
          <table:table-cell office:value-type="float" office:value="9630060928" table:style-name="ce31">
            <text:p>963006092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3" table:style-name="ce30">
            <text:p>953</text:p>
          </table:table-cell>
          <table:table-cell office:value-type="float" office:value="9630435012" table:style-name="ce31">
            <text:p>963043501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4" table:style-name="ce30">
            <text:p>954</text:p>
          </table:table-cell>
          <table:table-cell office:value-type="float" office:value="9631092886" table:style-name="ce31">
            <text:p>963109288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5" table:style-name="ce30">
            <text:p>955</text:p>
          </table:table-cell>
          <table:table-cell office:value-type="float" office:value="9631306116" table:style-name="ce31">
            <text:p>963130611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6" table:style-name="ce30">
            <text:p>956</text:p>
          </table:table-cell>
          <table:table-cell office:value-type="float" office:value="9631368642" table:style-name="ce31">
            <text:p>963136864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7" table:style-name="ce30">
            <text:p>957</text:p>
          </table:table-cell>
          <table:table-cell office:value-type="float" office:value="9631872671" table:style-name="ce31">
            <text:p>963187267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8" table:style-name="ce30">
            <text:p>958</text:p>
          </table:table-cell>
          <table:table-cell office:value-type="float" office:value="9632891988" table:style-name="ce31">
            <text:p>963289198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59" table:style-name="ce30">
            <text:p>959</text:p>
          </table:table-cell>
          <table:table-cell office:value-type="float" office:value="9633121901" table:style-name="ce31">
            <text:p>963312190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0" table:style-name="ce30">
            <text:p>960</text:p>
          </table:table-cell>
          <table:table-cell office:value-type="float" office:value="9633611570" table:style-name="ce31">
            <text:p>963361157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1" table:style-name="ce30">
            <text:p>961</text:p>
          </table:table-cell>
          <table:table-cell office:value-type="float" office:value="9638041939" table:style-name="ce31">
            <text:p>963804193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2" table:style-name="ce30">
            <text:p>962</text:p>
          </table:table-cell>
          <table:table-cell office:value-type="float" office:value="9638754073" table:style-name="ce31">
            <text:p>963875407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3" table:style-name="ce30">
            <text:p>963</text:p>
          </table:table-cell>
          <table:table-cell office:value-type="float" office:value="9638962058" table:style-name="ce31">
            <text:p>963896205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4" table:style-name="ce30">
            <text:p>964</text:p>
          </table:table-cell>
          <table:table-cell office:value-type="float" office:value="9638966175" table:style-name="ce31">
            <text:p>963896617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5" table:style-name="ce30">
            <text:p>965</text:p>
          </table:table-cell>
          <table:table-cell office:value-type="float" office:value="9641040360" table:style-name="ce31">
            <text:p>964104036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6" table:style-name="ce30">
            <text:p>966</text:p>
          </table:table-cell>
          <table:table-cell office:value-type="float" office:value="9641234563" table:style-name="ce31">
            <text:p>9641234563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7" table:style-name="ce30">
            <text:p>967</text:p>
          </table:table-cell>
          <table:table-cell office:value-type="float" office:value="9641258515" table:style-name="ce31">
            <text:p>964125851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8" table:style-name="ce30">
            <text:p>968</text:p>
          </table:table-cell>
          <table:table-cell office:value-type="float" office:value="9641893847" table:style-name="ce31">
            <text:p>964189384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69" table:style-name="ce30">
            <text:p>969</text:p>
          </table:table-cell>
          <table:table-cell office:value-type="float" office:value="9642219316" table:style-name="ce31">
            <text:p>964221931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0" table:style-name="ce30">
            <text:p>970</text:p>
          </table:table-cell>
          <table:table-cell office:value-type="float" office:value="9642309884" table:style-name="ce31">
            <text:p>964230988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1" table:style-name="ce30">
            <text:p>971</text:p>
          </table:table-cell>
          <table:table-cell office:value-type="float" office:value="9642512838" table:style-name="ce31">
            <text:p>964251283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2" table:style-name="ce30">
            <text:p>972</text:p>
          </table:table-cell>
          <table:table-cell office:value-type="float" office:value="9642877504" table:style-name="ce31">
            <text:p>964287750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3" table:style-name="ce30">
            <text:p>973</text:p>
          </table:table-cell>
          <table:table-cell office:value-type="float" office:value="9644001710" table:style-name="ce31">
            <text:p>964400171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4" table:style-name="ce30">
            <text:p>974</text:p>
          </table:table-cell>
          <table:table-cell office:value-type="float" office:value="9644045454" table:style-name="ce31">
            <text:p>9644045454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5" table:style-name="ce30">
            <text:p>975</text:p>
          </table:table-cell>
          <table:table-cell office:value-type="float" office:value="9644077038" table:style-name="ce31">
            <text:p>964407703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6" table:style-name="ce30">
            <text:p>976</text:p>
          </table:table-cell>
          <table:table-cell office:value-type="float" office:value="9644235901" table:style-name="ce31">
            <text:p>964423590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7" table:style-name="ce30">
            <text:p>977</text:p>
          </table:table-cell>
          <table:table-cell office:value-type="float" office:value="9644344945" table:style-name="ce31">
            <text:p>964434494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8" table:style-name="ce30">
            <text:p>978</text:p>
          </table:table-cell>
          <table:table-cell office:value-type="float" office:value="9645063861" table:style-name="ce31">
            <text:p>964506386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79" table:style-name="ce30">
            <text:p>979</text:p>
          </table:table-cell>
          <table:table-cell office:value-type="float" office:value="9646530140" table:style-name="ce31">
            <text:p>964653014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0" table:style-name="ce30">
            <text:p>980</text:p>
          </table:table-cell>
          <table:table-cell office:value-type="float" office:value="9647337929" table:style-name="ce31">
            <text:p>964733792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1" table:style-name="ce30">
            <text:p>981</text:p>
          </table:table-cell>
          <table:table-cell office:value-type="float" office:value="9648842671" table:style-name="ce31">
            <text:p>9648842671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2" table:style-name="ce30">
            <text:p>982</text:p>
          </table:table-cell>
          <table:table-cell office:value-type="float" office:value="9651884845" table:style-name="ce31">
            <text:p>965188484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3" table:style-name="ce30">
            <text:p>983</text:p>
          </table:table-cell>
          <table:table-cell office:value-type="float" office:value="9655806610" table:style-name="ce31">
            <text:p>965580661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4" table:style-name="ce30">
            <text:p>984</text:p>
          </table:table-cell>
          <table:table-cell office:value-type="float" office:value="9657876725" table:style-name="ce31">
            <text:p>9657876725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5" table:style-name="ce30">
            <text:p>985</text:p>
          </table:table-cell>
          <table:table-cell office:value-type="float" office:value="9659140452" table:style-name="ce31">
            <text:p>965914045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6" table:style-name="ce30">
            <text:p>986</text:p>
          </table:table-cell>
          <table:table-cell office:value-type="float" office:value="9659220542" table:style-name="ce31">
            <text:p>9659220542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7" table:style-name="ce30">
            <text:p>987</text:p>
          </table:table-cell>
          <table:table-cell office:value-type="float" office:value="9659950546" table:style-name="ce31">
            <text:p>965995054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8" table:style-name="ce30">
            <text:p>988</text:p>
          </table:table-cell>
          <table:table-cell office:value-type="float" office:value="9667566786" table:style-name="ce31">
            <text:p>966756678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89" table:style-name="ce30">
            <text:p>989</text:p>
          </table:table-cell>
          <table:table-cell office:value-type="float" office:value="9670552727" table:style-name="ce31">
            <text:p>967055272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0" table:style-name="ce30">
            <text:p>990</text:p>
          </table:table-cell>
          <table:table-cell office:value-type="float" office:value="9673307888" table:style-name="ce31">
            <text:p>967330788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1" table:style-name="ce30">
            <text:p>991</text:p>
          </table:table-cell>
          <table:table-cell office:value-type="float" office:value="9674311457" table:style-name="ce31">
            <text:p>967431145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2" table:style-name="ce30">
            <text:p>992</text:p>
          </table:table-cell>
          <table:table-cell office:value-type="float" office:value="9676051258" table:style-name="ce31">
            <text:p>9676051258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3" table:style-name="ce30">
            <text:p>993</text:p>
          </table:table-cell>
          <table:table-cell office:value-type="float" office:value="9676627346" table:style-name="ce31">
            <text:p>967662734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4" table:style-name="ce30">
            <text:p>994</text:p>
          </table:table-cell>
          <table:table-cell office:value-type="float" office:value="9679147417" table:style-name="ce31">
            <text:p>967914741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5" table:style-name="ce30">
            <text:p>995</text:p>
          </table:table-cell>
          <table:table-cell office:value-type="float" office:value="9681820629" table:style-name="ce31">
            <text:p>9681820629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6" table:style-name="ce30">
            <text:p>996</text:p>
          </table:table-cell>
          <table:table-cell office:value-type="float" office:value="9686863686" table:style-name="ce31">
            <text:p>9686863686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7" table:style-name="ce30">
            <text:p>997</text:p>
          </table:table-cell>
          <table:table-cell office:value-type="float" office:value="9687681967" table:style-name="ce31">
            <text:p>9687681967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8" table:style-name="ce30">
            <text:p>998</text:p>
          </table:table-cell>
          <table:table-cell office:value-type="float" office:value="9687691940" table:style-name="ce31">
            <text:p>9687691940</text:p>
          </table:table-cell>
          <table:table-cell table:number-columns-repeated="2" table:style-name="ce32"/>
          <table:table-cell table:style-name="ce33"/>
          <table:table-cell table:style-name="ce32"/>
          <table:table-cell table:number-columns-repeated="16378" table:style-name="ce30"/>
        </table:table-row>
        <table:table-row table:style-name="ro2" table:visibility="collapse">
          <table:table-cell office:value-type="float" office:value="999" table:style-name="ce19">
            <text:p>999</text:p>
          </table:table-cell>
          <table:table-cell office:value-type="float" office:value="9778037591" table:style-name="ce20">
            <text:p>9778037591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1000" table:style-name="ce19">
            <text:p>1000</text:p>
          </table:table-cell>
          <table:table-cell office:value-type="float" office:value="9778481418" table:style-name="ce20">
            <text:p>9778481418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1001" table:style-name="ce34">
            <text:p>1001</text:p>
          </table:table-cell>
          <table:table-cell office:value-type="float" office:value="9803275187" table:style-name="ce35">
            <text:p>9803275187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2" table:style-name="ce34">
            <text:p>1002</text:p>
          </table:table-cell>
          <table:table-cell office:value-type="float" office:value="9803314750" table:style-name="ce35">
            <text:p>980331475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3" table:style-name="ce34">
            <text:p>1003</text:p>
          </table:table-cell>
          <table:table-cell office:value-type="float" office:value="9807415161" table:style-name="ce35">
            <text:p>9807415161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4" table:style-name="ce34">
            <text:p>1004</text:p>
          </table:table-cell>
          <table:table-cell office:value-type="float" office:value="9814480902" table:style-name="ce35">
            <text:p>981448090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5" table:style-name="ce34">
            <text:p>1005</text:p>
          </table:table-cell>
          <table:table-cell office:value-type="float" office:value="9817791383" table:style-name="ce35">
            <text:p>9817791383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6" table:style-name="ce34">
            <text:p>1006</text:p>
          </table:table-cell>
          <table:table-cell office:value-type="float" office:value="9821757196" table:style-name="ce35">
            <text:p>9821757196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7" table:style-name="ce34">
            <text:p>1007</text:p>
          </table:table-cell>
          <table:table-cell office:value-type="float" office:value="9821995434" table:style-name="ce35">
            <text:p>982199543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8" table:style-name="ce34">
            <text:p>1008</text:p>
          </table:table-cell>
          <table:table-cell office:value-type="float" office:value="9822461607" table:style-name="ce35">
            <text:p>9822461607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09" table:style-name="ce34">
            <text:p>1009</text:p>
          </table:table-cell>
          <table:table-cell office:value-type="float" office:value="9824421731" table:style-name="ce35">
            <text:p>9824421731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0" table:style-name="ce34">
            <text:p>1010</text:p>
          </table:table-cell>
          <table:table-cell office:value-type="float" office:value="9824521055" table:style-name="ce35">
            <text:p>982452105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1" table:style-name="ce34">
            <text:p>1011</text:p>
          </table:table-cell>
          <table:table-cell office:value-type="float" office:value="9824729515" table:style-name="ce35">
            <text:p>982472951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2" table:style-name="ce34">
            <text:p>1012</text:p>
          </table:table-cell>
          <table:table-cell office:value-type="float" office:value="9825203095" table:style-name="ce35">
            <text:p>982520309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3" table:style-name="ce34">
            <text:p>1013</text:p>
          </table:table-cell>
          <table:table-cell office:value-type="float" office:value="9825812420" table:style-name="ce35">
            <text:p>982581242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4" table:style-name="ce34">
            <text:p>1014</text:p>
          </table:table-cell>
          <table:table-cell office:value-type="float" office:value="9826210547" table:style-name="ce35">
            <text:p>9826210547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5" table:style-name="ce34">
            <text:p>1015</text:p>
          </table:table-cell>
          <table:table-cell office:value-type="float" office:value="9829369244" table:style-name="ce35">
            <text:p>982936924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6" table:style-name="ce34">
            <text:p>1016</text:p>
          </table:table-cell>
          <table:table-cell office:value-type="float" office:value="9831033023" table:style-name="ce35">
            <text:p>9831033023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7" table:style-name="ce34">
            <text:p>1017</text:p>
          </table:table-cell>
          <table:table-cell office:value-type="float" office:value="9831876024" table:style-name="ce35">
            <text:p>983187602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8" table:style-name="ce34">
            <text:p>1018</text:p>
          </table:table-cell>
          <table:table-cell office:value-type="float" office:value="9831930014" table:style-name="ce35">
            <text:p>983193001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19" table:style-name="ce34">
            <text:p>1019</text:p>
          </table:table-cell>
          <table:table-cell office:value-type="float" office:value="9832828930" table:style-name="ce35">
            <text:p>983282893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0" table:style-name="ce34">
            <text:p>1020</text:p>
          </table:table-cell>
          <table:table-cell office:value-type="float" office:value="9832892547" table:style-name="ce35">
            <text:p>9832892547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1" table:style-name="ce34">
            <text:p>1021</text:p>
          </table:table-cell>
          <table:table-cell office:value-type="float" office:value="9832909768" table:style-name="ce35">
            <text:p>9832909768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2" table:style-name="ce34">
            <text:p>1022</text:p>
          </table:table-cell>
          <table:table-cell office:value-type="float" office:value="9832997015" table:style-name="ce35">
            <text:p>983299701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3" table:style-name="ce34">
            <text:p>1023</text:p>
          </table:table-cell>
          <table:table-cell office:value-type="float" office:value="9833327008" table:style-name="ce35">
            <text:p>9833327008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4" table:style-name="ce34">
            <text:p>1024</text:p>
          </table:table-cell>
          <table:table-cell office:value-type="float" office:value="9833352545" table:style-name="ce35">
            <text:p>983335254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5" table:style-name="ce34">
            <text:p>1025</text:p>
          </table:table-cell>
          <table:table-cell office:value-type="float" office:value="9833393879" table:style-name="ce35">
            <text:p>9833393879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6" table:style-name="ce34">
            <text:p>1026</text:p>
          </table:table-cell>
          <table:table-cell office:value-type="float" office:value="9834409785" table:style-name="ce35">
            <text:p>983440978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7" table:style-name="ce34">
            <text:p>1027</text:p>
          </table:table-cell>
          <table:table-cell office:value-type="float" office:value="9834420017" table:style-name="ce35">
            <text:p>9834420017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8" table:style-name="ce34">
            <text:p>1028</text:p>
          </table:table-cell>
          <table:table-cell office:value-type="float" office:value="9836098572" table:style-name="ce35">
            <text:p>983609857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29" table:style-name="ce34">
            <text:p>1029</text:p>
          </table:table-cell>
          <table:table-cell office:value-type="float" office:value="9841161680" table:style-name="ce35">
            <text:p>984116168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0" table:style-name="ce34">
            <text:p>1030</text:p>
          </table:table-cell>
          <table:table-cell office:value-type="float" office:value="9841176630" table:style-name="ce35">
            <text:p>984117663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1" table:style-name="ce34">
            <text:p>1031</text:p>
          </table:table-cell>
          <table:table-cell office:value-type="float" office:value="9841482888" table:style-name="ce35">
            <text:p>9841482888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2" table:style-name="ce34">
            <text:p>1032</text:p>
          </table:table-cell>
          <table:table-cell office:value-type="float" office:value="9841709893" table:style-name="ce35">
            <text:p>9841709893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3" table:style-name="ce34">
            <text:p>1033</text:p>
          </table:table-cell>
          <table:table-cell office:value-type="float" office:value="9841745535" table:style-name="ce35">
            <text:p>984174553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4" table:style-name="ce34">
            <text:p>1034</text:p>
          </table:table-cell>
          <table:table-cell office:value-type="float" office:value="9841902859" table:style-name="ce35">
            <text:p>9841902859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5" table:style-name="ce34">
            <text:p>1035</text:p>
          </table:table-cell>
          <table:table-cell office:value-type="float" office:value="9850920290" table:style-name="ce35">
            <text:p>985092029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6" table:style-name="ce34">
            <text:p>1036</text:p>
          </table:table-cell>
          <table:table-cell office:value-type="float" office:value="9852012215" table:style-name="ce35">
            <text:p>9852012215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7" table:style-name="ce34">
            <text:p>1037</text:p>
          </table:table-cell>
          <table:table-cell office:value-type="float" office:value="9853546924" table:style-name="ce35">
            <text:p>985354692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8" table:style-name="ce34">
            <text:p>1038</text:p>
          </table:table-cell>
          <table:table-cell office:value-type="float" office:value="9855840884" table:style-name="ce35">
            <text:p>985584088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39" table:style-name="ce34">
            <text:p>1039</text:p>
          </table:table-cell>
          <table:table-cell office:value-type="float" office:value="9858848286" table:style-name="ce35">
            <text:p>9858848286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0" table:style-name="ce34">
            <text:p>1040</text:p>
          </table:table-cell>
          <table:table-cell office:value-type="float" office:value="9871380396" table:style-name="ce35">
            <text:p>9871380396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1" table:style-name="ce34">
            <text:p>1041</text:p>
          </table:table-cell>
          <table:table-cell office:value-type="float" office:value="9871391063" table:style-name="ce35">
            <text:p>9871391063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2" table:style-name="ce34">
            <text:p>1042</text:p>
          </table:table-cell>
          <table:table-cell office:value-type="float" office:value="9871843568" table:style-name="ce35">
            <text:p>9871843568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3" table:style-name="ce34">
            <text:p>1043</text:p>
          </table:table-cell>
          <table:table-cell office:value-type="float" office:value="9872434428" table:style-name="ce35">
            <text:p>9872434428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4" table:style-name="ce34">
            <text:p>1044</text:p>
          </table:table-cell>
          <table:table-cell office:value-type="float" office:value="9872578949" table:style-name="ce35">
            <text:p>9872578949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5" table:style-name="ce34">
            <text:p>1045</text:p>
          </table:table-cell>
          <table:table-cell office:value-type="float" office:value="9872660727" table:style-name="ce35">
            <text:p>9872660727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6" table:style-name="ce34">
            <text:p>1046</text:p>
          </table:table-cell>
          <table:table-cell office:value-type="float" office:value="9874712590" table:style-name="ce35">
            <text:p>987471259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7" table:style-name="ce34">
            <text:p>1047</text:p>
          </table:table-cell>
          <table:table-cell office:value-type="float" office:value="9874884082" table:style-name="ce35">
            <text:p>987488408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8" table:style-name="ce34">
            <text:p>1048</text:p>
          </table:table-cell>
          <table:table-cell office:value-type="float" office:value="9877269919" table:style-name="ce35">
            <text:p>9877269919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49" table:style-name="ce34">
            <text:p>1049</text:p>
          </table:table-cell>
          <table:table-cell office:value-type="float" office:value="9877384682" table:style-name="ce35">
            <text:p>987738468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0" table:style-name="ce34">
            <text:p>1050</text:p>
          </table:table-cell>
          <table:table-cell office:value-type="float" office:value="9877534937" table:style-name="ce35">
            <text:p>9877534937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1" table:style-name="ce34">
            <text:p>1051</text:p>
          </table:table-cell>
          <table:table-cell office:value-type="float" office:value="9878136792" table:style-name="ce35">
            <text:p>987813679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2" table:style-name="ce34">
            <text:p>1052</text:p>
          </table:table-cell>
          <table:table-cell office:value-type="float" office:value="9878308412" table:style-name="ce35">
            <text:p>987830841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3" table:style-name="ce34">
            <text:p>1053</text:p>
          </table:table-cell>
          <table:table-cell office:value-type="float" office:value="9878773110" table:style-name="ce35">
            <text:p>987877311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4" table:style-name="ce34">
            <text:p>1054</text:p>
          </table:table-cell>
          <table:table-cell office:value-type="float" office:value="9879347026" table:style-name="ce35">
            <text:p>9879347026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5" table:style-name="ce34">
            <text:p>1055</text:p>
          </table:table-cell>
          <table:table-cell office:value-type="float" office:value="9880624514" table:style-name="ce35">
            <text:p>988062451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6" table:style-name="ce34">
            <text:p>1056</text:p>
          </table:table-cell>
          <table:table-cell office:value-type="float" office:value="9880890393" table:style-name="ce35">
            <text:p>9880890393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7" table:style-name="ce34">
            <text:p>1057</text:p>
          </table:table-cell>
          <table:table-cell office:value-type="float" office:value="9881335742" table:style-name="ce35">
            <text:p>988133574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8" table:style-name="ce34">
            <text:p>1058</text:p>
          </table:table-cell>
          <table:table-cell office:value-type="float" office:value="9881781692" table:style-name="ce35">
            <text:p>9881781692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59" table:style-name="ce34">
            <text:p>1059</text:p>
          </table:table-cell>
          <table:table-cell office:value-type="float" office:value="9882550500" table:style-name="ce35">
            <text:p>988255050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60" table:style-name="ce34">
            <text:p>1060</text:p>
          </table:table-cell>
          <table:table-cell office:value-type="float" office:value="9883197414" table:style-name="ce35">
            <text:p>988319741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61" table:style-name="ce34">
            <text:p>1061</text:p>
          </table:table-cell>
          <table:table-cell office:value-type="float" office:value="9887479856" table:style-name="ce35">
            <text:p>9887479856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62" table:style-name="ce34">
            <text:p>1062</text:p>
          </table:table-cell>
          <table:table-cell office:value-type="float" office:value="9889440810" table:style-name="ce35">
            <text:p>988944081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63" table:style-name="ce34">
            <text:p>1063</text:p>
          </table:table-cell>
          <table:table-cell office:value-type="float" office:value="9889543110" table:style-name="ce35">
            <text:p>9889543110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64" table:style-name="ce34">
            <text:p>1064</text:p>
          </table:table-cell>
          <table:table-cell office:value-type="float" office:value="9889723844" table:style-name="ce35">
            <text:p>9889723844</text:p>
          </table:table-cell>
          <table:table-cell table:number-columns-repeated="2" table:style-name="ce36"/>
          <table:table-cell table:style-name="ce37"/>
          <table:table-cell table:style-name="ce36"/>
          <table:table-cell table:number-columns-repeated="16378" table:style-name="ce34"/>
        </table:table-row>
        <table:table-row table:style-name="ro2" table:visibility="collapse">
          <table:table-cell office:value-type="float" office:value="1065" table:style-name="ce19">
            <text:p>1065</text:p>
          </table:table-cell>
          <table:table-cell office:value-type="float" office:value="9922054963" table:style-name="ce20">
            <text:p>9922054963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1066" table:style-name="ce19">
            <text:p>1066</text:p>
          </table:table-cell>
          <table:table-cell office:value-type="float" office:value="9922380946" table:style-name="ce20">
            <text:p>9922380946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1067" table:style-name="ce19">
            <text:p>1067</text:p>
          </table:table-cell>
          <table:table-cell office:value-type="float" office:value="9952050161" table:style-name="ce20">
            <text:p>9952050161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1068" table:style-name="ce19">
            <text:p>1068</text:p>
          </table:table-cell>
          <table:table-cell office:value-type="float" office:value="9963124880" table:style-name="ce20">
            <text:p>9963124880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1069" table:style-name="ce19">
            <text:p>1069</text:p>
          </table:table-cell>
          <table:table-cell office:value-type="float" office:value="9964049651" table:style-name="ce20">
            <text:p>9964049651</text:p>
          </table:table-cell>
          <table:table-cell table:number-columns-repeated="2" table:style-name="ce21"/>
          <table:table-cell table:style-name="ce24"/>
          <table:table-cell table:style-name="ce21"/>
          <table:table-cell table:number-columns-repeated="16378" table:style-name="ce19"/>
        </table:table-row>
        <table:table-row table:style-name="ro2" table:visibility="collapse">
          <table:table-cell office:value-type="float" office:value="1070" table:style-name="ce26">
            <text:p>1070</text:p>
          </table:table-cell>
          <table:table-cell office:value-type="float" office:value="9990389509" table:style-name="ce27">
            <text:p>9990389509</text:p>
          </table:table-cell>
          <table:table-cell table:number-columns-repeated="2" table:style-name="ce28"/>
          <table:table-cell table:style-name="ce29"/>
          <table:table-cell table:style-name="ce28"/>
          <table:table-cell table:number-columns-repeated="16378" table:style-name="ce26"/>
        </table:table-row>
        <table:table-row table:style-name="ro2">
          <table:table-cell office:value-type="float" office:value="1071" table:style-name="ce26">
            <text:p>1071</text:p>
          </table:table-cell>
          <table:table-cell office:value-type="float" office:value="9990853585" table:style-name="ce27">
            <text:p>9990853585</text:p>
          </table:table-cell>
          <table:table-cell table:style-name="ce25"/>
          <table:table-cell table:style-name="ce28"/>
          <table:table-cell table:style-name="ce29"/>
          <table:table-cell table:style-name="ce28"/>
          <table:table-cell table:number-columns-repeated="16378" table:style-name="ce26"/>
        </table:table-row>
        <table:table-row table:style-name="ro2">
          <table:table-cell office:value-type="float" office:value="1072" table:style-name="ce26">
            <text:p>1072</text:p>
          </table:table-cell>
          <table:table-cell office:value-type="float" office:value="9994107562" table:style-name="ce27">
            <text:p>9994107562</text:p>
          </table:table-cell>
          <table:table-cell table:number-columns-repeated="2" table:style-name="ce28"/>
          <table:table-cell table:style-name="ce29"/>
          <table:table-cell table:style-name="ce28"/>
          <table:table-cell table:number-columns-repeated="16378" table:style-name="ce26"/>
        </table:table-row>
        <table:table-row table:style-name="ro2">
          <table:table-cell office:value-type="float" office:value="1073" table:style-name="ce26">
            <text:p>1073</text:p>
          </table:table-cell>
          <table:table-cell office:value-type="float" office:value="9995187851" table:style-name="ce27">
            <text:p>9995187851</text:p>
          </table:table-cell>
          <table:table-cell table:style-name="ce26"/>
          <table:table-cell table:style-name="ce28"/>
          <table:table-cell table:style-name="ce29"/>
          <table:table-cell table:style-name="ce28"/>
          <table:table-cell table:number-columns-repeated="16378" table:style-name="ce26"/>
        </table:table-row>
        <table:table-row table:style-name="ro2">
          <table:table-cell office:value-type="float" office:value="1074" table:style-name="ce26">
            <text:p>1074</text:p>
          </table:table-cell>
          <table:table-cell office:value-type="float" office:value="9996153750" table:style-name="ce27">
            <text:p>9996153750</text:p>
          </table:table-cell>
          <table:table-cell table:number-columns-repeated="2" table:style-name="ce28"/>
          <table:table-cell table:style-name="ce29"/>
          <table:table-cell table:style-name="ce28"/>
          <table:table-cell table:number-columns-repeated="16378" table:style-name="ce26"/>
        </table:table-row>
        <table:table-row table:style-name="ro2">
          <table:table-cell office:value-type="float" office:value="1075" table:style-name="ce16">
            <text:p>1075</text:p>
          </table:table-cell>
          <table:table-cell office:value-type="string" table:style-name="ce6">
            <text:p>unknown</text:p>
          </table:table-cell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number-rows-repeated="1047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1</dc:creator>
    <meta:creation-date>2016-12-01T01:34:28Z</meta:creation-date>
    <dc:date>2017-02-08T15:16:30Z</dc:date>
    <meta:editing-cycles>3</meta:editing-cycles>
    <meta:editing-duration>PT18771S</meta:editing-duration>
  </office:meta>
</office:document-meta>
</file>